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scadia Code" svg:font-family="'Cascadia Code'" style:font-family-generic="modern" style:font-pitch="fixed"/>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wiss"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HTML_20_Preformatted">
      <style:paragraph-properties fo:text-indent="0in" style:auto-text-indent="false"/>
    </style:style>
    <style:style style:name="P2" style:family="paragraph" style:parent-style-name="Contents_20_1">
      <style:paragraph-properties>
        <style:tab-stops>
          <style:tab-stop style:position="7.4929in" style:type="right" style:leader-style="dotted" style:leader-text="."/>
        </style:tab-stops>
      </style:paragraph-properties>
    </style:style>
    <style:style style:name="P3" style:family="paragraph" style:parent-style-name="Contents_20_2">
      <style:paragraph-properties>
        <style:tab-stops>
          <style:tab-stop style:position="7.4929in" style:type="right" style:leader-style="dotted" style:leader-text="."/>
        </style:tab-stops>
      </style:paragraph-properties>
    </style:style>
    <style:style style:name="P4" style:family="paragraph" style:parent-style-name="Header">
      <style:paragraph-properties fo:text-align="end" style:justify-single-word="false" fo:padding-left="0in" fo:padding-right="0in" fo:padding-top="0in" fo:padding-bottom="0.0138in" fo:border-left="none" fo:border-right="none" fo:border-top="none" fo:border-bottom="0.51pt solid #d9d9d9"/>
    </style:style>
    <style:style style:name="P5" style:family="paragraph" style:parent-style-name="Header">
      <style:paragraph-properties fo:text-align="end" style:justify-single-word="false" fo:padding-left="0in" fo:padding-right="0in" fo:padding-top="0in" fo:padding-bottom="0.0138in" fo:border-left="none" fo:border-right="none" fo:border-top="none" fo:border-bottom="0.51pt solid #d9d9d9"/>
    </style:style>
    <style:style style:name="P6" style:family="paragraph" style:parent-style-name="Header">
      <style:paragraph-properties fo:text-align="end" style:justify-single-word="false" fo:padding-left="0in" fo:padding-right="0in" fo:padding-top="0in" fo:padding-bottom="0.0138in" fo:border-left="none" fo:border-right="none" fo:border-top="none" fo:border-bottom="0.51pt solid #d9d9d9"/>
    </style:style>
    <style:style style:name="P7" style:family="paragraph" style:parent-style-name="Header">
      <style:paragraph-properties fo:text-align="end" style:justify-single-word="false" fo:padding-left="0in" fo:padding-right="0in" fo:padding-top="0in" fo:padding-bottom="0.0138in" fo:border-left="none" fo:border-right="none" fo:border-top="none" fo:border-bottom="0.51pt solid #d9d9d9"/>
    </style:style>
    <style:style style:name="P8" style:family="paragraph" style:parent-style-name="Header">
      <style:paragraph-properties fo:text-align="end" style:justify-single-word="false" fo:padding-left="0in" fo:padding-right="0in" fo:padding-top="0in" fo:padding-bottom="0.0138in" fo:border-left="none" fo:border-right="none" fo:border-top="none" fo:border-bottom="0.51pt solid #d9d9d9"/>
    </style:style>
    <style:style style:name="P9" style:family="paragraph" style:parent-style-name="Header">
      <style:paragraph-properties fo:text-align="end" style:justify-single-word="false" fo:padding-left="0in" fo:padding-right="0in" fo:padding-top="0in" fo:padding-bottom="0.0138in" fo:border-left="none" fo:border-right="none" fo:border-top="none" fo:border-bottom="0.51pt solid #d9d9d9"/>
    </style:style>
    <style:style style:name="P10" style:family="paragraph" style:parent-style-name="Header">
      <style:paragraph-properties fo:text-align="end" style:justify-single-word="false" fo:padding-left="0in" fo:padding-right="0in" fo:padding-top="0in" fo:padding-bottom="0.0138in" fo:border-left="none" fo:border-right="none" fo:border-top="none" fo:border-bottom="0.51pt solid #d9d9d9"/>
      <style:text-properties fo:font-weight="bold" style:font-weight-asian="bold"/>
    </style:style>
    <style:style style:name="P11" style:family="paragraph" style:parent-style-name="Heading_20_1">
      <style:paragraph-properties fo:margin-top="0in" fo:margin-bottom="0.0555in" style:contextual-spacing="false" fo:break-before="page"/>
    </style:style>
    <style:style style:name="P12" style:family="paragraph" style:parent-style-name="Heading_20_1">
      <style:paragraph-properties fo:margin-top="0in" fo:margin-bottom="0.0555in" style:contextual-spacing="false" fo:break-before="page"/>
    </style:style>
    <style:style style:name="P13" style:family="paragraph" style:parent-style-name="Heading_20_2">
      <style:paragraph-properties fo:text-align="center" style:justify-single-word="false"/>
    </style:style>
    <style:style style:name="P14" style:family="paragraph" style:parent-style-name="Heading_20_2">
      <style:paragraph-properties fo:text-align="center" style:justify-single-word="false" fo:break-before="page"/>
    </style:style>
    <style:style style:name="P15" style:family="paragraph" style:parent-style-name="Heading_20_2" style:master-page-name="Converted1">
      <style:paragraph-properties fo:text-align="center" style:justify-single-word="false" style:page-number="auto" fo:break-before="page"/>
    </style:style>
    <style:style style:name="P16" style:family="paragraph" style:parent-style-name="Heading_20_2" style:master-page-name="Converted2">
      <style:paragraph-properties fo:text-align="center" style:justify-single-word="false" style:page-number="auto" fo:break-before="page"/>
    </style:style>
    <style:style style:name="P17" style:family="paragraph" style:parent-style-name="Heading_20_2">
      <style:paragraph-properties fo:margin-top="0in" fo:margin-bottom="0.0555in" style:contextual-spacing="false" fo:text-align="center" style:justify-single-word="false" fo:break-before="page"/>
    </style:style>
    <style:style style:name="P18" style:family="paragraph" style:parent-style-name="Heading_20_2">
      <style:paragraph-properties fo:text-align="center" style:justify-single-word="false"/>
      <style:text-properties style:font-name="Consolas" fo:font-size="16pt" style:font-size-asian="16pt" style:font-size-complex="16pt"/>
    </style:style>
    <style:style style:name="P19" style:family="paragraph" style:parent-style-name="List_20_Paragraph" style:list-style-name="WWNum15">
      <style:text-properties officeooo:paragraph-rsid="000f02e9"/>
    </style:style>
    <style:style style:name="P20" style:family="paragraph" style:parent-style-name="List_20_Paragraph" style:list-style-name="WWNum14"/>
    <style:style style:name="P21" style:family="paragraph" style:parent-style-name="List_20_Paragraph" style:list-style-name="WWNum3"/>
    <style:style style:name="P22" style:family="paragraph" style:parent-style-name="List_20_Paragraph" style:list-style-name="WWNum14">
      <style:text-properties style:text-line-through-style="solid" style:text-line-through-type="single"/>
    </style:style>
    <style:style style:name="P23" style:family="paragraph" style:parent-style-name="List_20_Paragraph" style:list-style-name="WWNum15">
      <style:text-properties officeooo:rsid="000d5d6e" officeooo:paragraph-rsid="000d5d6e"/>
    </style:style>
    <style:style style:name="P24" style:family="paragraph" style:parent-style-name="No_20_Spacing">
      <style:text-properties style:font-name="Cambria" fo:font-size="18pt" style:font-name-asian="F" style:font-size-asian="18pt" style:font-name-complex="F" style:font-size-complex="18pt"/>
    </style:style>
    <style:style style:name="P25" style:family="paragraph" style:parent-style-name="No_20_Spacing">
      <style:text-properties style:font-name="Consolas" fo:font-size="12pt" style:font-size-asian="12pt" style:font-size-complex="12pt"/>
    </style:style>
    <style:style style:name="P26" style:family="paragraph" style:parent-style-name="No_20_Spacing">
      <style:text-properties officeooo:paragraph-rsid="0011316e"/>
    </style:style>
    <style:style style:name="P27" style:family="paragraph" style:parent-style-name="Standard">
      <style:paragraph-properties fo:text-indent="0in" style:auto-text-indent="false"/>
    </style:style>
    <style:style style:name="P28" style:family="paragraph" style:parent-style-name="Standard">
      <style:paragraph-properties fo:margin-left="0.25in" fo:text-indent="0in" style:auto-text-indent="false"/>
    </style:style>
    <style:style style:name="P29" style:family="paragraph" style:parent-style-name="Standard">
      <style:paragraph-properties fo:margin-left="0.5in" fo:text-indent="0in" style:auto-text-indent="false"/>
    </style:style>
    <style:style style:name="P30" style:family="paragraph" style:parent-style-name="Standard">
      <style:paragraph-properties fo:text-indent="0in" style:auto-text-indent="false" fo:padding-left="0in" fo:padding-right="0in" fo:padding-top="0in" fo:padding-bottom="0.0138in" fo:border-left="none" fo:border-right="none" fo:border-top="none" fo:border-bottom="0.74pt solid #000000"/>
    </style:style>
    <style:style style:name="P31" style:family="paragraph" style:parent-style-name="Standard">
      <style:text-properties fo:font-size="14pt" style:font-size-asian="14pt"/>
    </style:style>
    <style:style style:name="P32" style:family="paragraph" style:parent-style-name="Standard">
      <style:text-properties fo:font-size="12pt" style:font-size-asian="12pt" style:font-size-complex="12pt"/>
    </style:style>
    <style:style style:name="P33" style:family="paragraph" style:parent-style-name="Standard">
      <style:paragraph-properties fo:text-indent="0in" style:auto-text-indent="false"/>
      <style:text-properties fo:font-size="12pt" style:font-size-asian="12pt" style:font-size-complex="12pt"/>
    </style:style>
    <style:style style:name="P34" style:family="paragraph" style:parent-style-name="Standard">
      <style:paragraph-properties fo:text-indent="0in" style:auto-text-indent="false" fo:padding-left="0in" fo:padding-right="0in" fo:padding-top="0in" fo:padding-bottom="0.0138in" fo:border-left="none" fo:border-right="none" fo:border-top="none" fo:border-bottom="0.74pt solid #000000"/>
      <style:text-properties fo:font-size="12pt" style:font-size-asian="12pt" style:font-size-complex="12pt"/>
    </style:style>
    <style:style style:name="P35" style:family="paragraph" style:parent-style-name="Standard">
      <style:paragraph-properties fo:text-indent="0.5in" style:auto-text-indent="false"/>
      <style:text-properties fo:font-size="12pt" style:font-size-asian="12pt" style:font-size-complex="12pt"/>
    </style:style>
    <style:style style:name="P36" style:family="paragraph" style:parent-style-name="Standard">
      <style:text-properties style:font-name="Consolas" fo:font-size="12pt" style:font-size-asian="12pt" style:font-size-complex="12pt"/>
    </style:style>
    <style:style style:name="P37" style:family="paragraph" style:parent-style-name="Standard">
      <style:paragraph-properties fo:text-indent="0in" style:auto-text-indent="false"/>
      <style:text-properties style:font-name="Consolas" fo:font-size="12pt" style:font-size-asian="12pt" style:font-size-complex="12pt"/>
    </style:style>
    <style:style style:name="P38" style:family="paragraph" style:parent-style-name="Standard">
      <style:paragraph-properties fo:margin-left="0.25in" fo:text-indent="0in" style:auto-text-indent="false"/>
      <style:text-properties style:font-name="Consolas" fo:font-size="12pt" style:font-size-asian="12pt" style:font-size-complex="12pt"/>
    </style:style>
    <style:style style:name="P39" style:family="paragraph" style:parent-style-name="Standard">
      <style:paragraph-properties fo:text-indent="0.5in" style:auto-text-indent="false"/>
      <style:text-properties style:font-name="Consolas" fo:font-size="12pt" style:font-size-asian="12pt" style:font-size-complex="12pt"/>
    </style:style>
    <style:style style:name="P40" style:family="paragraph" style:parent-style-name="Standard">
      <style:paragraph-properties fo:margin-top="0in" fo:margin-bottom="0in" style:contextual-spacing="false" fo:text-align="center" style:justify-single-word="false" fo:break-before="page"/>
    </style:style>
    <style:style style:name="P41" style:family="paragraph" style:parent-style-name="Standard">
      <style:paragraph-properties fo:text-indent="0in" style:auto-text-indent="false"/>
      <style:text-properties fo:color="#365f91" loext:opacity="100%" style:font-name="Consolas" fo:font-size="12pt" fo:font-weight="bold" style:font-name-asian="F" style:font-size-asian="12pt" style:font-weight-asian="bold" style:font-name-complex="F" style:font-size-complex="12pt" style:font-weight-complex="bold">
        <loext:char-complex-color loext:theme-type="accent1" loext:color-type="theme">
          <loext:transformation loext:type="shade" loext:value="2509"/>
        </loext:char-complex-color>
      </style:text-properties>
    </style:style>
    <style:style style:name="P42" style:family="paragraph" style:parent-style-name="Standard">
      <style:text-properties fo:color="#365f91" loext:opacity="100%" style:font-name="Cambria" fo:font-size="24pt" fo:font-weight="bold" style:font-name-asian="F" style:font-size-asian="24pt" style:font-weight-asian="bold" style:font-name-complex="F" style:font-size-complex="24pt" style:font-weight-complex="bold">
        <loext:char-complex-color loext:theme-type="accent1" loext:color-type="theme">
          <loext:transformation loext:type="shade" loext:value="2509"/>
        </loext:char-complex-color>
      </style:text-properties>
    </style:style>
    <style:style style:name="P43" style:family="paragraph" style:parent-style-name="Standard">
      <style:text-properties fo:color="#365f91" loext:opacity="100%" style:font-name="Cambria" fo:font-size="12pt" style:font-name-asian="F" style:font-size-asian="12pt" style:font-name-complex="F" style:font-size-complex="12pt">
        <loext:char-complex-color loext:theme-type="accent1" loext:color-type="theme">
          <loext:transformation loext:type="shade" loext:value="2509"/>
        </loext:char-complex-color>
      </style:text-properties>
    </style:style>
    <style:style style:name="P44" style:family="paragraph" style:parent-style-name="Standard">
      <style:paragraph-properties fo:text-indent="0.5in" style:auto-text-indent="false"/>
    </style:style>
    <style:style style:name="P45" style:family="paragraph" style:parent-style-name="Standard">
      <style:text-properties style:font-name="Arial" fo:font-size="12pt" style:font-size-asian="12pt" style:font-name-complex="Arial2" style:font-size-complex="12pt"/>
    </style:style>
    <style:style style:name="P46" style:family="paragraph" style:parent-style-name="Standard">
      <style:paragraph-properties fo:text-indent="0in" style:auto-text-indent="false"/>
      <style:text-properties style:font-name="Arial" fo:font-size="12pt" style:font-size-asian="12pt" style:font-name-complex="Arial2" style:font-size-complex="12pt"/>
    </style:style>
    <style:style style:name="P47" style:family="paragraph" style:parent-style-name="Standard">
      <style:paragraph-properties fo:text-indent="0in" style:auto-text-indent="false" fo:padding-left="0in" fo:padding-right="0in" fo:padding-top="0in" fo:padding-bottom="0.0138in" fo:border-left="none" fo:border-right="none" fo:border-top="none" fo:border-bottom="0.74pt solid #000000"/>
      <style:text-properties style:font-name="Arial" fo:font-size="12pt" style:font-size-asian="12pt" style:font-name-complex="Arial2" style:font-size-complex="12pt"/>
    </style:style>
    <style:style style:name="P48" style:family="paragraph" style:parent-style-name="Standard">
      <style:paragraph-properties fo:padding-left="0in" fo:padding-right="0in" fo:padding-top="0in" fo:padding-bottom="0.0138in" fo:border-left="none" fo:border-right="none" fo:border-top="none" fo:border-bottom="0.74pt solid #000000"/>
      <style:text-properties style:font-name="Arial" fo:font-size="12pt" style:font-size-asian="12pt" style:font-name-complex="Arial2" style:font-size-complex="12pt"/>
    </style:style>
    <style:style style:name="P49" style:family="paragraph" style:parent-style-name="Standard">
      <style:paragraph-properties fo:text-indent="0.5in" style:auto-text-indent="false"/>
      <style:text-properties style:font-name="Arial" style:font-name-complex="Arial2"/>
    </style:style>
    <style:style style:name="P50" style:family="paragraph" style:parent-style-name="Standard">
      <style:paragraph-properties fo:text-indent="0in" style:auto-text-indent="false"/>
      <style:text-properties officeooo:paragraph-rsid="000bf01c"/>
    </style:style>
    <style:style style:name="P51" style:family="paragraph" style:parent-style-name="Standard">
      <style:paragraph-properties fo:text-indent="0in" style:auto-text-indent="false"/>
      <style:text-properties officeooo:paragraph-rsid="000f02e9"/>
    </style:style>
    <style:style style:name="P52" style:family="paragraph" style:parent-style-name="Standard">
      <style:paragraph-properties fo:text-indent="0in" style:auto-text-indent="false"/>
      <style:text-properties officeooo:rsid="00102597" officeooo:paragraph-rsid="00102597"/>
    </style:style>
    <style:style style:name="P53" style:family="paragraph" style:parent-style-name="Title">
      <style:paragraph-properties fo:text-align="start" style:justify-single-word="false"/>
      <style:text-properties fo:font-size="30pt" officeooo:paragraph-rsid="00177a54" style:font-size-asian="30pt" style:font-size-complex="30pt"/>
    </style:style>
    <style:style style:name="P54" style:family="paragraph">
      <loext:graphic-properties draw:fill="solid" draw:fill-color="#ffffff"/>
      <style:paragraph-properties fo:text-align="center"/>
    </style:style>
    <style:style style:name="P55" style:family="paragraph">
      <loext:graphic-properties draw:fill="solid" draw:fill-color="#4bacc6"/>
      <style:paragraph-properties fo:text-align="center"/>
    </style:style>
    <style:style style:name="T1" style:family="text">
      <style:text-properties style:font-name="Cambria" fo:font-size="36pt" style:font-name-asian="F" style:font-size-asian="36pt" style:font-name-complex="F" style:font-size-complex="36pt"/>
    </style:style>
    <style:style style:name="T2" style:family="text">
      <style:text-properties style:font-name="Cambria" fo:font-size="18pt" style:font-name-asian="F" style:font-size-asian="18pt" style:font-name-complex="F" style:font-size-complex="18pt"/>
    </style:style>
    <style:style style:name="T3" style:family="text">
      <style:text-properties style:font-name="Cambria" fo:font-size="18pt" officeooo:rsid="0011316e" style:font-name-asian="F" style:font-size-asian="18pt" style:font-name-complex="F" style:font-size-complex="18pt"/>
    </style:style>
    <style:style style:name="T4" style:family="text">
      <style:text-properties style:font-name="Cambria" style:font-name-asian="F" style:font-name-complex="F"/>
    </style:style>
    <style:style style:name="T5" style:family="text">
      <style:text-properties fo:font-size="14pt" style:font-size-asian="14pt"/>
    </style:style>
    <style:style style:name="T6" style:family="text">
      <style:text-properties fo:font-size="14pt" style:font-size-asian="14pt" style:font-size-complex="14pt"/>
    </style:style>
    <style:style style:name="T7" style:family="text">
      <style:text-properties fo:font-size="14pt" officeooo:rsid="0011316e" style:font-size-asian="14pt" style:font-size-complex="14pt"/>
    </style:style>
    <style:style style:name="T8" style:family="text">
      <style:text-properties text:display="true"/>
    </style:style>
    <style:style style:name="T9" style:family="text">
      <style:text-properties style:language-complex="ar" style:country-complex="SA"/>
    </style:style>
    <style:style style:name="T10" style:family="text">
      <style:text-properties fo:font-size="24pt" style:font-size-asian="24pt" style:font-size-complex="24pt"/>
    </style:style>
    <style:style style:name="T11" style:family="text">
      <style:text-properties fo:font-size="12pt" style:font-size-asian="12pt" style:font-size-complex="12pt"/>
    </style:style>
    <style:style style:name="T12" style:family="text">
      <style:text-properties fo:font-size="12pt" officeooo:rsid="00191e49" style:font-size-asian="12pt" style:font-size-complex="12pt"/>
    </style:style>
    <style:style style:name="T13" style:family="text">
      <style:text-properties style:font-name="Consolas" fo:font-size="12pt" style:font-size-asian="12pt" style:font-size-complex="12pt"/>
    </style:style>
    <style:style style:name="T14" style:family="text">
      <style:text-properties style:font-name="Consolas" fo:font-size="12pt" officeooo:rsid="000772c0" style:font-size-asian="12pt" style:font-size-complex="12pt"/>
    </style:style>
    <style:style style:name="T15" style:family="text">
      <style:text-properties style:font-name="Consolas" fo:font-size="12pt" officeooo:rsid="000c54a5" style:font-size-asian="12pt" style:font-size-complex="12pt"/>
    </style:style>
    <style:style style:name="T16" style:family="text">
      <style:text-properties style:font-name="Consolas" fo:font-size="12pt" officeooo:rsid="000f02e9" style:font-size-asian="12pt" style:font-size-complex="12pt"/>
    </style:style>
    <style:style style:name="T17" style:family="text">
      <style:text-properties style:font-name="Consolas" fo:font-size="12pt" officeooo:rsid="00102597" style:font-size-asian="12pt" style:font-size-complex="12pt"/>
    </style:style>
    <style:style style:name="T18" style:family="text">
      <style:text-properties style:font-name="Consolas" fo:font-size="14pt" style:font-size-asian="14pt" style:font-size-complex="14pt"/>
    </style:style>
    <style:style style:name="T19" style:family="text">
      <style:text-properties style:font-name="Consolas" fo:font-size="16pt" style:font-size-asian="16pt" style:font-size-complex="16pt"/>
    </style:style>
    <style:style style:name="T20" style:family="text">
      <style:text-properties fo:font-size="16pt" style:font-size-asian="16pt" style:font-size-complex="16pt"/>
    </style:style>
    <style:style style:name="T21" style:family="text">
      <style:text-properties fo:font-size="20pt" style:font-size-asian="20pt" style:font-size-complex="20pt"/>
    </style:style>
    <style:style style:name="T22" style:family="text">
      <style:text-properties fo:color="#7f7f7f" loext:opacity="100%" fo:letter-spacing="0.0417in">
        <loext:char-complex-color loext:theme-type="light1" loext:color-type="theme">
          <loext:transformation loext:type="shade" loext:value="5019"/>
        </loext:char-complex-color>
      </style:text-properties>
    </style:style>
    <style:style style:name="T23" style:family="text">
      <style:text-properties fo:color="#7f7f7f" loext:opacity="100%" fo:letter-spacing="0.0417in">
        <loext:char-complex-color loext:theme-type="light1" loext:color-type="theme">
          <loext:transformation loext:type="shade" loext:value="5019"/>
        </loext:char-complex-color>
      </style:text-properties>
    </style:style>
    <style:style style:name="T24" style:family="text">
      <style:text-properties fo:font-weight="bold" style:font-weight-asian="bold"/>
    </style:style>
    <style:style style:name="T25" style:family="text">
      <style:text-properties fo:color="#365f91" loext:opacity="100%" style:font-name="Consolas" fo:font-size="12pt" fo:font-weight="bold" style:font-name-asian="F" style:font-size-asian="12pt" style:font-weight-asian="bold" style:font-name-complex="F" style:font-size-complex="12pt" style:font-weight-complex="bold">
        <loext:char-complex-color loext:theme-type="accent1" loext:color-type="theme">
          <loext:transformation loext:type="shade" loext:value="2509"/>
        </loext:char-complex-color>
      </style:text-properties>
    </style:style>
    <style:style style:name="T26" style:family="text">
      <style:text-properties fo:color="#365f91" loext:opacity="100%" style:font-name="Cambria" fo:font-size="24pt" fo:font-weight="bold" style:font-name-asian="F" style:font-size-asian="24pt" style:font-weight-asian="bold" style:font-name-complex="F" style:font-size-complex="24pt" style:font-weight-complex="bold">
        <loext:char-complex-color loext:theme-type="accent1" loext:color-type="theme">
          <loext:transformation loext:type="shade" loext:value="2509"/>
        </loext:char-complex-color>
      </style:text-properties>
    </style:style>
    <style:style style:name="T27" style:family="text">
      <style:text-properties fo:color="#365f91" loext:opacity="100%" style:font-name="Cambria" fo:font-size="12pt" style:font-name-asian="F" style:font-size-asian="12pt" style:font-name-complex="F" style:font-size-complex="12pt">
        <loext:char-complex-color loext:theme-type="accent1" loext:color-type="theme">
          <loext:transformation loext:type="shade" loext:value="2509"/>
        </loext:char-complex-color>
      </style:text-properties>
    </style:style>
    <style:style style:name="T28" style:family="text">
      <style:text-properties style:font-name="Arial" fo:font-size="12pt" style:font-size-asian="12pt" style:font-name-complex="Arial2"/>
    </style:style>
    <style:style style:name="T29" style:family="text">
      <style:text-properties style:font-name="Arial" fo:font-size="12pt" style:font-size-asian="12pt" style:font-name-complex="Arial2" style:font-size-complex="12pt"/>
    </style:style>
    <style:style style:name="T30" style:family="text">
      <style:text-properties style:font-name="Arial" style:font-name-complex="Arial2"/>
    </style:style>
    <style:style style:name="T31" style:family="text">
      <style:text-properties style:font-name="Arial" fo:font-size="16pt" style:font-size-asian="16pt" style:font-name-complex="Arial2" style:font-size-complex="16pt"/>
    </style:style>
    <style:style style:name="T32" style:family="text">
      <style:text-properties style:text-line-through-style="none" style:text-line-through-type="none" style:font-name="Consolas" fo:font-size="12pt" style:font-size-asian="12pt" style:font-size-complex="12pt"/>
    </style:style>
    <style:style style:name="T33" style:family="text">
      <style:text-properties style:text-line-through-style="none" style:text-line-through-type="none" style:font-name="Consolas" fo:font-size="12pt" officeooo:rsid="000d5d6e" style:font-size-asian="12pt" style:font-size-complex="12pt"/>
    </style:style>
    <style:style style:name="T34" style:family="text">
      <style:text-properties officeooo:rsid="001387ad"/>
    </style:style>
    <style:style style:name="T35" style:family="text">
      <style:text-properties style:text-underline-style="non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sep style:width="0.0008in" style:color="#000000" style:height="100%" style:style="none"/>
          <style:column style:rel-width="40194*" fo:start-indent="0in" fo:end-indent="0.2in"/>
          <style:column style:rel-width="25341*" fo:start-indent="0.2in" fo:end-indent="0in"/>
        </style:columns>
      </style:section-properties>
    </style:style>
    <style:style style:name="Sect3" style:family="section">
      <style:section-properties style:editable="false">
        <style:columns fo:column-count="2">
          <style:column-sep style:width="0.0008in" style:color="#000000" style:height="100%" style:style="none"/>
          <style:column style:rel-width="38447*" fo:start-indent="0in" fo:end-indent="0.1in"/>
          <style:column style:rel-width="27088*" fo:start-indent="0.1in" fo:end-indent="0in"/>
        </style:columns>
      </style:section-properties>
    </style:style>
    <style:style style:name="Sect4" style:family="section">
      <style:section-properties style:editable="false">
        <style:columns fo:column-count="2">
          <style:column-sep style:width="0.0008in" style:color="#000000" style:height="100%" style:style="none"/>
          <style:column style:rel-width="35825*" fo:start-indent="0in" fo:end-indent="0.1in"/>
          <style:column style:rel-width="29710*" fo:start-indent="0.1in" fo:end-indent="0in"/>
        </style:columns>
      </style:section-properties>
    </style:style>
    <style:style style:name="Sect5" style:family="section">
      <style:section-properties style:editable="false">
        <style:columns fo:column-count="2">
          <style:column-sep style:width="0.0008in" style:color="#000000" style:height="100%" style:style="none"/>
          <style:column style:rel-width="37573*" fo:start-indent="0in" fo:end-indent="0.1in"/>
          <style:column style:rel-width="27962*" fo:start-indent="0.1in" fo:end-indent="0in"/>
        </style:columns>
      </style:section-properties>
    </style:style>
    <style:style style:name="gr1" style:family="graphic">
      <style:graphic-properties draw:stroke="solid" svg:stroke-width="0in" svg:stroke-color="#31849b" draw:stroke-linejoin="round" svg:stroke-linecap="butt" draw:fill="solid" draw:fill-color="#ffffff" draw:textarea-horizontal-align="center" draw:textarea-vertical-align="top" draw:auto-grow-height="false" loext:decorative="false" fo:margin-left="0.1252in" fo:margin-right="0.1252in" fo:margin-top="0in" fo:margin-bottom="0in" style:run-through="foreground" style:wrap="run-through" style:number-wrapped-paragraphs="no-limit" style:vertical-pos="middle" style:vertical-rel="page" style:horizontal-pos="center" style:horizontal-rel="page-start-margin" draw:wrap-influence-on-position="once-concurrent" loext:allow-overlap="true" style:flow-with-text="false" loext:rel-height-rel="page"/>
    </style:style>
    <style:style style:name="gr2" style:family="graphic">
      <style:graphic-properties draw:stroke="solid" svg:stroke-width="0in" svg:stroke-color="#31849b" draw:stroke-linejoin="round" svg:stroke-linecap="butt" draw:fill="solid" draw:fill-color="#ffffff" draw:textarea-horizontal-align="center" draw:textarea-vertical-align="top" draw:auto-grow-height="false" loext:decorative="false" fo:margin-left="0.1252in" fo:margin-right="0.1252in" fo:margin-top="0in" fo:margin-bottom="0in" style:run-through="foreground" style:wrap="run-through" style:number-wrapped-paragraphs="no-limit" style:vertical-pos="middle" style:vertical-rel="page" style:horizontal-pos="center" style:horizontal-rel="page-end-margin" draw:wrap-influence-on-position="once-concurrent" loext:allow-overlap="true" style:flow-with-text="false" loext:rel-height-rel="page"/>
    </style:style>
    <style:style style:name="gr3" style:family="graphic">
      <style:graphic-properties draw:stroke="solid" svg:stroke-width="0in" svg:stroke-color="#31849b" draw:stroke-linejoin="round" svg:stroke-linecap="butt" draw:fill="solid" draw:fill-color="#4bacc6" draw:textarea-horizontal-align="center" draw:textarea-vertical-align="top" draw:auto-grow-height="false" loext:decorative="false" fo:margin-left="0.1252in" fo:margin-right="0.1252in" fo:margin-top="0in" fo:margin-bottom="0in" style:run-through="foreground" style:wrap="run-through" style:number-wrapped-paragraphs="no-limit" style:vertical-pos="top" loext:vertical-rel="page-content-top" style:horizontal-pos="center" style:horizontal-rel="page" draw:wrap-influence-on-position="once-concurrent" loext:allow-overlap="true" style:flow-with-text="false" loext:rel-width-rel="page"/>
    </style:style>
    <style:style style:name="gr4" style:family="graphic">
      <style:graphic-properties draw:stroke="solid" svg:stroke-width="0in" svg:stroke-color="#31849b" draw:stroke-linejoin="round" svg:stroke-linecap="butt" draw:fill="solid" draw:fill-color="#4bacc6" draw:textarea-horizontal-align="center" draw:textarea-vertical-align="top" draw:auto-grow-height="false" loext:decorative="false" fo:margin-left="0.1252in" fo:margin-right="0.1252in" fo:margin-top="0in" fo:margin-bottom="0in" style:run-through="foreground" style:wrap="run-through" style:number-wrapped-paragraphs="no-limit" style:vertical-pos="bottom" style:vertical-rel="page"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4">Atlas Reference Guide</text:span></text:p>
      <text:p text:style-name="P26" loext:marker-style-name="T2"><draw:rect text:anchor-type="char" style:rel-width="105%" draw:z-index="1" draw:style-name="gr3" draw:text-style-name="P55" svg:width="9.1059in" svg:height="0.8894in" svg:x="-0.3028in" svg:y="0in"><text:p/></draw:rect><draw:rect text:anchor-type="char" style:rel-height="105%" draw:z-index="2" draw:style-name="gr2" draw:text-style-name="P54" svg:width="0.0996in" svg:height="11.7421in" svg:x="0.2in" svg:y="-0.3709in"><text:p/></draw:rect><draw:rect text:anchor-type="char" style:rel-height="105%" draw:z-index="3" draw:style-name="gr1" draw:text-style-name="P54" svg:width="0.0996in" svg:height="11.7421in" svg:x="0.2in" svg:y="-0.3709in"><text:p/></draw:rect><draw:rect text:anchor-type="char" style:rel-width="105%" draw:z-index="0" draw:style-name="gr4" draw:text-style-name="P55" svg:width="9.1059in" svg:height="0.8894in" svg:x="-0.3028in" svg:y="10.1102in"><text:p/></draw:rect><text:span text:style-name="T2">For Videogame Script Insertion</text:span></text:p>
      <text:p text:style-name="P24" loext:marker-style-name="T2"/>
      <text:p text:style-name="No_20_Spacing" loext:marker-style-name="T6"><field:fieldmark-start text:name="__Fieldmark__17_823531482" field:type="vnd.oasis.opendocument.field.FORMDATE"><field:param field:name="DateField_CurrentDate" field:value="2024-05-24"/><field:param field:name="DateField_DateFormat" field:value="M/d/yyyy"/><field:param field:name="DateField_DateFormat_Language" field:value="en-US"/></field:fieldmark-start><field:fieldmark-separator/><text:span text:style-name="T6">5/24/20</text:span><text:span text:style-name="T7">24</text:span><field:fieldmark-end/></text:p>
      <text:p text:style-name="No_20_Spacing" loext:marker-style-name="T6"><text:span text:style-name="T6">By Klarth (Steve Monaco)</text:span></text:p>
      <text:p text:style-name="P1"><text:a xlink:type="simple" xlink:href="https://github.com/stevemonaco/Atlas" text:style-name="Internet_20_link" text:visited-style-name="Visited_20_Internet_20_Link"><text:span text:style-name="T35">https://github.com/stevemonaco/Atlas</text:span></text:a></text:p>
      <text:p text:style-name="Standard"/>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Table of Contents</text:p>
          </text:index-title>
          <text:p text:style-name="P2" loext:marker-style-name="T9"><text:a xlink:type="simple" xlink:href="#_Toc348795694" text:style-name="Index_20_Link" text:visited-style-name="Index_20_Link">Background and Purpose<text:span text:style-name="T8"><text:tab/>2</text:span></text:a></text:p>
          <text:p text:style-name="P2" loext:marker-style-name="T9"><text:a xlink:type="simple" xlink:href="#_Toc348795695" text:style-name="Index_20_Link" text:visited-style-name="Index_20_Link">Command Line Usage<text:span text:style-name="T8"><text:tab/>2</text:span></text:a></text:p>
          <text:p text:style-name="P2" loext:marker-style-name="T9"><text:a xlink:type="simple" xlink:href="#_Toc348795696" text:style-name="Index_20_Link" text:visited-style-name="Index_20_Link">Version History<text:span text:style-name="T8"><text:tab/>3</text:span></text:a></text:p>
          <text:p text:style-name="P2" loext:marker-style-name="T9"><text:a xlink:type="simple" xlink:href="#_Toc348795697" text:style-name="Index_20_Link" text:visited-style-name="Index_20_Link">Building Sample Files<text:span text:style-name="T8"><text:tab/>4</text:span></text:a></text:p>
          <text:p text:style-name="P3" loext:marker-style-name="T9"><text:a xlink:type="simple" xlink:href="#_Toc348795698" text:style-name="Index_20_Link" text:visited-style-name="Index_20_Link">Exercise 1 – Basic Script<text:span text:style-name="T8"><text:tab/>4</text:span></text:a></text:p>
          <text:p text:style-name="P3" loext:marker-style-name="T9"><text:a xlink:type="simple" xlink:href="#_Toc348795699" text:style-name="Index_20_Link" text:visited-style-name="Index_20_Link">Exercise 2 – Pointer Tables<text:span text:style-name="T8"><text:tab/>5</text:span></text:a></text:p>
          <text:p text:style-name="P3" loext:marker-style-name="T9"><text:a xlink:type="simple" xlink:href="#_Toc348795700" text:style-name="Index_20_Link" text:visited-style-name="Index_20_Link">Exercise 3 – Pointer Autowrite<text:span text:style-name="T8"><text:tab/>6</text:span></text:a></text:p>
          <text:p text:style-name="P3" loext:marker-style-name="T9"><text:a xlink:type="simple" xlink:href="#_Toc348795701" text:style-name="Index_20_Link" text:visited-style-name="Index_20_Link">Exercise 4 – Embedded Pointers<text:span text:style-name="T8"><text:tab/>7</text:span></text:a></text:p>
          <text:p text:style-name="P3" loext:marker-style-name="T9"><text:a xlink:type="simple" xlink:href="#_Toc348795702" text:style-name="Index_20_Link" text:visited-style-name="Index_20_Link">Exercise 5 – Embedded Pointer Tables<text:span text:style-name="T8"><text:tab/>8</text:span></text:a></text:p>
          <text:p text:style-name="P3" loext:marker-style-name="T9"><text:a xlink:type="simple" xlink:href="#_Toc348795703" text:style-name="Index_20_Link" text:visited-style-name="Index_20_Link">Exercise 6 – Multifile<text:span text:style-name="T8"><text:tab/>9</text:span></text:a></text:p>
          <text:p text:style-name="P3" loext:marker-style-name="T9"><text:a xlink:type="simple" xlink:href="#_Toc348795704" text:style-name="Index_20_Link" text:visited-style-name="Index_20_Link">Exercise 7 – Fixed Length Strings<text:span text:style-name="T8"><text:tab/>10</text:span></text:a></text:p>
          <text:p text:style-name="P2" loext:marker-style-name="T9"><text:a xlink:type="simple" xlink:href="#_Toc348795705" text:style-name="Index_20_Link" text:visited-style-name="Index_20_Link">Table and Script Reference<text:span text:style-name="T8"><text:tab/>11</text:span></text:a></text:p>
          <text:p text:style-name="P2" loext:marker-style-name="T9"><text:a xlink:type="simple" xlink:href="#_Toc348795706" text:style-name="Index_20_Link" text:visited-style-name="Index_20_Link">Pointer Reference<text:span text:style-name="T8"><text:tab/>12</text:span></text:a></text:p>
          <text:p text:style-name="P2" loext:marker-style-name="T9"><text:a xlink:type="simple" xlink:href="#_Toc348795707" text:style-name="Index_20_Link" text:visited-style-name="Index_20_Link">Function Reference<text:span text:style-name="T8"><text:tab/>13</text:span></text:a></text:p>
          <text:p text:style-name="P3" loext:marker-style-name="T9"><text:a xlink:type="simple" xlink:href="#_Toc348795708" text:style-name="Index_20_Link" text:visited-style-name="Index_20_Link">General Commands<text:span text:style-name="T8"><text:tab/>13</text:span></text:a></text:p>
          <text:p text:style-name="P3" loext:marker-style-name="T9"><text:a xlink:type="simple" xlink:href="#_Toc348795709" text:style-name="Index_20_Link" text:visited-style-name="Index_20_Link">String Commands<text:span text:style-name="T8"><text:tab/>14</text:span></text:a></text:p>
          <text:p text:style-name="P3" loext:marker-style-name="T9"><text:a xlink:type="simple" xlink:href="#_Toc348795710" text:style-name="Index_20_Link" text:visited-style-name="Index_20_Link">High Level Pointer Commands<text:span text:style-name="T8"><text:tab/>15</text:span></text:a></text:p>
          <text:p text:style-name="P3" loext:marker-style-name="T9"><text:a xlink:type="simple" xlink:href="#_Toc348795711" text:style-name="Index_20_Link" text:visited-style-name="Index_20_Link">Low Level Pointer Commands<text:span text:style-name="T8"><text:tab/>17</text:span></text:a></text:p>
          <text:p text:style-name="P3" loext:marker-style-name="T9"><text:a xlink:type="simple" xlink:href="#_Toc348795712" text:style-name="Index_20_Link" text:visited-style-name="Index_20_Link">Embedded Pointer Commands<text:span text:style-name="T8"><text:tab/>18</text:span></text:a></text:p>
          <text:p text:style-name="P3" loext:marker-style-name="T9"><text:a xlink:type="simple" xlink:href="#_Toc348795713" text:style-name="Index_20_Link" text:visited-style-name="Index_20_Link">File Commands<text:span text:style-name="T8"><text:tab/>19</text:span></text:a></text:p>
          <text:p text:style-name="P3" loext:marker-style-name="T9"><text:a xlink:type="simple" xlink:href="#_Toc348795714" text:style-name="Index_20_Link" text:visited-style-name="Index_20_Link">Extension Commands<text:span text:style-name="T8"><text:tab/>20</text:span></text:a></text:p>
          <text:p text:style-name="P2" loext:marker-style-name="T9"><text:a xlink:type="simple" xlink:href="#_Toc348795715" text:style-name="Index_20_Link" text:visited-style-name="Index_20_Link">Extension Reference<text:span text:style-name="T8"><text:tab/>21</text:span></text:a></text:p>
          <text:p text:style-name="P2" loext:marker-style-name="T9"><text:a xlink:type="simple" xlink:href="#_Toc348795716" text:style-name="Index_20_Link" text:visited-style-name="Index_20_Link">Modification Reference<text:span text:style-name="T8"><text:tab/>22</text:span></text:a></text:p>
          <text:p text:style-name="P27"/>
        </text:index-body>
      </text:table-of-content>
      <text:p text:style-name="Standard"/>
      <text:h text:style-name="P11" text:outline-level="1" loext:marker-style-name="T10"><text:bookmark-start text:name="_Toc348795694"/><text:span text:style-name="T10">Background and Purpose</text:span><text:bookmark-end text:name="_Toc348795694"/><text:span text:style-name="T10"/></text:h>
      <text:p text:style-name="P31" loext:marker-style-name="T5"/>
      <text:p text:style-name="Standard" loext:marker-style-name="T11"><text:span text:style-name="T11">The history of Atlas began during a conversation between Gideon Zhi and I back in 2002 about the need for a better script inserter. <text:s/>We came up with some ideas together and I started the implementation soon after. <text:s/>The first success of Atlas arrived shortly after in the form of AGTP’s Shin Megami Tensei translation for the SFC. <text:s/>Atlas remained private for longer than year and several more AGTP releases until I motivated myself to push it out to the public. <text:s/>In doing so, the entire code base of Atlas was reprogrammed, additional feature sets added, and tweaking of the old features as well. <text:s/>The first known game inserted by the public Atlas version was the FF6 retranslation by ChrisRPG and Sky Render, about two weeks after Atlas’s initial release. <text:s/>Thus began a new era of Romhacking where many more games became possible to translate without custom utilities.</text:span><text:span text:style-name="T11"/></text:p>
      <text:p text:style-name="P32" loext:marker-style-name="T11"/>
      <text:p text:style-name="Standard" loext:marker-style-name="T11"><text:span text:style-name="T11">Atlas is a single purpose tool: Insert uncompressed scripts back into videogames with the ability to modify all pointer changes. <text:s/>A bonus is that once pointer types are setup, it can do all pointer writes automatically for the simplest scripts. <text:s/>For the complex scripts, it will require some manual processing but allows you to revise, insert, and test without reprocessing the whole script.</text:span></text:p>
      <text:h text:style-name="Heading_20_1" text:outline-level="1" loext:marker-style-name="T10"><text:bookmark-start text:name="_Toc348795695"/><text:span text:style-name="T10">Command Line Usage</text:span><text:bookmark-end text:name="_Toc348795695"/><text:span text:style-name="T10"/></text:h>
      <text:p text:style-name="No_20_Spacing"/>
      <text:p text:style-name="No_20_Spacing"><text:span text:style-name="T13">Atlas [switches] TargetFile ScriptFile.txt</text:span></text:p>
      <text:p text:style-name="P25"/>
      <text:p text:style-name="No_20_Spacing"><text:span text:style-name="T13">Valid switches</text:span></text:p>
      <text:p text:style-name="No_20_Spacing"><text:span text:style-name="T13"><text:tab/>-d filename – Sets debugging output to filename. <text:s/>If "stdout" is used, then the output is displayed to the console window.</text:span></text:p>
      <text:p text:style-name="P25"/>
      <text:p text:style-name="No_20_Spacing"><text:span text:style-name="T13">Example:</text:span></text:p>
      <text:p text:style-name="No_20_Spacing"><text:span text:style-name="T13"><text:tab/>Atlas –d debug.log ff1.nes ff1script.txt</text:span></text:p>
      <text:p text:style-name="P36" loext:marker-style-name="T13"/>
      <text:h text:style-name="P11" text:outline-level="1" loext:marker-style-name="T10"><text:bookmark-start text:name="_Toc348795696"/><text:span text:style-name="T10">Version History</text:span><text:bookmark-end text:name="_Toc348795696"/><text:span text:style-name="T10"/></text:h>
      <text:p text:style-name="P31" loext:marker-style-name="T5"/>
      <text:p text:style-name="P27" loext:marker-style-name="T13"><text:span text:style-name="T13">V1.12 – </text:span><text:span text:style-name="T14">5</text:span><text:span text:style-name="T13">/</text:span><text:span text:style-name="T15">2</text:span><text:span text:style-name="T14">4</text:span><text:span text:style-name="T13">/20</text:span><text:span text:style-name="T14">24</text:span></text:p>
      <text:list text:style-name="WWNum15">
        <text:list-item>
          <text:p text:style-name="P23" loext:marker-style-name="T13"><text:span text:style-name="T13">Fixed GB </text:span><text:span text:style-name="T16">pointer addressing (thanks to HoratioVex)</text:span></text:p>
        </text:list-item>
        <text:list-item>
          <text:p text:style-name="P19" loext:marker-style-name="T13"><text:span text:style-name="T13">Static linking with VC++ runtimes (larger executable)</text:span></text:p>
        </text:list-item>
        <text:list-item>
          <text:p text:style-name="P19" loext:marker-style-name="T13"><text:span text:style-name="T13">Extension support will be removed after this version</text:span></text:p>
        </text:list-item>
      </text:list>
      <text:p text:style-name="P51" loext:marker-style-name="T13"><text:span text:style-name="T13">V1.1</text:span><text:span text:style-name="T16">1</text:span><text:span text:style-name="T17">x</text:span></text:p>
      <text:list text:continue-numbering="true" text:style-name="WWNum15">
        <text:list-item>
          <text:p text:style-name="P19" loext:marker-style-name="T13"><text:span text:style-name="T13">Added INSERTBINARY command: inserts a file at the current script position</text:span></text:p>
        </text:list-item>
        <text:list-item>
          <text:p text:style-name="P19" loext:marker-style-name="T13"><text:span text:style-name="T13">Added FILL command: fills remainder of text block with a specified byte</text:span></text:p>
        </text:list-item>
        <text:list-item>
          <text:p text:style-name="P19" loext:marker-style-name="T13"><text:span text:style-name="T13">JMP: Now you can name text blocks to make Atlas output clearer</text:span></text:p>
        </text:list-item>
        <text:list-item>
          <text:p text:style-name="P19" loext:marker-style-name="T13"><text:span text:style-name="T13">Underscore is now allowed in variable names</text:span></text:p>
        </text:list-item>
        <text:list-item>
          <text:p text:style-name="P19" loext:marker-style-name="T13"><text:span text:style-name="T13">Crash fix: Scripts that contained over 1024 characters on a line</text:span></text:p>
        </text:list-item>
        <text:list-item>
          <text:p text:style-name="P19" loext:marker-style-name="T13"><text:span text:style-name="T13">Crash fix: Enabling autowrite before a table was loaded</text:span></text:p>
        </text:list-item>
        <text:list-item>
          <text:p text:style-name="P19" loext:marker-style-name="T13"><text:span text:style-name="T13">Hang fix: Unix line breaks in table files now work</text:span></text:p>
        </text:list-item>
        <text:list-item>
          <text:p text:style-name="P19" loext:marker-style-name="T13"><text:span text:style-name="T13">Table parser largely rewritten</text:span></text:p>
        </text:list-item>
        <text:list-item>
          <text:p text:style-name="P19" loext:marker-style-name="T13"><text:span text:style-name="T13">Returns nonzero error codes for makefile/batch error detection</text:span></text:p>
        </text:list-item>
        <text:list-item>
          <text:p text:style-name="P19" loext:marker-style-name="T13"><text:span text:style-name="T13">If target or pointer file does not exist, Atlas creates a new file</text:span></text:p>
        </text:list-item>
      </text:list>
      <text:p text:style-name="P27" loext:marker-style-name="T13"><text:span text:style-name="T13">V1.11 – 8/10/2010</text:span><text:span text:style-name="T13"/></text:p>
      <text:list text:style-name="WWNum14">
        <text:list-item>
          <text:p text:style-name="P22"><text:span text:style-name="T13">UTF-8 support</text:span><text:span text:style-name="T32"> </text:span><text:span text:style-name="T33">Skip byte-order marks without crashing</text:span></text:p>
        </text:list-item>
        <text:list-item>
          <text:p text:style-name="P20" loext:marker-style-name="T13"><text:span text:style-name="T13">Added ($XX) style hex codes to natively support WindHex dumps</text:span><text:span text:style-name="T13"/></text:p>
        </text:list-item>
        <text:list-item>
          <text:p text:style-name="P20" loext:marker-style-name="T13"><text:span text:style-name="T13">Debug logs now contain script text</text:span><text:span text:style-name="T13"/></text:p>
        </text:list-item>
        <text:list-item>
          <text:p text:style-name="P20" loext:marker-style-name="T13"><text:span text:style-name="T13">Skips linked, dakuten, and handakuten table entries instead of failing</text:span><text:span text:style-name="T13"/></text:p>
        </text:list-item>
      </text:list>
      <text:p text:style-name="No_20_Spacing" loext:marker-style-name="T18"><text:span text:style-name="T13">V1.1 – 6/2/2010</text:span><text:span text:style-name="T18"/></text:p>
      <text:list text:style-name="WWNum3">
        <text:list-item>
          <text:p text:style-name="P21" loext:marker-style-name="T13"><text:span text:style-name="T13">Documentation completely rewritten</text:span><text:span text:style-name="T13"/></text:p>
        </text:list-item>
        <text:list-item>
          <text:p text:style-name="P21" loext:marker-style-name="T13"><text:span text:style-name="T13">Added ENDIANSWAP to support both endian types of pointers</text:span><text:span text:style-name="T13"/></text:p>
        </text:list-item>
        <text:list-item>
          <text:p text:style-name="P21" loext:marker-style-name="T13"><text:span text:style-name="T13">Added FIXEDLEN for fixed length string support</text:span><text:span text:style-name="T13"/></text:p>
        </text:list-item>
        <text:list-item>
          <text:p text:style-name="P21" loext:marker-style-name="T13"><text:span text:style-name="T13">Added STRINGALIGN to align strings to byte boundaries</text:span><text:span text:style-name="T13"/></text:p>
        </text:list-item>
        <text:list-item>
          <text:p text:style-name="P21" loext:marker-style-name="T13"><text:span text:style-name="T13">Added SETPTRFILE and SETTARGETFILE for multifile support</text:span><text:span text:style-name="T13"/></text:p>
        </text:list-item>
        <text:list-item>
          <text:p text:style-name="P21" loext:marker-style-name="T13"><text:span text:style-name="T13">Added EMBPTRTABLE/WRITE to make embedded pointer tables cleaner</text:span><text:span text:style-name="T13"/></text:p>
        </text:list-item>
        <text:list-item>
          <text:p text:style-name="P21" loext:marker-style-name="T13"><text:span text:style-name="T13">Added a new WRITE for pointer tables for out of order tables</text:span><text:span text:style-name="T13"/></text:p>
        </text:list-item>
        <text:list-item>
          <text:p text:style-name="P21" loext:marker-style-name="T13"><text:span text:style-name="T13">Added overloads for WXX commands to support custom pointers to aid with inserting scripts that use hardcoded pointers</text:span><text:span text:style-name="T13"/></text:p>
        </text:list-item>
        <text:list-item>
          <text:p text:style-name="P21" loext:marker-style-name="T13"><text:span text:style-name="T13">Added WHW to write the high word of pointers</text:span><text:span text:style-name="T13"/></text:p>
        </text:list-item>
        <text:list-item>
          <text:p text:style-name="P21" loext:marker-style-name="T13"><text:span text:style-name="T13">Added detection of initialized but unwritten embedded pointers</text:span><text:span text:style-name="T13"/></text:p>
        </text:list-item>
        <text:list-item>
          <text:p text:style-name="P21" loext:marker-style-name="T13"><text:span text:style-name="T13">Fixed WXX single byte writing commands</text:span><text:span text:style-name="T13"/></text:p>
        </text:list-item>
        <text:list-item>
          <text:p text:style-name="P21" loext:marker-style-name="T13"><text:span text:style-name="T13">Fixed autowrite with Pascal strings</text:span><text:span text:style-name="T13"/></text:p>
        </text:list-item>
        <text:list-item>
          <text:p text:style-name="P21" loext:marker-style-name="T13"><text:span text:style-name="T13">Fixed line detection for missing table entries in script</text:span><text:span text:style-name="T13"/></text:p>
        </text:list-item>
        <text:list-item>
          <text:p text:style-name="P21" loext:marker-style-name="T13"><text:span text:style-name="T13">Fixed statistics relating to embedded pointers</text:span><text:span text:style-name="T13"/></text:p>
        </text:list-item>
        <text:list-item>
          <text:p text:style-name="P21" loext:marker-style-name="T13"><text:span text:style-name="T13">Fixed bug in the table library that required a newline at the table’s end</text:span><text:span text:style-name="T13"/></text:p>
        </text:list-item>
        <text:list-item>
          <text:p text:style-name="P21" loext:marker-style-name="T13"><text:span text:style-name="T13">Optimized insertion speed for games using lots (10k+) of embedded pointers</text:span><text:span text:style-name="T13"/></text:p>
        </text:list-item>
      </text:list>
      <text:p text:style-name="P37" loext:marker-style-name="T13"/>
      <text:h text:style-name="P11" text:outline-level="1" loext:marker-style-name="T10"><text:bookmark-start text:name="_Toc348795697"/><text:span text:style-name="T10">Building Sample Files</text:span><text:bookmark-end text:name="_Toc348795697"/><text:span text:style-name="T10"/></text:h>
      <text:p text:style-name="Standard"/>
      <text:h text:style-name="P13" text:outline-level="2" loext:marker-style-name="T20"><text:bookmark-start text:name="_Toc348795698"/><text:span text:style-name="T20">Exercise 1 – Basic Script</text:span><text:bookmark-end text:name="_Toc348795698"/><text:span text:style-name="T20"/></text:h>
      <text:p text:style-name="Standard" loext:marker-style-name="T11"><text:span text:style-name="T11">The purpose of this sample will be to familiarize you with the steps of setting up a basic Atlas script. <text:s/>We will create a pointer type and use Atlas commands to update pointers for our script.</text:span><text:span text:style-name="T11"/></text:p>
      <text:p text:style-name="P33" loext:marker-style-name="T11"/>
      <text:p text:style-name="P27" loext:marker-style-name="T11"><text:span text:style-name="T21">Game Specs</text:span><text:span text:style-name="T11"/></text:p>
      <text:p text:style-name="Standard" loext:marker-style-name="T11"><text:span text:style-name="T11">Platform: Super Nintendo</text:span><text:span text:style-name="T11"/></text:p>
      <text:p text:style-name="Standard" loext:marker-style-name="T11"><text:span text:style-name="T11">Header Size: $200</text:span><text:span text:style-name="T11"/></text:p>
      <text:p text:style-name="Standard" loext:marker-style-name="T11"><text:span text:style-name="T11">Dialogue Location: $40200</text:span><text:span text:style-name="T11"/></text:p>
      <text:p text:style-name="Standard" loext:marker-style-name="T11"><text:span text:style-name="T11">Pointer Table: $50200</text:span><text:span text:style-name="T11"/></text:p>
      <text:p text:style-name="Standard" loext:marker-style-name="T11"><text:span text:style-name="T11">Pointer Type: 24bit LOROM</text:span><text:span text:style-name="T11"/></text:p>
      <text:p text:style-name="P32" loext:marker-style-name="T11"/>
      <text:p text:style-name="P27" loext:marker-style-name="T21"><text:span text:style-name="T21">Script File</text:span><text:span text:style-name="T21"/></text:p>
      <text:section text:style-name="Sect2" text:name="Section1">
        <text:p text:style-name="Standard" loext:marker-style-name="T13"><text:span text:style-name="T13">// script.txt - Script for our game</text:span><text:span text:style-name="T13"/></text:p>
        <text:p text:style-name="Standard" loext:marker-style-name="T13"><text:span text:style-name="T13">#VAR(dialogue, TABLE)</text:span><text:span text:style-name="T13"/></text:p>
        <text:p text:style-name="Standard" loext:marker-style-name="T13"><text:span text:style-name="T13">#ADDTBL("game.tbl", dialogue)</text:span></text:p>
        <text:p text:style-name="Standard" loext:marker-style-name="T13"><text:span text:style-name="T13">#ACTIVETBL(dialogue)</text:span><text:span text:style-name="T13"/></text:p>
        <text:p text:style-name="P36" loext:marker-style-name="T13"/>
        <text:p text:style-name="Standard" loext:marker-style-name="T13"><text:span text:style-name="T13">#VAR(Ptr, CUSTOMPOINTER)</text:span><text:span text:style-name="T13"/></text:p>
        <text:p text:style-name="Standard" loext:marker-style-name="T13"><text:span text:style-name="T13">#CREATEPTR(Ptr, "LOROM00", $0, 24)</text:span><text:span text:style-name="T13"/></text:p>
        <text:p text:style-name="P36" loext:marker-style-name="T13"/>
        <text:p text:style-name="Standard" loext:marker-style-name="T13"><text:span text:style-name="T13">#HDR($200)</text:span><text:span text:style-name="T13"/></text:p>
        <text:p text:style-name="Standard" loext:marker-style-name="T13"><text:span text:style-name="T13">#JMP($40200)</text:span><text:span text:style-name="T13"/></text:p>
        <text:p text:style-name="P36" loext:marker-style-name="T13"/>
        <text:p text:style-name="Standard" loext:marker-style-name="T13"><text:span text:style-name="T13">#WRITE(Ptr, $50200)</text:span><text:span text:style-name="T13"/></text:p>
        <text:p text:style-name="Standard" loext:marker-style-name="T13"><text:span text:style-name="T13">Now that our script is all setup…&lt;LINE&gt;</text:span><text:span text:style-name="T13"/></text:p>
        <text:p text:style-name="Standard" loext:marker-style-name="T13"><text:span text:style-name="T13">We can begin inserting the script!&lt;END&gt;</text:span><text:span text:style-name="T13"/></text:p>
        <text:p text:style-name="P36" loext:marker-style-name="T13"/>
        <text:p text:style-name="Standard" loext:marker-style-name="T13"><text:span text:style-name="T13">#WRITE(Ptr, $50203)</text:span><text:span text:style-name="T13"/></text:p>
        <text:p text:style-name="Standard" loext:marker-style-name="T13"><text:span text:style-name="T13">And just as nice, Atlas is&lt;LINE&gt;</text:span><text:span text:style-name="T13"/></text:p>
        <text:p text:style-name="Standard" loext:marker-style-name="T13"><text:span text:style-name="T13">updating the pointers too!&lt;END&gt;</text:span><text:span text:style-name="T13"/></text:p>
        <text:p text:style-name="P36" loext:marker-style-name="T13"/>
        <text:p text:style-name="Standard" loext:marker-style-name="T13"><text:span text:style-name="T13">#WRITE(Ptr, $50206)</text:span><text:span text:style-name="T13"/></text:p>
        <text:p text:style-name="P28" loext:marker-style-name="T13"><text:span text:style-name="T13">And here is the end of the sample.&lt;END&gt;</text:span></text:p>
        <text:p text:style-name="P28" loext:marker-style-name="T13"><text:span text:style-name="T13"/></text:p>
        <text:p text:style-name="P28" loext:marker-style-name="T13"><text:span text:style-name="T13"/></text:p>
        <text:p text:style-name="P28" loext:marker-style-name="T13"><text:span text:style-name="T13"/></text:p>
        <text:p text:style-name="P27" loext:marker-style-name="T13"><text:span text:style-name="T13"/></text:p>
        <text:p text:style-name="P52" loext:marker-style-name="T13"><text:span text:style-name="T13">Example of a comment</text:span></text:p>
        <text:p text:style-name="P27" loext:marker-style-name="T13"><text:span text:style-name="T13">Sets up a TABLE variable</text:span></text:p>
        <text:p text:style-name="P27" loext:marker-style-name="T13"><text:span text:style-name="T13">Adds a table file</text:span></text:p>
        <text:p text:style-name="P27" loext:marker-style-name="T13"><text:span text:style-name="T13">Makes the table active</text:span></text:p>
        <text:p text:style-name="P38" loext:marker-style-name="T13"/>
        <text:p text:style-name="P27" loext:marker-style-name="T13"><text:span text:style-name="T13">24bit LOROM pointer without offsetting</text:span></text:p>
        <text:p text:style-name="P37" loext:marker-style-name="T13"/>
        <text:p text:style-name="P27" loext:marker-style-name="T13"><text:span text:style-name="T13">Sets a $200 byte header</text:span></text:p>
        <text:p text:style-name="P27" loext:marker-style-name="T13"><text:span text:style-name="T13">Sets insertion offset</text:span></text:p>
        <text:p text:style-name="P38" loext:marker-style-name="T13"/>
        <text:p text:style-name="P27" loext:marker-style-name="T13"><text:span text:style-name="T13">Writes the current insertion offset to $50200 using Ptr. <text:s/>HDR is used only internally inside of pointer writing commands to adjust for the dialogue’s position.</text:span></text:p>
        <text:p text:style-name="P27" loext:marker-style-name="T13"><text:span text:style-name="T13"/></text:p>
        <text:p text:style-name="P27" loext:marker-style-name="T13"><text:span text:style-name="T13"/></text:p>
        <text:p text:style-name="P27" loext:marker-style-name="T13"><text:span text:style-name="T13"/></text:p>
        <text:p text:style-name="P27" loext:marker-style-name="T13"><text:span text:style-name="T13"/></text:p>
        <text:p text:style-name="P27" loext:marker-style-name="T13"><text:span text:style-name="T13"/></text:p>
        <text:p text:style-name="P27" loext:marker-style-name="T13"><text:span text:style-name="T13"/></text:p>
        <text:p text:style-name="P27" loext:marker-style-name="T13"><text:span text:style-name="T13"/></text:p>
        <text:p text:style-name="P36" loext:marker-style-name="T13"/>
      </text:section>
      <text:section text:style-name="Sect1" text:name="Section2">
        <text:h text:style-name="P15" text:outline-level="2" loext:marker-style-name="T20"><text:bookmark-start text:name="_Toc348795699"/><text:span text:style-name="T20">Exercise 2 – Pointer Tables</text:span><text:bookmark-end text:name="_Toc348795699"/><text:span text:style-name="T20"/></text:h>
        <text:p text:style-name="Standard" loext:marker-style-name="T11"><text:span text:style-name="T11">This sample will demonstrate Atlas’s ability to create pointer tables. <text:s/>This eliminates the need for managing memory addresses within the main body of the script. <text:s/>We will also cover a more advanced pointer type than previously.</text:span><text:span text:style-name="T11"/></text:p>
        <text:p text:style-name="P37" loext:marker-style-name="T13"/>
        <text:p text:style-name="P27" loext:marker-style-name="T11"><text:span text:style-name="T21">Game Specs</text:span><text:span text:style-name="T11"/></text:p>
        <text:p text:style-name="Standard" loext:marker-style-name="T11"><text:span text:style-name="T11">Platform: Nintendo</text:span><text:span text:style-name="T11"/></text:p>
        <text:p text:style-name="Standard" loext:marker-style-name="T11"><text:span text:style-name="T11">Header Size: $10</text:span><text:span text:style-name="T11"/></text:p>
        <text:p text:style-name="Standard" loext:marker-style-name="T11"><text:span text:style-name="T11">Dialogue Location: File - $2010, NES Memory - $C000</text:span><text:span text:style-name="T11"/></text:p>
        <text:p text:style-name="Standard" loext:marker-style-name="T11"><text:span text:style-name="T11">Pointer Table: File - $2810</text:span><text:span text:style-name="T11"/></text:p>
        <text:p text:style-name="P28" loext:marker-style-name="T11"><text:span text:style-name="T11">Pointer Type: 16 bit – NES does not have an Atlas pointer type so we will use LINEAR and offset it by adding $A000 to get the correct address. <text:s/>You will likely need to create a new pointer type with different offsetting for every text bank in a game like this.</text:span><text:span text:style-name="T11"/></text:p>
        <text:p text:style-name="P37" loext:marker-style-name="T13"/>
        <text:p text:style-name="P27" loext:marker-style-name="T21"><text:span text:style-name="T21">Script File</text:span><text:span text:style-name="T21"/></text:p>
      </text:section>
      <text:section text:style-name="Sect3" text:name="Section3">
        <text:p text:style-name="Standard" loext:marker-style-name="T13"><text:span text:style-name="T13">#VAR(dialogue, TABLE)</text:span><text:span text:style-name="T13"/></text:p>
        <text:p text:style-name="Standard" loext:marker-style-name="T13"><text:span text:style-name="T13">#ADDTBL("game.tbl", dialogue)</text:span><text:span text:style-name="T13"/></text:p>
        <text:p text:style-name="Standard" loext:marker-style-name="T13"><text:span text:style-name="T13">#ACTIVETBL(dialogue)</text:span><text:span text:style-name="T13"/></text:p>
        <text:p text:style-name="P36" loext:marker-style-name="T13"/>
        <text:p text:style-name="Standard" loext:marker-style-name="T13"><text:span text:style-name="T13">#VAR(Ptr2000, CUSTOMPOINTER)</text:span><text:span text:style-name="T13"/></text:p>
        <text:p text:style-name="Standard" loext:marker-style-name="T13"><text:span text:style-name="T13">#CREATEPTR(Ptr2000, "LINEAR", $-A000, 16)</text:span><text:span text:style-name="T13"/></text:p>
        <text:p text:style-name="P36" loext:marker-style-name="T13"/>
        <text:p text:style-name="Standard" loext:marker-style-name="T13"><text:span text:style-name="T13">#VAR(PtrTbl2810, POINTERTABLE)</text:span><text:span text:style-name="T13"/></text:p>
        <text:p text:style-name="Standard" loext:marker-style-name="T13"><text:span text:style-name="T13">#PTRTBL(PtrTbl2810, $2810, 2, Ptr2000)</text:span><text:span text:style-name="T13"/></text:p>
        <text:p text:style-name="P36" loext:marker-style-name="T13"/>
        <text:p text:style-name="Standard" loext:marker-style-name="T13"><text:span text:style-name="T13">#HDR($10)</text:span><text:span text:style-name="T13"/></text:p>
        <text:p text:style-name="Standard" loext:marker-style-name="T13"><text:span text:style-name="T13">#JMP($2010)</text:span><text:span text:style-name="T13"/></text:p>
        <text:p text:style-name="P36" loext:marker-style-name="T13"/>
        <text:p text:style-name="Standard" loext:marker-style-name="T13"><text:span text:style-name="T13">#WRITE(PtrTbl2810)</text:span><text:span text:style-name="T13"/></text:p>
        <text:p text:style-name="Standard" loext:marker-style-name="T13"><text:span text:style-name="T13">It’s much easier to write to an Atlas&lt;LINE&gt;</text:span><text:span text:style-name="T13"/></text:p>
        <text:p text:style-name="Standard" loext:marker-style-name="T13"><text:span text:style-name="T13">Pointer table!&lt;END&gt;</text:span><text:span text:style-name="T13"/></text:p>
        <text:p text:style-name="P36" loext:marker-style-name="T13"/>
        <text:p text:style-name="Standard" loext:marker-style-name="T13"><text:span text:style-name="T13">#WRITE(PtrTbl2810)</text:span><text:span text:style-name="T13"/></text:p>
        <text:p text:style-name="Standard" loext:marker-style-name="T13"><text:span text:style-name="T13">Just make sure all of the strings are&lt;LINE&gt;</text:span><text:span text:style-name="T13"/></text:p>
        <text:p text:style-name="Standard" loext:marker-style-name="T13"><text:span text:style-name="T13">in the same order as the pointers.&lt;END&gt;</text:span><text:span text:style-name="T13"/></text:p>
        <text:p text:style-name="P36" loext:marker-style-name="T13"/>
        <text:p text:style-name="Standard" loext:marker-style-name="T13"><text:span text:style-name="T13">#WRITE(PtrTbl2810)</text:span><text:span text:style-name="T13"/></text:p>
        <text:p text:style-name="P28" loext:marker-style-name="T13"><text:span text:style-name="T13">Next lesson we’ll learn how to do this without an Atlas command every string!&lt;END&gt;</text:span><text:span text:style-name="T13"/></text:p>
        <text:p text:style-name="P27" loext:marker-style-name="T13"><text:span text:style-name="T13">Setup the table</text:span><text:span text:style-name="T13"/></text:p>
        <text:p text:style-name="P37" loext:marker-style-name="T13"/>
        <text:p text:style-name="P37" loext:marker-style-name="T13"/>
        <text:p text:style-name="P37" loext:marker-style-name="T13"/>
        <text:p text:style-name="P27" loext:marker-style-name="T13"><text:span text:style-name="T13">Creates a LINEAR (no mapping) 16bit pointer, adding $A000</text:span><text:span text:style-name="T13"/></text:p>
        <text:p text:style-name="P37" loext:marker-style-name="T13"/>
        <text:p text:style-name="P27" loext:marker-style-name="T13"><text:span text:style-name="T13">Creates a pointer table with 2 byte increment at $2810</text:span><text:span text:style-name="T13"/></text:p>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section>
      <text:section text:style-name="Sect1" text:name="Section4">
        <text:p text:style-name="P36" loext:marker-style-name="T13"/>
        <text:h text:style-name="P16" text:outline-level="2" loext:marker-style-name="T20"><text:bookmark-start text:name="_Toc348795700"/><text:span text:style-name="T20">Exercise 3 – Pointer Autowrite</text:span><text:bookmark-end text:name="_Toc348795700"/><text:span text:style-name="T20"/></text:h>
        <text:p text:style-name="Standard" loext:marker-style-name="T11"><text:span text:style-name="T11">This sample will build upon Exercise 2 and demonstrate usage of Atlas autowrite. <text:s/>This feature detects end strings and automatically writes a pointer to an associated pointer table or list. <text:s/>If you have a simple script, this is definitely the way to go to cut down on editing. <text:s/>One thing to note is that you must change your table to accommodate this. <text:s/>If your end string value is FF, then place /FF=&lt;END&gt; in your table.</text:span><text:span text:style-name="T11"/></text:p>
        <text:p text:style-name="P37" loext:marker-style-name="T13"/>
        <text:p text:style-name="P27" loext:marker-style-name="T11"><text:span text:style-name="T21">Game Specs</text:span><text:span text:style-name="T11"/></text:p>
        <text:p text:style-name="P28" loext:marker-style-name="T11"><text:span text:style-name="T11">See Exercise 2</text:span><text:span text:style-name="T11"/></text:p>
        <text:p text:style-name="P37" loext:marker-style-name="T13"/>
        <text:p text:style-name="P27" loext:marker-style-name="T21"><text:span text:style-name="T21">Script File</text:span><text:span text:style-name="T21"/></text:p>
      </text:section>
      <text:section text:style-name="Sect3" text:name="Section5">
        <text:p text:style-name="Standard" loext:marker-style-name="T13"><text:span text:style-name="T13">#VAR(dialogue, TABLE)</text:span><text:span text:style-name="T13"/></text:p>
        <text:p text:style-name="Standard" loext:marker-style-name="T13"><text:span text:style-name="T13">#ADDTBL("game.tbl", dialogue)</text:span><text:span text:style-name="T13"/></text:p>
        <text:p text:style-name="Standard" loext:marker-style-name="T13"><text:span text:style-name="T13">#ACTIVETBL(dialogue)</text:span><text:span text:style-name="T13"/></text:p>
        <text:p text:style-name="P36" loext:marker-style-name="T13"/>
        <text:p text:style-name="Standard" loext:marker-style-name="T13"><text:span text:style-name="T13">#VAR(Ptr2000, CUSTOMPOINTER)</text:span><text:span text:style-name="T13"/></text:p>
        <text:p text:style-name="Standard" loext:marker-style-name="T13"><text:span text:style-name="T13">#CREATEPTR(Ptr2000, "LINEAR", $-A000, 16)</text:span></text:p>
        <text:p text:style-name="P36" loext:marker-style-name="T13"/>
        <text:p text:style-name="Standard" loext:marker-style-name="T13"><text:span text:style-name="T13">#VAR(PtrTbl2810, POINTERTABLE)</text:span><text:span text:style-name="T13"/></text:p>
        <text:p text:style-name="Standard" loext:marker-style-name="T13"><text:span text:style-name="T13">#PTRTBL(PtrTbl2810, $2812, 2, Ptr2000)</text:span><text:span text:style-name="T13"/></text:p>
        <text:p text:style-name="P36" loext:marker-style-name="T13"/>
        <text:p text:style-name="Standard" loext:marker-style-name="T13"><text:span text:style-name="T13">#AUTOWRITE(PtrTbl2810, "&lt;END&gt;")</text:span><text:span text:style-name="T13"/></text:p>
        <text:p text:style-name="P36" loext:marker-style-name="T13"/>
        <text:p text:style-name="Standard" loext:marker-style-name="T13"><text:span text:style-name="T13">#HDR($10)</text:span><text:span text:style-name="T13"/></text:p>
        <text:p text:style-name="Standard" loext:marker-style-name="T13"><text:span text:style-name="T13">#JMP($2010)</text:span><text:span text:style-name="T13"/></text:p>
        <text:p text:style-name="Standard" loext:marker-style-name="T13"><text:span text:style-name="T13">// Automatically written pointer</text:span><text:span text:style-name="T13"/></text:p>
        <text:p text:style-name="Standard" loext:marker-style-name="T13"><text:span text:style-name="T13">It’s easy as pie to use autowrite.&lt;END&gt;</text:span><text:span text:style-name="T13"/></text:p>
        <text:p text:style-name="Standard" loext:marker-style-name="T13"><text:span text:style-name="T13">// Automatically written pointer</text:span><text:span text:style-name="T13"/></text:p>
        <text:p text:style-name="Standard" loext:marker-style-name="T13"><text:span text:style-name="T13">It’ll save you lots of commands if&lt;LINE&gt;</text:span><text:span text:style-name="T13"/></text:p>
        <text:p text:style-name="Standard" loext:marker-style-name="T13"><text:span text:style-name="T13">your script is simple.&lt;END&gt;</text:span><text:span text:style-name="T13"/></text:p>
        <text:p text:style-name="Standard" loext:marker-style-name="T13"><text:span text:style-name="T13">// Automatically written pointer</text:span><text:span text:style-name="T13"/></text:p>
        <text:p text:style-name="Standard" loext:marker-style-name="T13"><text:span text:style-name="T13">You can even disable autowrite...&lt;END&gt;</text:span><text:span text:style-name="T13"/></text:p>
        <text:p text:style-name="Standard" loext:marker-style-name="T13"><text:span text:style-name="T13">#DISABLE(PtrTbl2810, "&lt;END&gt;")</text:span><text:span text:style-name="T13"/></text:p>
        <text:p text:style-name="P36" loext:marker-style-name="T13"/>
        <text:p text:style-name="Standard" loext:marker-style-name="T13"><text:span text:style-name="T13">#WRITE(PtrTbl2810)</text:span><text:span text:style-name="T13"/></text:p>
        <text:p text:style-name="P28" loext:marker-style-name="T13"><text:span text:style-name="T13">And continue writing to the pointer&lt;LINE&gt; table manually.&lt;END&gt;</text:span><text:span text:style-name="T13"/></text:p>
        <text:p text:style-name="P27" loext:marker-style-name="T13"><text:span text:style-name="T13">Create the table</text:span><text:span text:style-name="T13"/></text:p>
        <text:p text:style-name="P37" loext:marker-style-name="T13"/>
        <text:p text:style-name="P27" loext:marker-style-name="T13"><text:span text:style-name="T13">Create the pointer</text:span><text:span text:style-name="T13"/></text:p>
        <text:p text:style-name="P37" loext:marker-style-name="T13"/>
        <text:p text:style-name="P37" loext:marker-style-name="T13"/>
        <text:p text:style-name="P27" loext:marker-style-name="T13"><text:span text:style-name="T13">Create the pointer table</text:span><text:span text:style-name="T13"/></text:p>
        <text:p text:style-name="P37" loext:marker-style-name="T13"/>
        <text:p text:style-name="P37" loext:marker-style-name="T13"/>
        <text:p text:style-name="P27" loext:marker-style-name="T13"><text:span text:style-name="T13">Initiate autowrite for the specific end string tag.</text:span><text:span text:style-name="T13"/></text:p>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27" loext:marker-style-name="T13"><text:span text:style-name="T13">You can also manually write to a pointer table while autowrite is active.</text:span><text:span text:style-name="T13"/></text:p>
      </text:section>
      <text:section text:style-name="Sect1" text:name="Section6">
        <text:p text:style-name="P37" loext:marker-style-name="T13"/>
        <text:h text:style-name="P14" text:outline-level="2" loext:marker-style-name="T20"><text:bookmark-start text:name="_Toc348795701"/><text:span text:style-name="T20">Exercise 4 – Embedded Pointers</text:span><text:bookmark-end text:name="_Toc348795701"/><text:span text:style-name="T20"/></text:h>
        <text:p text:style-name="Standard" loext:marker-style-name="T11"><text:span text:style-name="T11">This sample will introduce embedded pointers. <text:s/>You use embedded pointers when pointers are embedded within the script, especially conditionals that have different strings. <text:s/>Because in this case the pointer’s location will vary on each edit, you cannot define the pointer normally. <text:s/>This is also necessary when pointer banks are between script banks. <text:s/>The sample below does not demonstrate that you can indeed use EMBWRITE before EMBSET.</text:span><text:span text:style-name="T11"/></text:p>
        <text:p text:style-name="P32" loext:marker-style-name="T11"/>
        <text:p text:style-name="P27" loext:marker-style-name="T11"><text:span text:style-name="T21">Game Specs</text:span><text:span text:style-name="T11"/></text:p>
        <text:p text:style-name="Standard" loext:marker-style-name="T11"><text:span text:style-name="T11">Platform: Genesis, ROM not interleaved</text:span><text:span text:style-name="T11"/></text:p>
        <text:p text:style-name="Standard" loext:marker-style-name="T11"><text:span text:style-name="T11">Header Size: No Header</text:span><text:span text:style-name="T11"/></text:p>
        <text:p text:style-name="Standard" loext:marker-style-name="T11"><text:span text:style-name="T11">Dialogue Location: Start - $80000, End - $81FFF</text:span><text:span text:style-name="T11"/></text:p>
        <text:p text:style-name="Standard" loext:marker-style-name="T11"><text:span text:style-name="T11">Pointer Type: 24bit LINEAR, Big Endian</text:span><text:span text:style-name="T11"/></text:p>
        <text:p text:style-name="P32" loext:marker-style-name="T11"/>
        <text:p text:style-name="P27" loext:marker-style-name="T21"><text:span text:style-name="T21">Script File</text:span><text:span text:style-name="T21"/></text:p>
      </text:section>
      <text:section text:style-name="Sect3" text:name="Section7">
        <text:p text:style-name="Standard" loext:marker-style-name="T13"><text:span text:style-name="T13">// Pointers to individual strings not shown</text:span><text:span text:style-name="T13"/></text:p>
        <text:p text:style-name="Standard" loext:marker-style-name="T13"><text:span text:style-name="T13">#VAR(dialogue, TABLE)</text:span><text:span text:style-name="T13"/></text:p>
        <text:p text:style-name="Standard" loext:marker-style-name="T13"><text:span text:style-name="T13">#ADDTBL("game.tbl", dialogue)</text:span><text:span text:style-name="T13"/></text:p>
        <text:p text:style-name="Standard" loext:marker-style-name="T13"><text:span text:style-name="T13">#ACTIVETBL(dialogue)</text:span><text:span text:style-name="T13"/></text:p>
        <text:p text:style-name="Standard" loext:marker-style-name="T13"><text:span text:style-name="T13">#ENDIANSWAP("TRUE")</text:span><text:span text:style-name="T13"/></text:p>
        <text:p text:style-name="Standard" loext:marker-style-name="T13"><text:span text:style-name="T13">#EMBTYPE("LINEAR", 24, $0)</text:span><text:span text:style-name="T13"/></text:p>
        <text:p text:style-name="P36" loext:marker-style-name="T13"/>
        <text:p text:style-name="Standard" loext:marker-style-name="T13"><text:span text:style-name="T13">#JMP($80000, $81FFF)</text:span><text:span text:style-name="T13"/></text:p>
        <text:p text:style-name="P36" loext:marker-style-name="T13"/>
        <text:p text:style-name="Standard" loext:marker-style-name="T13"><text:span text:style-name="T13">Let’s start embedded pointers!&lt;LINE&gt;</text:span><text:span text:style-name="T13"/></text:p>
        <text:p text:style-name="Standard" loext:marker-style-name="T13"><text:span text:style-name="T13">&lt;option&gt;&lt;yesno&gt;</text:span><text:span text:style-name="T13"/></text:p>
        <text:p text:style-name="Standard" loext:marker-style-name="T13"><text:span text:style-name="T13">#EMBSET(0)</text:span><text:span text:style-name="T13"/></text:p>
        <text:p text:style-name="Standard" loext:marker-style-name="T13"><text:span text:style-name="T13">#EMBSET(1)</text:span><text:span text:style-name="T13"/></text:p>
        <text:p text:style-name="Standard" loext:marker-style-name="T13"><text:span text:style-name="T13">#EMBWRITE(0)</text:span><text:span text:style-name="T13"/></text:p>
        <text:p text:style-name="P28" loext:marker-style-name="T13"><text:span text:style-name="T13">That’s the spirit! <text:s/>You’ll learn them&lt;LINE&gt;</text:span><text:span text:style-name="T13"/></text:p>
        <text:p text:style-name="P28" loext:marker-style-name="T13"><text:span text:style-name="T13">in no time!&lt;END&gt;</text:span><text:span text:style-name="T13"/></text:p>
        <text:p text:style-name="Standard" loext:marker-style-name="T13"><text:span text:style-name="T13">#EMBWRITE(1)</text:span><text:span text:style-name="T13"/></text:p>
        <text:p text:style-name="Standard" loext:marker-style-name="T13"><text:span text:style-name="T13">Not ready yet, young grasshopper?&lt;END&gt;</text:span><text:span text:style-name="T13"/></text:p>
        <text:p text:style-name="P36" loext:marker-style-name="T13"/>
        <text:p text:style-name="Standard" loext:marker-style-name="T13"><text:span text:style-name="T13">&lt;if-print&gt;&lt;hasitem&gt;&lt;atlas&gt;</text:span><text:span text:style-name="T13"/></text:p>
        <text:p text:style-name="Standard" loext:marker-style-name="T13"><text:span text:style-name="T13">#EMBSET(2)</text:span><text:span text:style-name="T13"/></text:p>
        <text:p text:style-name="Standard" loext:marker-style-name="T13"><text:span text:style-name="T13">#EMBSET(3)</text:span><text:span text:style-name="T13"/></text:p>
        <text:p text:style-name="Standard" loext:marker-style-name="T13"><text:span text:style-name="T13">#EMBWRITE(2)</text:span><text:span text:style-name="T13"/></text:p>
        <text:p text:style-name="Standard" loext:marker-style-name="T13"><text:span text:style-name="T13">Now you’re cooking with gas!&lt;END&gt;</text:span><text:span text:style-name="T13"/></text:p>
        <text:p text:style-name="Standard" loext:marker-style-name="T13"><text:span text:style-name="T13">#EMBWRITE(3)</text:span><text:span text:style-name="T13"/></text:p>
        <text:p text:style-name="Standard" loext:marker-style-name="T13"><text:span text:style-name="T13">No Atlas? <text:s/>Get out of here!&lt;END&gt;</text:span><text:span text:style-name="T13"/></text:p>
        <text:p text:style-name="P27" loext:marker-style-name="T13"><text:span text:style-name="T13">Setup the table</text:span><text:span text:style-name="T13"/></text:p>
        <text:p text:style-name="P36" loext:marker-style-name="T13"/>
        <text:p text:style-name="P36" loext:marker-style-name="T13"/>
        <text:p text:style-name="P27" loext:marker-style-name="T13"><text:span text:style-name="T13">Swap endian for pointers</text:span><text:span text:style-name="T13"/></text:p>
        <text:p text:style-name="P27" loext:marker-style-name="T13"><text:span text:style-name="T13">Set embedded pointer type to linear, 24 bit, 0 offsetting</text:span><text:span text:style-name="T13"/></text:p>
        <text:p text:style-name="P27" loext:marker-style-name="T13"><text:span text:style-name="T13">Jump into text block. <text:s/>Atlas limits text insertion to $81FFF</text:span><text:span text:style-name="T13"/></text:p>
        <text:p text:style-name="P37" loext:marker-style-name="T13"/>
        <text:p text:style-name="P27" loext:marker-style-name="T13"><text:span text:style-name="T13">Yes/No control code containing two pointers afterwards. <text:s/>First prints the Yes option, second the No option.</text:span><text:span text:style-name="T13"/></text:p>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27" loext:marker-style-name="T13"><text:span text:style-name="T13">Conditional text with two pointers. <text:s/>First points to text displayed if you have the item and second if you don’t have it.</text:span><text:span text:style-name="T13"/></text:p>
        <text:p text:style-name="P37" loext:marker-style-name="T13"/>
        <text:p text:style-name="P37" loext:marker-style-name="T13"/>
      </text:section>
      <text:section text:style-name="Sect1" text:name="Section8">
        <text:p text:style-name="P36" loext:marker-style-name="T13"/>
        <text:h text:style-name="P14" text:outline-level="2" loext:marker-style-name="T20"><text:bookmark-start text:name="_Toc348795702"/><text:span text:style-name="T20">Exercise 5 – Embedded Pointer Tables</text:span><text:bookmark-end text:name="_Toc348795702"/><text:span text:style-name="T20"/></text:h>
        <text:p text:style-name="Standard" loext:marker-style-name="T11"><text:span text:style-name="T11">Let’s build upon embedded pointers and discover how to use embedded pointer tables. <text:s/>This method allows you to simplify the code in situations where you must use a lot of embedded pointers. <text:s/>Generally this will be a pointer table situated directly between banks of text.</text:span><text:span text:style-name="T11"/></text:p>
        <text:p text:style-name="P32" loext:marker-style-name="T11"/>
        <text:p text:style-name="P27" loext:marker-style-name="T11"><text:span text:style-name="T21">Game Specs</text:span><text:span text:style-name="T11"/></text:p>
        <text:p text:style-name="Standard" loext:marker-style-name="T11"><text:span text:style-name="T11">Platform: SNES</text:span><text:span text:style-name="T11"/></text:p>
        <text:p text:style-name="Standard" loext:marker-style-name="T11"><text:span text:style-name="T11">Header Size: No Header</text:span><text:span text:style-name="T11"/></text:p>
        <text:p text:style-name="Standard" loext:marker-style-name="T11"><text:span text:style-name="T11">Dialogue Location: Start - $21000, End - $23FFF</text:span><text:span text:style-name="T11"/></text:p>
        <text:p text:style-name="Standard" loext:marker-style-name="T11"><text:span text:style-name="T11">Pointer Type: 16bit HIROM, subtract $1000</text:span><text:span text:style-name="T11"/></text:p>
        <text:p text:style-name="P32" loext:marker-style-name="T11"/>
        <text:p text:style-name="P27" loext:marker-style-name="T21"><text:span text:style-name="T21">Script File</text:span><text:span text:style-name="T21"/></text:p>
      </text:section>
      <text:section text:style-name="Sect4" text:name="Section9">
        <text:p text:style-name="Standard" loext:marker-style-name="T13"><text:span text:style-name="T13">// Skip over table code</text:span><text:span text:style-name="T13"/></text:p>
        <text:p text:style-name="Standard" loext:marker-style-name="T13"><text:span text:style-name="T13">#VAR(Ptr, CUSTOMPOINTER)</text:span><text:span text:style-name="T13"/></text:p>
        <text:p text:style-name="P28" loext:marker-style-name="T13"><text:span text:style-name="T13">#CREATEPTR(Ptr, "HIROM", $1000, 16)</text:span><text:span text:style-name="T13"/></text:p>
        <text:p text:style-name="P28" loext:marker-style-name="T13"><text:span text:style-name="T13">#VAR(PtrTbl, EMBPOINTERTABLE)</text:span><text:span text:style-name="T13"/></text:p>
        <text:p text:style-name="P38" loext:marker-style-name="T13"/>
        <text:p text:style-name="P28" loext:marker-style-name="T13"><text:span text:style-name="T13">#JMP($21000, $23FFF)</text:span><text:span text:style-name="T13"/></text:p>
        <text:p text:style-name="P28" loext:marker-style-name="T13"><text:span text:style-name="T13">#EMBPTRTBL(PtrTbl, 16, Ptr)</text:span><text:span text:style-name="T13"/></text:p>
        <text:p text:style-name="P38" loext:marker-style-name="T13"/>
        <text:p text:style-name="P28" loext:marker-style-name="T13"><text:span text:style-name="T13">#WRITE(PtrTbl, 0)</text:span><text:span text:style-name="T13"/></text:p>
        <text:p text:style-name="P28" loext:marker-style-name="T13"><text:span text:style-name="T13">Now Atlas is setup.&lt;END&gt;</text:span><text:span text:style-name="T13"/></text:p>
        <text:p text:style-name="P38" loext:marker-style-name="T13"/>
        <text:p text:style-name="P28" loext:marker-style-name="T13"><text:span text:style-name="T13">#WRITE(PtrTbl, 1)</text:span><text:span text:style-name="T13"/></text:p>
        <text:p text:style-name="P28" loext:marker-style-name="T13"><text:span text:style-name="T13">You can manually specify the pointer.&lt;END&gt;</text:span><text:span text:style-name="T13"/></text:p>
        <text:p text:style-name="P38" loext:marker-style-name="T13"/>
        <text:p text:style-name="P28" loext:marker-style-name="T13"><text:span text:style-name="T13">#WRITE(PtrTbl)</text:span><text:span text:style-name="T13"/></text:p>
        <text:p text:style-name="P28" loext:marker-style-name="T13"><text:span text:style-name="T13">Or if the pointers are in order,&lt;LINE&gt;</text:span><text:span text:style-name="T13"/></text:p>
        <text:p text:style-name="P28" loext:marker-style-name="T13"><text:span text:style-name="T13">you can do away with that part!&lt;END&gt;</text:span><text:span text:style-name="T13"/></text:p>
        <text:p text:style-name="P38" loext:marker-style-name="T13"/>
        <text:p text:style-name="P28" loext:marker-style-name="T13"><text:span text:style-name="T13">#VAR(PtrTbl2, EMBPOINTERTABLE)</text:span><text:span text:style-name="T13"/></text:p>
        <text:p text:style-name="P28" loext:marker-style-name="T13"><text:span text:style-name="T13">#EMBPTRTBL(PtrTbl2, 16, Ptr)</text:span><text:span text:style-name="T13"/></text:p>
        <text:p text:style-name="P38" loext:marker-style-name="T13"/>
        <text:p text:style-name="P28" loext:marker-style-name="T13"><text:span text:style-name="T13">#WRITE(PtrTbl2)</text:span><text:span text:style-name="T13"/></text:p>
        <text:p text:style-name="P28" loext:marker-style-name="T13"><text:span text:style-name="T13">And now we’re on the second block!&lt;END&gt;</text:span><text:span text:style-name="T13"/></text:p>
        <text:p text:style-name="P37" loext:marker-style-name="T13"/>
        <text:p text:style-name="P38" loext:marker-style-name="T13"/>
        <text:p text:style-name="P38" loext:marker-style-name="T13"/>
        <text:p text:style-name="P38" loext:marker-style-name="T13"/>
        <text:p text:style-name="P37" loext:marker-style-name="T13"/>
        <text:p text:style-name="P27" loext:marker-style-name="T13"><text:span text:style-name="T13">Embedded pointer table with 16 pointers</text:span><text:span text:style-name="T13"/></text:p>
        <text:p text:style-name="P37" loext:marker-style-name="T13"/>
        <text:p text:style-name="P27" loext:marker-style-name="T13"><text:span text:style-name="T13">Zero indexed, so this is the first pointer</text:span><text:span text:style-name="T13"/></text:p>
        <text:p text:style-name="P38" loext:marker-style-name="T13"/>
        <text:p text:style-name="P38" loext:marker-style-name="T13"/>
        <text:p text:style-name="P38" loext:marker-style-name="T13"/>
        <text:p text:style-name="P37" loext:marker-style-name="T13"/>
        <text:p text:style-name="P37" loext:marker-style-name="T13"/>
        <text:p text:style-name="P27" loext:marker-style-name="T13"><text:span text:style-name="T13">This will write the third pointer.</text:span><text:span text:style-name="T13"/></text:p>
        <text:p text:style-name="P38" loext:marker-style-name="T13"/>
        <text:p text:style-name="P38" loext:marker-style-name="T13"/>
        <text:p text:style-name="P37" loext:marker-style-name="T13"/>
        <text:p text:style-name="P27" loext:marker-style-name="T13"><text:span text:style-name="T13">Setup new embedded pointer table between the blocks of text</text:span><text:span text:style-name="T13"/></text:p>
        <text:p text:style-name="P37" loext:marker-style-name="T13"/>
        <text:p text:style-name="P27" loext:marker-style-name="T13"><text:span text:style-name="T13">Writes the first pointer for block 2</text:span><text:span text:style-name="T13"/></text:p>
        <text:p text:style-name="P38" loext:marker-style-name="T13"/>
      </text:section>
      <text:section text:style-name="Sect1" text:name="Section10">
        <text:h text:style-name="P18" text:outline-level="2" loext:marker-style-name="T19"><text:bookmark-start text:name="_Toc348795703"/></text:h>
        <text:p text:style-name="P40" loext:marker-style-name="T19"><text:span text:style-name="T20">Exercise 6 – Multifile</text:span><text:bookmark-end text:name="_Toc348795703"/><text:span text:style-name="T19"/></text:p>
        <text:p text:style-name="Standard" loext:marker-style-name="T11"><text:span text:style-name="T11">This sample explains how to use Atlas’s multifile features. <text:s/>By default, the game file specified via command line will be the file where script insertion and pointer writing takes place. <text:s/>You can also use pointer tables, lists, and autowrite with multifile support. <text:s/>The sample uses manual writes for brevity.</text:span><text:span text:style-name="T11"/></text:p>
        <text:p text:style-name="P32" loext:marker-style-name="T11"/>
        <text:p text:style-name="P27" loext:marker-style-name="T11"><text:span text:style-name="T21">Game Specs</text:span><text:span text:style-name="T11"/></text:p>
        <text:p text:style-name="Standard" loext:marker-style-name="T11"><text:span text:style-name="T11">Platform: PSX</text:span><text:span text:style-name="T11"/></text:p>
        <text:p text:style-name="Standard" loext:marker-style-name="T11"><text:span text:style-name="T11">Header Size: No Header</text:span><text:span text:style-name="T11"/></text:p>
        <text:p text:style-name="Standard" loext:marker-style-name="T11"><text:span text:style-name="T11">Dialogue Location: Start - $100, End - $FFF, in both script1.bin and script2.bin</text:span><text:span text:style-name="T11"/></text:p>
        <text:p text:style-name="Standard" loext:marker-style-name="T11"><text:span text:style-name="T11">Pointer Type: 32 bit LINEAR, in event.bin. <text:s/>No offsetting</text:span><text:span text:style-name="T11"/></text:p>
        <text:p text:style-name="Standard" loext:marker-style-name="T11"><text:span text:style-name="T11">Pointer Location: $1000 for script1.bin, $2000 for script2.bin</text:span><text:span text:style-name="T11"/></text:p>
        <text:p text:style-name="Standard" loext:marker-style-name="T11"><text:span text:style-name="T11">Command Line: Atlas script1.bin script-e.txt</text:span><text:span text:style-name="T11"/></text:p>
        <text:p text:style-name="P32" loext:marker-style-name="T11"/>
        <text:p text:style-name="P27" loext:marker-style-name="T13"><text:span text:style-name="T21">Script File</text:span><text:span text:style-name="T13"/></text:p>
      </text:section>
      <text:section text:style-name="Sect3" text:name="Section11">
        <text:p text:style-name="Standard" loext:marker-style-name="T13"><text:span text:style-name="T13">#VAR(dialogue, TABLE)</text:span><text:span text:style-name="T13"/></text:p>
        <text:p text:style-name="Standard" loext:marker-style-name="T13"><text:span text:style-name="T13">#ADDTBL("game.tbl", dialogue)</text:span><text:span text:style-name="T13"/></text:p>
        <text:p text:style-name="Standard" loext:marker-style-name="T13"><text:span text:style-name="T13">#ACTIVETBL(dialogue)</text:span><text:span text:style-name="T13"/></text:p>
        <text:p text:style-name="Standard" loext:marker-style-name="T13"><text:span text:style-name="T13">#VAR(Ptr, CUSTOMPOINTER)</text:span><text:span text:style-name="T13"/></text:p>
        <text:p text:style-name="Standard" loext:marker-style-name="T13"><text:span text:style-name="T13">#CREATEPTR(Ptr, "LINEAR", 0, 32)</text:span><text:span text:style-name="T13"/></text:p>
        <text:p text:style-name="P36" loext:marker-style-name="T13"/>
        <text:p text:style-name="Standard" loext:marker-style-name="T13"><text:span text:style-name="T13">#SETPTRFILE("event.bin")</text:span><text:span text:style-name="T13"/></text:p>
        <text:p text:style-name="Standard" loext:marker-style-name="T13"><text:span text:style-name="T13">#JMP($100, $1000)</text:span><text:span text:style-name="T13"/></text:p>
        <text:p text:style-name="P36" loext:marker-style-name="T13"/>
        <text:p text:style-name="Standard" loext:marker-style-name="T13"><text:span text:style-name="T13">#WRITE(Ptr, $1000)</text:span><text:span text:style-name="T13"/></text:p>
        <text:p text:style-name="P28" loext:marker-style-name="T13"><text:span text:style-name="T13">Here’s some sample text from script1.bin&lt;END&gt;</text:span><text:span text:style-name="T13"/></text:p>
        <text:p text:style-name="P36" loext:marker-style-name="T13"/>
        <text:p text:style-name="Standard" loext:marker-style-name="T13"><text:span text:style-name="T13">#WRITE(Ptr, $1004)</text:span><text:span text:style-name="T13"/></text:p>
        <text:p text:style-name="Standard" loext:marker-style-name="T13"><text:span text:style-name="T13">The pointers go to event.bin!&lt;END&gt;</text:span><text:span text:style-name="T13"/></text:p>
        <text:p text:style-name="P36" loext:marker-style-name="T13"/>
        <text:p text:style-name="Standard" loext:marker-style-name="T13"><text:span text:style-name="T13">#SETTARGETFILE("script2.bin")</text:span><text:span text:style-name="T13"/></text:p>
        <text:p text:style-name="Standard" loext:marker-style-name="T13"><text:span text:style-name="T13">#JMP($100, $1000)</text:span><text:span text:style-name="T13"/></text:p>
        <text:p text:style-name="P36" loext:marker-style-name="T13"/>
        <text:p text:style-name="Standard" loext:marker-style-name="T13"><text:span text:style-name="T13">#WRITE(Ptr, $2000)</text:span><text:span text:style-name="T13"/></text:p>
        <text:p text:style-name="Standard" loext:marker-style-name="T13"><text:span text:style-name="T13">Now we’re in script2.bin.&lt;END&gt;</text:span><text:span text:style-name="T13"/></text:p>
        <text:p text:style-name="P36" loext:marker-style-name="T13"/>
        <text:p text:style-name="Standard" loext:marker-style-name="T13"><text:span text:style-name="T13">#WRITE(Ptr, $2004)</text:span><text:span text:style-name="T13"/></text:p>
        <text:p text:style-name="Standard" loext:marker-style-name="T13"><text:span text:style-name="T13">Multifile is pretty easy!&lt;END&gt;</text:span></text:p>
        <text:p text:style-name="Standard" loext:marker-style-name="T13"><text:span text:style-name="T13"/></text:p>
        <text:p text:style-name="Standard" loext:marker-style-name="T13"><text:span text:style-name="T13"/></text:p>
        <text:p text:style-name="Standard" loext:marker-style-name="T13"><text:span text:style-name="T13"/></text:p>
        <text:p text:style-name="P50" loext:marker-style-name="T13"><text:span text:style-name="T13">Setup the table</text:span></text:p>
        <text:p text:style-name="P36" loext:marker-style-name="T13"/>
        <text:p text:style-name="P36" loext:marker-style-name="T13"/>
        <text:p text:style-name="P27" loext:marker-style-name="T13"><text:span text:style-name="T13">Pointers are simply linear</text:span><text:span text:style-name="T13"/></text:p>
        <text:p text:style-name="P36" loext:marker-style-name="T13"/>
        <text:p text:style-name="P36" loext:marker-style-name="T13"/>
        <text:p text:style-name="P27" loext:marker-style-name="T13"><text:span text:style-name="T13">Write pointers to event.bin</text:span></text:p>
        <text:p text:style-name="P36" loext:marker-style-name="T13"/>
        <text:p text:style-name="P36" loext:marker-style-name="T13"/>
        <text:p text:style-name="P27" loext:marker-style-name="T13"><text:span text:style-name="T13">This pointer goes to event.bin</text:span><text:span text:style-name="T13"/></text:p>
        <text:p text:style-name="P27" loext:marker-style-name="T13"><text:span text:style-name="T13">The text goes to script1.bin</text:span><text:span text:style-name="T13"/></text:p>
        <text:p text:style-name="P36" loext:marker-style-name="T13"/>
        <text:p text:style-name="P36" loext:marker-style-name="T13"/>
        <text:p text:style-name="P36" loext:marker-style-name="T13"/>
        <text:p text:style-name="P36" loext:marker-style-name="T13"/>
        <text:p text:style-name="P36" loext:marker-style-name="T13"/>
        <text:p text:style-name="P27" loext:marker-style-name="T13"><text:span text:style-name="T13">Insert script into script2.bin</text:span><text:span text:style-name="T13"/></text:p>
        <text:p text:style-name="P27" loext:marker-style-name="T13"><text:span text:style-name="T13">Must use a JMP after a target file change!</text:span><text:span text:style-name="T13"/></text:p>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6" loext:marker-style-name="T13"/>
      </text:section>
      <text:section text:style-name="Sect1" text:name="Section12">
        <text:p text:style-name="P36" loext:marker-style-name="T13"/>
        <text:p text:style-name="P36" loext:marker-style-name="T13"/>
        <text:h text:style-name="P14" text:outline-level="2" loext:marker-style-name="T19"><text:bookmark-start text:name="_Toc348795704"/><text:span text:style-name="T20">Exercise 7 – Fixed Length Strings</text:span><text:bookmark-end text:name="_Toc348795704"/><text:span text:style-name="T19"/></text:h>
        <text:p text:style-name="Standard" loext:marker-style-name="T11"><text:span text:style-name="T11">Here we cover Atlas’s support of fixed length strings. <text:s/>In the event that a string is longer than the set limit, Atlas automatically truncates the string. <text:s/>If the string is shorter than the required size, Atlas will pad out the remaining space using the value from FIXEDLENGTH’s second parameter. <text:s/>If you wish to turn off fixed length strings, use FIXEDLENGTH with string length 0. <text:s/>Most importantly, you must have an end token defined in your table file for string detection. <text:s/>You define an end token like so: /00=&lt;END&gt; if it has a hex value, or /&lt;END&gt; if there is no hex value.</text:span><text:span text:style-name="T11"/></text:p>
        <text:p text:style-name="P32" loext:marker-style-name="T11"/>
        <text:p text:style-name="P27" loext:marker-style-name="T11"><text:span text:style-name="T21">Game Specs</text:span><text:span text:style-name="T11"/></text:p>
        <text:p text:style-name="Standard" loext:marker-style-name="T11"><text:span text:style-name="T11">Platform: NES</text:span><text:span text:style-name="T11"/></text:p>
        <text:p text:style-name="Standard" loext:marker-style-name="T11"><text:span text:style-name="T11">Header Size: $10</text:span><text:span text:style-name="T11"/></text:p>
        <text:p text:style-name="Standard" loext:marker-style-name="T11"><text:span text:style-name="T11">Text Location: Start - $2010, max string length 10 bytes</text:span><text:span text:style-name="T11"/></text:p>
        <text:p text:style-name="Standard" loext:marker-style-name="T11"><text:span text:style-name="T11">Pointer Type: None</text:span><text:span text:style-name="T11"/></text:p>
        <text:p text:style-name="Standard" loext:marker-style-name="T11"><text:span text:style-name="T11">Pointer Location: N/A</text:span><text:span text:style-name="T11"/></text:p>
        <text:p text:style-name="Standard" loext:marker-style-name="T11"><text:span text:style-name="T11">End String Value: None, so use /&lt;END&gt; in your table</text:span><text:span text:style-name="T11"/></text:p>
        <text:p text:style-name="P32" loext:marker-style-name="T11"/>
        <text:p text:style-name="P27" loext:marker-style-name="T13"><text:span text:style-name="T21">Script File</text:span><text:span text:style-name="T13"/></text:p>
      </text:section>
      <text:section text:style-name="Sect5" text:name="Section13">
        <text:p text:style-name="Standard" loext:marker-style-name="T13"><text:span text:style-name="T13">#VAR(dialogue, TABLE)</text:span><text:span text:style-name="T13"/></text:p>
        <text:p text:style-name="Standard" loext:marker-style-name="T13"><text:span text:style-name="T13">#ADDTBL("game.tbl", dialogue)</text:span><text:span text:style-name="T13"/></text:p>
        <text:p text:style-name="Standard" loext:marker-style-name="T13"><text:span text:style-name="T13">#ACTIVETBL(dialogue)</text:span><text:span text:style-name="T13"/></text:p>
        <text:p text:style-name="P36" loext:marker-style-name="T13"/>
        <text:p text:style-name="Standard" loext:marker-style-name="T13"><text:span text:style-name="T13">#FIXEDLENGTH(10, 0)</text:span><text:span text:style-name="T13"/></text:p>
        <text:p text:style-name="Standard" loext:marker-style-name="T13"><text:span text:style-name="T13">#JMP($2010)</text:span><text:span text:style-name="T13"/></text:p>
        <text:p text:style-name="P36" loext:marker-style-name="T13"/>
        <text:p text:style-name="P28" loext:marker-style-name="T13"><text:span text:style-name="T13">Short Sword&lt;END&gt;</text:span><text:span text:style-name="T13"/></text:p>
        <text:p text:style-name="P28" loext:marker-style-name="T13"><text:span text:style-name="T13">Long Sword&lt;END&gt;</text:span><text:span text:style-name="T13"/></text:p>
        <text:p text:style-name="P28" loext:marker-style-name="T13"><text:span text:style-name="T13">Falchion&lt;END&gt;</text:span><text:span text:style-name="T13"/></text:p>
        <text:p text:style-name="P28" loext:marker-style-name="T13"><text:span text:style-name="T13">Claymore&lt;END&gt;</text:span><text:span text:style-name="T13"/></text:p>
        <text:p text:style-name="P28" loext:marker-style-name="T13"><text:span text:style-name="T13">Scimitar&lt;END&gt;</text:span><text:span text:style-name="T13"/></text:p>
        <text:p text:style-name="P37" loext:marker-style-name="T13"/>
        <text:p text:style-name="P27" loext:marker-style-name="T13"><text:span text:style-name="T13"/></text:p>
        <text:p text:style-name="P27" loext:marker-style-name="T13"><text:span text:style-name="T13"/></text:p>
        <text:p text:style-name="P27" loext:marker-style-name="T13"><text:span text:style-name="T13"/></text:p>
        <text:p text:style-name="P27" loext:marker-style-name="T13"><text:span text:style-name="T13"/></text:p>
        <text:p text:style-name="P27" loext:marker-style-name="T13"><text:span text:style-name="T13"/></text:p>
        <text:p text:style-name="P27" loext:marker-style-name="T13"><text:span text:style-name="T13"/></text:p>
        <text:p text:style-name="P27" loext:marker-style-name="T13"><text:span text:style-name="T13">Fixed length strings with a</text:span></text:p>
        <text:p text:style-name="P27" loext:marker-style-name="T13"><text:span text:style-name="T13">length of 10, padded with 00s</text:span><text:span text:style-name="T13"/></text:p>
        <text:p text:style-name="P36" loext:marker-style-name="T13"/>
        <text:p text:style-name="P27" loext:marker-style-name="T13"><text:span text:style-name="T13">Truncated to "Short Swor"</text:span><text:span text:style-name="T13"/></text:p>
        <text:p text:style-name="P36" loext:marker-style-name="T13"/>
        <text:p text:style-name="P36" loext:marker-style-name="T13"/>
        <text:p text:style-name="P36" loext:marker-style-name="T13"/>
        <text:p text:style-name="P36" loext:marker-style-name="T13"/>
        <text:p text:style-name="P36" loext:marker-style-name="T13"/>
        <text:p text:style-name="P36" loext:marker-style-name="T13"/>
        <text:p text:style-name="P36" loext:marker-style-name="T13"/>
        <text:p text:style-name="P36" loext:marker-style-name="T13"/>
        <text:p text:style-name="P36" loext:marker-style-name="T13"/>
        <text:p text:style-name="P36" loext:marker-style-name="T13"/>
        <text:p text:style-name="P36" loext:marker-style-name="T13"/>
        <text:p text:style-name="P36" loext:marker-style-name="T13"/>
        <text:p text:style-name="P36" loext:marker-style-name="T13"/>
        <text:p text:style-name="P36" loext:marker-style-name="T13"/>
      </text:section>
      <text:section text:style-name="Sect1" text:name="Section14">
        <text:p text:style-name="P36" loext:marker-style-name="T13"/>
        <text:p text:style-name="P36" loext:marker-style-name="T13"/>
        <text:p text:style-name="P41" loext:marker-style-name="T25"/>
        <text:p text:style-name="P42" loext:marker-style-name="T26"/>
        <text:h text:style-name="P11" text:outline-level="1" loext:marker-style-name="T10"><text:bookmark-start text:name="_Toc348795705"/><text:span text:style-name="T10">Table and Script Reference</text:span><text:bookmark-end text:name="_Toc348795705"/><text:span text:style-name="T10"/></text:h>
        <text:p text:style-name="No_20_Spacing"/>
        <text:p text:style-name="P27" loext:marker-style-name="T11"><text:span text:style-name="T21">Encoding</text:span><text:span text:style-name="T11"/></text:p>
        <text:p text:style-name="P44" loext:marker-style-name="T11"><text:span text:style-name="T11">Atlas supports both ASCII and UTF-8 scripts and tables. <text:s/>Other encodings might work as long as all Atlas commands, script hex values, and comments (the // part) are ASCII-compatible. <text:s/>This is because the right hand side of table entries (ex: the ‘a’ in 10=a) and text portions of Atlas scripts are treated as a neutral encoding.</text:span><text:span text:style-name="T11"/></text:p>
        <text:p text:style-name="P35" loext:marker-style-name="T11"/>
        <text:p text:style-name="P27" loext:marker-style-name="T11"><text:span text:style-name="T21">Variable names</text:span><text:span text:style-name="T11"/></text:p>
        <text:p text:style-name="P44" loext:marker-style-name="T11"><text:span text:style-name="T11">The first character of a variable name must be A-Z, a-z, or an underscore. Afterwards, characters may be A-Z, a-z, underscore, and 0-9.</text:span><text:span text:style-name="T11"/></text:p>
        <text:p text:style-name="P33" loext:marker-style-name="T11"/>
        <text:p text:style-name="P27" loext:marker-style-name="T11"><text:span text:style-name="T21">Hex Input</text:span><text:span text:style-name="T11"/></text:p>
        <text:p text:style-name="P27" loext:marker-style-name="T11"><text:span text:style-name="T11"><text:tab/>Both &lt;$XX&gt;/&lt;$xx&gt; and ($XX)/($xx) codes are supported for hex input.</text:span><text:span text:style-name="T11"/></text:p>
        <text:p text:style-name="P32" loext:marker-style-name="T11"/>
        <text:p text:style-name="P27" loext:marker-style-name="T11"><text:span text:style-name="T21">Supported Table Features</text:span><text:span text:style-name="T11"/></text:p>
        <text:p text:style-name="P44" loext:marker-style-name="T11"><text:span text:style-name="T11">The hex and text portions of a table entry are practically unlimited in length. <text:s/>The hex portion must contain an even count of numbers. <text:s/>Table entries such as "012345678901=This is a long, long string" are fully supported.</text:span><text:span text:style-name="T11"/></text:p>
        <text:p text:style-name="P35" loext:marker-style-name="T11"/>
        <text:p text:style-name="P44" loext:marker-style-name="T11"><text:span text:style-name="T11">Supported table codes are as followed:</text:span><text:span text:style-name="T11"/></text:p>
        <text:p text:style-name="P44" loext:marker-style-name="T11"><text:span text:style-name="T11">New line values: *FE or *FE=&lt;LINE&gt;</text:span><text:span text:style-name="T11"/></text:p>
        <text:p text:style-name="P44" loext:marker-style-name="T11"><text:span text:style-name="T11">End String Values (necessary for autowrite): /FF=&lt;END&gt;</text:span><text:span text:style-name="T11"/></text:p>
        <text:p text:style-name="P44" loext:marker-style-name="T11"><text:span text:style-name="T11">End String Values without text insertion: /&lt;END&gt;</text:span><text:span text:style-name="T11"/></text:p>
        <text:p text:style-name="P35" loext:marker-style-name="T11"/>
        <text:p text:style-name="P44" loext:marker-style-name="T11"><text:span text:style-name="T11">Entry types skipped by Atlas:</text:span><text:span text:style-name="T11"/></text:p>
        <text:p text:style-name="P44" loext:marker-style-name="T11"><text:span text:style-name="T11">Script bookmarks: (8000h)Text1</text:span><text:span text:style-name="T11"/></text:p>
        <text:p text:style-name="P44" loext:marker-style-name="T11"><text:span text:style-name="T11">Script dump bookmarks: [8000h-8450h]Block 1</text:span><text:span text:style-name="T11"/></text:p>
        <text:p text:style-name="P44" loext:marker-style-name="T11"><text:span text:style-name="T11">Script insertion bookmark: {8000h-TextDump.txt}Block 1</text:span><text:span text:style-name="T11"/></text:p>
        <text:p text:style-name="P44" loext:marker-style-name="T11"><text:span text:style-name="T11">Dakuten code:<text:tab/>!XX</text:span><text:span text:style-name="T11"/></text:p>
        <text:p text:style-name="P44" loext:marker-style-name="T11"><text:span text:style-name="T11">Handakuten code: @XX</text:span><text:span text:style-name="T11"/></text:p>
        <text:p text:style-name="P44" loext:marker-style-name="T11"><text:span text:style-name="T11">Linked values (used to dump control codes): $XX=x.</text:span><text:span text:style-name="T11"/></text:p>
        <text:p text:style-name="P37" loext:marker-style-name="T13"/>
        <text:p text:style-name="P36" loext:marker-style-name="T13"/>
        <text:h text:style-name="P11" text:outline-level="1" loext:marker-style-name="T10"><text:bookmark-start text:name="_Toc348795706"/><text:span text:style-name="T10">Pointer Reference</text:span><text:bookmark-end text:name="_Toc348795706"/><text:span text:style-name="T10"/></text:h>
        <text:p text:style-name="No_20_Spacing"/>
        <text:p text:style-name="P27" loext:marker-style-name="T11"><text:span text:style-name="T21">Pointer Lists</text:span><text:span text:style-name="T11"/></text:p>
        <text:p text:style-name="P44" loext:marker-style-name="T11"><text:span text:style-name="T11">Pointer lists are a method you can use when the pointers in your script are out of order or scattered throughout. <text:s/>Basically, you create a text file (with ASCII encoding) listing the pointer locations one by one on separate lines. <text:s/>This is easier done by a program that can automate this for you. <text:s/>Below is a sample of how the text file should appear:</text:span><text:span text:style-name="T11"/></text:p>
        <text:p text:style-name="P44" loext:marker-style-name="T11"><text:span text:style-name="T11">$10000</text:span><text:span text:style-name="T11"/></text:p>
        <text:p text:style-name="P44" loext:marker-style-name="T11"><text:span text:style-name="T11">$10404</text:span><text:span text:style-name="T11"/></text:p>
        <text:p text:style-name="P44" loext:marker-style-name="T11"><text:span text:style-name="T11">$23306</text:span><text:span text:style-name="T11"/></text:p>
        <text:p text:style-name="P44" loext:marker-style-name="T11"><text:span text:style-name="T11">$18302</text:span><text:span text:style-name="T11"/></text:p>
        <text:p text:style-name="P44" loext:marker-style-name="T11"><text:span text:style-name="T11">…And so on.</text:span><text:span text:style-name="T11"/></text:p>
        <text:p text:style-name="P36" loext:marker-style-name="T13"/>
        <text:p text:style-name="P27" loext:marker-style-name="T11"><text:span text:style-name="T21">Low Level Pointers</text:span><text:span text:style-name="T11"/></text:p>
        <text:p text:style-name="Standard" loext:marker-style-name="T13"><text:span text:style-name="T11">Low level pointers (ie, the Wxx commands) are a shorthand way of writing pointers than custom pointers. <text:s/>They do have support for changing addressing types, but no support for offsetting. <text:s/>To use them, use SMA first and then the Wxx command of choice later.</text:span><text:span text:style-name="T13"/></text:p>
        <text:h text:style-name="P11" text:outline-level="1" loext:marker-style-name="T10"><text:bookmark-start text:name="_Toc348795707"/><text:span text:style-name="T10">Function Reference</text:span><text:bookmark-end text:name="_Toc348795707"/><text:span text:style-name="T10"/></text:h>
        <text:p text:style-name="No_20_Spacing"/>
        <text:h text:style-name="P13" text:outline-level="2" loext:marker-style-name="T20"><text:bookmark-start text:name="_Toc348795708"/><text:span text:style-name="T20">General Commands</text:span><text:bookmark-end text:name="_Toc348795708"/><text:span text:style-name="T20"/></text:h>
        <text:p text:style-name="P37" loext:marker-style-name="T13"/>
        <text:p text:style-name="P27" loext:marker-style-name="T29"><text:span text:style-name="T29">JMP(number Address)</text:span><text:span text:style-name="T29"/></text:p>
        <text:p text:style-name="P27" loext:marker-style-name="T29"><text:span text:style-name="T29">JMP(number Address, string Name)</text:span><text:span text:style-name="T29"/></text:p>
        <text:p text:style-name="P27" loext:marker-style-name="T29"><text:span text:style-name="T29">JMP(number Address, number MaxAddress)</text:span><text:span text:style-name="T29"/></text:p>
        <text:p text:style-name="P27" loext:marker-style-name="T29"><text:span text:style-name="T29">JMP(number Address, number MaxAddress, string Name)</text:span><text:span text:style-name="T29"/></text:p>
        <text:p text:style-name="P27" loext:marker-style-name="T29"><text:span text:style-name="T29"><text:tab/>Changes the current position for text insertion.</text:span><text:span text:style-name="T29"/></text:p>
        <text:p text:style-name="P46" loext:marker-style-name="T29"/>
        <text:p text:style-name="P27" loext:marker-style-name="T29"><text:span text:style-name="T29"><text:tab/>Address – New file position</text:span><text:span text:style-name="T29"/></text:p>
        <text:p text:style-name="P44" loext:marker-style-name="T29"><text:span text:style-name="T29">MaxAddress – Uppermost address for text insertion</text:span><text:span text:style-name="T29"/></text:p>
        <text:p text:style-name="P44" loext:marker-style-name="T29"><text:span text:style-name="T29">Name – Can be used to identify text blocks in output statistics</text:span><text:span text:style-name="T11"><text:tab/></text:span></text:p>
        <text:p text:style-name="P34" loext:marker-style-name="T11"/>
        <text:p text:style-name="P32" loext:marker-style-name="T11"/>
        <text:p text:style-name="P27" loext:marker-style-name="T29"><text:span text:style-name="T29">HDR(number HeaderSize)</text:span><text:span text:style-name="T29"/></text:p>
        <text:p text:style-name="P27" loext:marker-style-name="T29"><text:span text:style-name="T29"><text:tab/>Modifies the current header size. <text:s/>This value is only used to effect pointer value calculations.</text:span><text:span text:style-name="T29"/></text:p>
        <text:p text:style-name="P46" loext:marker-style-name="T29"/>
        <text:p text:style-name="P27" loext:marker-style-name="T29"><text:span text:style-name="T29"><text:tab/>HeaderSize – New size for the header</text:span><text:span text:style-name="T29"/></text:p>
        <text:p text:style-name="P47" loext:marker-style-name="T29"/>
        <text:p text:style-name="P46" loext:marker-style-name="T29"/>
        <text:p text:style-name="P27" loext:marker-style-name="T29"><text:span text:style-name="T29">ADDTBL(string TblFileName, table TableId)</text:span><text:span text:style-name="T29"/></text:p>
        <text:p text:style-name="P27" loext:marker-style-name="T29"><text:span text:style-name="T29"><text:tab/>Opens, parses, and loads a table file into Atlas. <text:s/>Use ACTIVETBL to activate.</text:span><text:span text:style-name="T29"/></text:p>
        <text:p text:style-name="P46" loext:marker-style-name="T29"/>
        <text:p text:style-name="P27" loext:marker-style-name="T29"><text:span text:style-name="T29"><text:tab/>TblFileName – The filename for the table file</text:span><text:span text:style-name="T29"/></text:p>
        <text:p text:style-name="P27" loext:marker-style-name="T29"><text:span text:style-name="T29"><text:tab/>TableId – table variable</text:span><text:span text:style-name="T29"/></text:p>
        <text:p text:style-name="P47" loext:marker-style-name="T29"/>
        <text:p text:style-name="P46" loext:marker-style-name="T29"/>
        <text:p text:style-name="P27" loext:marker-style-name="T29"><text:span text:style-name="T29">ACTIVETBL(table TableId)</text:span><text:span text:style-name="T29"/></text:p>
        <text:p text:style-name="P27" loext:marker-style-name="T29"><text:span text:style-name="T29"><text:tab/>Activates a table for text encoding</text:span><text:span text:style-name="T29"/></text:p>
        <text:p text:style-name="P46" loext:marker-style-name="T29"/>
        <text:p text:style-name="P27" loext:marker-style-name="T29"><text:span text:style-name="T29"><text:tab/>TableId – table variable initialized by ADDTBL</text:span><text:span text:style-name="T29"/></text:p>
        <text:p text:style-name="P47" loext:marker-style-name="T29"/>
        <text:p text:style-name="P46" loext:marker-style-name="T29"/>
        <text:p text:style-name="P27" loext:marker-style-name="T29"><text:span text:style-name="T29">VAR(variable VarName, variabletype Type)</text:span><text:span text:style-name="T29"/></text:p>
        <text:p text:style-name="P27" loext:marker-style-name="T29"><text:span text:style-name="T29"><text:tab/>Creates a new variable</text:span><text:span text:style-name="T29"/></text:p>
        <text:p text:style-name="P46" loext:marker-style-name="T29"/>
        <text:p text:style-name="P27" loext:marker-style-name="T29"><text:span text:style-name="T29"><text:tab/>VarName – The variable name to initialize</text:span><text:span text:style-name="T29"/></text:p>
        <text:p text:style-name="P27" loext:marker-style-name="T29"><text:span text:style-name="T29"><text:tab/>Type – Type of variable to create</text:span><text:span text:style-name="T29"/></text:p>
        <text:p text:style-name="P29" loext:marker-style-name="T29"><text:span text:style-name="T29">Values – CUSTOMPOINTER, POINTERTABLE, POINTERLIST, EMBPOINTERTABLE,<text:tab/>TABLE, EXTENSION</text:span><text:span text:style-name="T29"/></text:p>
        <text:h text:style-name="P14" text:outline-level="2" loext:marker-style-name="T20"><text:bookmark-start text:name="_Toc348795709"/><text:span text:style-name="T20">String Commands</text:span><text:bookmark-end text:name="_Toc348795709"/><text:span text:style-name="T20"/></text:h>
        <text:p text:style-name="P33" loext:marker-style-name="T11"/>
        <text:p text:style-name="P27" loext:marker-style-name="T29"><text:span text:style-name="T29">FIXEDLENGTH(number Length, number FillCharacter)</text:span><text:span text:style-name="T29"/></text:p>
        <text:p text:style-name="P27" loext:marker-style-name="T29"><text:span text:style-name="T29"><text:tab/>Sets a fixed length for each string’s insertion.</text:span><text:span text:style-name="T29"/></text:p>
        <text:p text:style-name="P46" loext:marker-style-name="T29"/>
        <text:p text:style-name="P27" loext:marker-style-name="T29"><text:span text:style-name="T29"><text:tab/>Length – Max constant length of the string. <text:s/>Use 0 to disable fixed length strings.</text:span><text:span text:style-name="T29"/></text:p>
        <text:p text:style-name="P27" loext:marker-style-name="T29"><text:span text:style-name="T29"><text:tab/>FillCharacter – Value (0-255) to fill the padding space with.</text:span><text:span text:style-name="T29"/></text:p>
        <text:p text:style-name="P47" loext:marker-style-name="T29"/>
        <text:p text:style-name="P46" loext:marker-style-name="T29"/>
        <text:p text:style-name="P27" loext:marker-style-name="T29"><text:span text:style-name="T29">STRINGALIGN(number AlignValue)</text:span><text:span text:style-name="T29"/></text:p>
        <text:p text:style-name="P27" loext:marker-style-name="T29"><text:span text:style-name="T29"><text:tab/>Aligns the start of each string to a multiple of AlignValue</text:span><text:span text:style-name="T29"/></text:p>
        <text:p text:style-name="P46" loext:marker-style-name="T29"/>
        <text:p text:style-name="P27" loext:marker-style-name="T29"><text:span text:style-name="T29"><text:tab/>AlignValue – Byte boundary to align the string address to</text:span><text:span text:style-name="T29"/></text:p>
        <text:p text:style-name="P47" loext:marker-style-name="T29"/>
        <text:p text:style-name="P46" loext:marker-style-name="T29"/>
        <text:p text:style-name="P27" loext:marker-style-name="T29"><text:span text:style-name="T29">STRTYPE(string StringType)</text:span><text:span text:style-name="T29"/></text:p>
        <text:p text:style-name="P27" loext:marker-style-name="T29"><text:span text:style-name="T29"><text:tab/>Sets the string type used during text insertion. <text:s/>Default is ENDTERM.</text:span><text:span text:style-name="T29"/></text:p>
        <text:p text:style-name="P46" loext:marker-style-name="T29"/>
        <text:p text:style-name="P30" loext:marker-style-name="T29"><text:span text:style-name="T29"><text:tab/>StringType – "ENDTERM" or "PASCAL"</text:span><text:span text:style-name="T29"/></text:p>
        <text:p text:style-name="P47" loext:marker-style-name="T29"/>
        <text:p text:style-name="P46" loext:marker-style-name="T29"/>
        <text:p text:style-name="P27" loext:marker-style-name="T29"><text:span text:style-name="T29">PASCALLEN(number NewLength)</text:span><text:span text:style-name="T29"/></text:p>
        <text:p text:style-name="P27" loext:marker-style-name="T29"><text:span text:style-name="T29"><text:tab/>Sets the length used in Pascal strings</text:span><text:span text:style-name="T29"/></text:p>
        <text:p text:style-name="Standard" loext:marker-style-name="T29"><text:span text:style-name="T29"><text:tab/></text:span><text:span text:style-name="T29"/></text:p>
        <text:p text:style-name="P44" loext:marker-style-name="T28"><text:span text:style-name="T28">NewLength – Values: 1, 2, 3, or 4</text:span><text:span text:style-name="T28"/></text:p>
        <text:p text:style-name="P49" loext:marker-style-name="T30"/>
        <text:p text:style-name="P49" loext:marker-style-name="T30"/>
        <text:p text:style-name="P49" loext:marker-style-name="T30"/>
        <text:h text:style-name="P14" text:outline-level="2" loext:marker-style-name="T20"><text:bookmark-start text:name="_Toc348795710"/><text:span text:style-name="T20">High Level Pointer Commands</text:span><text:bookmark-end text:name="_Toc348795710"/><text:span text:style-name="T20"/></text:h>
        <text:p text:style-name="P33" loext:marker-style-name="T11"/>
        <text:p text:style-name="P27" loext:marker-style-name="T29"><text:span text:style-name="T29">ENDIANSWAP(string DoSwap)</text:span><text:span text:style-name="T29"/></text:p>
        <text:p text:style-name="P27" loext:marker-style-name="T29"><text:span text:style-name="T29"><text:tab/>Performs endian swapping of all pointer commands. <text:s/>Default on Windows is little endian.</text:span><text:span text:style-name="T29"/></text:p>
        <text:p text:style-name="P27" loext:marker-style-name="T29"><text:span text:style-name="T29"><text:tab/>Values: "TRUE", "FALSE"</text:span><text:span text:style-name="T29"/></text:p>
        <text:p text:style-name="P47" loext:marker-style-name="T29"/>
        <text:p text:style-name="P46" loext:marker-style-name="T29"/>
        <text:p text:style-name="P27" loext:marker-style-name="T29"><text:span text:style-name="T29">CREATEPTR(custompointer PtrName, string AddressType, number Offsetting, number PtrSize)</text:span><text:span text:style-name="T29"/></text:p>
        <text:p text:style-name="P27" loext:marker-style-name="T29"><text:span text:style-name="T29"><text:tab/>Creates a custom pointer</text:span><text:span text:style-name="T29"/></text:p>
        <text:p text:style-name="P46" loext:marker-style-name="T29"/>
        <text:p text:style-name="P27" loext:marker-style-name="T29"><text:span text:style-name="T29"><text:tab/>PtrName – Name of the custompointer to create</text:span><text:span text:style-name="T29"/></text:p>
        <text:p text:style-name="P27" loext:marker-style-name="T29"><text:span text:style-name="T29"><text:tab/>AddressType – Address type of the pointer, see SMA for reference</text:span><text:span text:style-name="T29"/></text:p>
        <text:p text:style-name="P27" loext:marker-style-name="T29"><text:span text:style-name="T29"><text:tab/>Offsetting – Offsets the pointer by this value. <text:s/>Positive values subtract, negatives add.</text:span><text:span text:style-name="T29"/></text:p>
        <text:p text:style-name="P27" loext:marker-style-name="T29"><text:span text:style-name="T29"><text:tab/>PtrSize – Size of the pointer in bits. <text:s/>Valid values: 8, 16, 24, 32</text:span><text:span text:style-name="T29"/></text:p>
        <text:p text:style-name="P47" loext:marker-style-name="T29"/>
        <text:p text:style-name="P46" loext:marker-style-name="T29"/>
        <text:p text:style-name="P27" loext:marker-style-name="T29"><text:span text:style-name="T29">WRITE(custompointer Ptr, number Address)</text:span><text:span text:style-name="T29"/></text:p>
        <text:p text:style-name="P27" loext:marker-style-name="T29"><text:span text:style-name="T29"><text:tab/>Writes a pointer to the address specified</text:span><text:span text:style-name="T29"/></text:p>
        <text:p text:style-name="P46" loext:marker-style-name="T29"/>
        <text:p text:style-name="P27" loext:marker-style-name="T29"><text:span text:style-name="T29"><text:tab/>Ptr – Name of the custompointer</text:span><text:span text:style-name="T29"/></text:p>
        <text:p text:style-name="P27" loext:marker-style-name="T29"><text:span text:style-name="T29"><text:tab/>Address – Physical location to write the pointer</text:span><text:span text:style-name="T29"/></text:p>
        <text:p text:style-name="P47" loext:marker-style-name="T29"/>
        <text:p text:style-name="P46" loext:marker-style-name="T29"/>
        <text:p text:style-name="P27" loext:marker-style-name="T29"><text:span text:style-name="T29">PTRTBL(pointertable PtrTbl, number Start, number Offsetting, custompointer Ptr)</text:span><text:span text:style-name="T29"/></text:p>
        <text:p text:style-name="P27" loext:marker-style-name="T29"><text:span text:style-name="T29"><text:tab/>Creates a pointer table</text:span><text:span text:style-name="T29"/></text:p>
        <text:p text:style-name="P46" loext:marker-style-name="T29"/>
        <text:p text:style-name="P27" loext:marker-style-name="T29"><text:span text:style-name="T29"><text:tab/>PtrTbl – Name of the pointertable variable</text:span><text:span text:style-name="T29"/></text:p>
        <text:p text:style-name="P27" loext:marker-style-name="T29"><text:span text:style-name="T29"><text:tab/>Start – Beginning address of the pointer table</text:span><text:span text:style-name="T29"/></text:p>
        <text:p text:style-name="P27" loext:marker-style-name="T29"><text:span text:style-name="T29"><text:tab/>Offsetting – Number of bytes to advance in the table after each write</text:span><text:span text:style-name="T29"/></text:p>
        <text:p text:style-name="P27" loext:marker-style-name="T29"><text:span text:style-name="T29"><text:tab/>Ptr – Name of the custompointer used for pointer calculation</text:span><text:span text:style-name="T29"/></text:p>
        <text:p text:style-name="P47" loext:marker-style-name="T29"/>
        <text:p text:style-name="P46" loext:marker-style-name="T29"/>
        <text:p text:style-name="P27" loext:marker-style-name="T29"><text:span text:style-name="T29">WRITE(pointertable PtrTbl)</text:span><text:span text:style-name="T29"/></text:p>
        <text:p text:style-name="P27" loext:marker-style-name="T29"><text:span text:style-name="T29"><text:tab/>Writes the next pointer to PtrTbl</text:span><text:span text:style-name="T29"/></text:p>
        <text:p text:style-name="P46" loext:marker-style-name="T29"/>
        <text:p text:style-name="P27" loext:marker-style-name="T29"><text:span text:style-name="T29"><text:tab/>PtrTbl – Name of the pointertable variable</text:span><text:span text:style-name="T29"/></text:p>
        <text:p text:style-name="P47" loext:marker-style-name="T29"/>
        <text:p text:style-name="P46" loext:marker-style-name="T29"/>
        <text:p text:style-name="P27" loext:marker-style-name="T29"><text:span text:style-name="T29">WRITE(pointertable PtrTbl, number PtrNum)</text:span><text:span text:style-name="T29"/></text:p>
        <text:p text:style-name="P27" loext:marker-style-name="T29"><text:span text:style-name="T29"><text:tab/>Writes the next pointer to PtrTbl. <text:s/>PtrNum is used to specify a particular pointer in the table. <text:s/>0 is the first pointer, 1 is the second, and so on.</text:span><text:span text:style-name="T29"/></text:p>
        <text:p text:style-name="P46" loext:marker-style-name="T29"/>
        <text:p text:style-name="P27" loext:marker-style-name="T29"><text:span text:style-name="T29"><text:tab/>PtrTbl – Name of the pointertable variable</text:span><text:span text:style-name="T29"/></text:p>
        <text:p text:style-name="P27" loext:marker-style-name="T29"><text:span text:style-name="T29"><text:tab/>PtrNum – Index into the pointertable</text:span><text:span text:style-name="T29"/></text:p>
        <text:p text:style-name="P46" loext:marker-style-name="T29"/>
        <text:p text:style-name="P46" loext:marker-style-name="T29"/>
        <text:p text:style-name="P46" loext:marker-style-name="T29"/>
        <text:p text:style-name="P27" loext:marker-style-name="T29"><text:soft-page-break/><text:span text:style-name="T29">PTRLIST(pointerlist List, string Filename, custompointer Ptr)</text:span><text:span text:style-name="T29"/></text:p>
        <text:p text:style-name="P27" loext:marker-style-name="T29"><text:span text:style-name="T29"><text:tab/>Creates a pointerlist from Filename using Ptr to calculate pointers</text:span><text:span text:style-name="T29"/></text:p>
        <text:p text:style-name="P46" loext:marker-style-name="T29"/>
        <text:p text:style-name="P27" loext:marker-style-name="T29"><text:span text:style-name="T29"><text:tab/>List – Name of the pointerlist</text:span><text:span text:style-name="T29"/></text:p>
        <text:p text:style-name="P27" loext:marker-style-name="T29"><text:span text:style-name="T29"><text:tab/>Filename – Name of the file containing offsets. <text:s/>See Pointer Reference for details</text:span><text:span text:style-name="T29"/></text:p>
        <text:p text:style-name="P27" loext:marker-style-name="T29"><text:span text:style-name="T29"><text:tab/>Ptr – Name of the custompointer to calculate pointers</text:span><text:span text:style-name="T29"/></text:p>
        <text:p text:style-name="P47" loext:marker-style-name="T29"/>
        <text:p text:style-name="P46" loext:marker-style-name="T29"/>
        <text:p text:style-name="P27" loext:marker-style-name="T29"><text:span text:style-name="T29">WRITE(pointerlist)</text:span><text:span text:style-name="T29"/></text:p>
        <text:p text:style-name="P27" loext:marker-style-name="T29"><text:span text:style-name="T29"><text:tab/>Writes the next pointer to the next address in the pointer list.</text:span><text:span text:style-name="T29"/></text:p>
        <text:p text:style-name="P46" loext:marker-style-name="T29"/>
        <text:p text:style-name="P27" loext:marker-style-name="T29"><text:span text:style-name="T29"><text:tab/>List – Name of the pointerlist</text:span><text:span text:style-name="T29"/></text:p>
        <text:p text:style-name="P47" loext:marker-style-name="T29"/>
        <text:p text:style-name="P46" loext:marker-style-name="T29"/>
        <text:p text:style-name="P27" loext:marker-style-name="T29"><text:span text:style-name="T29">AUTOWRITE(pointertable PtrTbl, string EndTag)</text:span><text:span text:style-name="T29"/></text:p>
        <text:p text:style-name="P27" loext:marker-style-name="T29"><text:span text:style-name="T29"><text:tab/>Sets up autowrite for PtrTbl. <text:s/>Writes a pointer everytime EndTag is encountered. <text:s/>Must setup EndTag as an end token in your table file. <text:s/>See Table Reference for details.</text:span><text:span text:style-name="T29"/></text:p>
        <text:p text:style-name="P46" loext:marker-style-name="T29"/>
        <text:p text:style-name="P27" loext:marker-style-name="T29"><text:span text:style-name="T29"><text:tab/>PtrTbl – Name of a previously created pointertable</text:span><text:span text:style-name="T29"/></text:p>
        <text:p text:style-name="P27" loext:marker-style-name="T29"><text:span text:style-name="T29"><text:tab/>EndTag – Text string representing your end tag, ie "&lt;END&gt;"</text:span><text:span text:style-name="T29"/></text:p>
        <text:p text:style-name="P47" loext:marker-style-name="T29"/>
        <text:p text:style-name="P46" loext:marker-style-name="T29"/>
        <text:p text:style-name="P27" loext:marker-style-name="T29"><text:span text:style-name="T29">AUTOWRITE(pointerlist PtrList, string EndTag)</text:span><text:span text:style-name="T29"/></text:p>
        <text:p text:style-name="P27" loext:marker-style-name="T29"><text:span text:style-name="T29"><text:tab/>Sets up autowrite for PtrList. <text:s/>Writes a pointer each time EndTag is encountered. <text:s/>Must setup EndTag as an end token in your table file. <text:s/>See Table Reference for details.</text:span><text:span text:style-name="T29"/></text:p>
        <text:p text:style-name="P46" loext:marker-style-name="T29"/>
        <text:p text:style-name="P27" loext:marker-style-name="T29"><text:span text:style-name="T29"><text:tab/>PtrTbl – Name of a previously created pointertable</text:span><text:span text:style-name="T29"/></text:p>
        <text:p text:style-name="P27" loext:marker-style-name="T29"><text:span text:style-name="T29"><text:tab/>EndTag – Text string representing your end tag, ie "&lt;END&gt;"</text:span><text:span text:style-name="T29"/></text:p>
        <text:p text:style-name="P47" loext:marker-style-name="T29"/>
        <text:p text:style-name="P33" loext:marker-style-name="T11"/>
        <text:p text:style-name="P27" loext:marker-style-name="T29"><text:span text:style-name="T29">DISABLE(pointertable, PtrTbl, string EndTag)</text:span><text:span text:style-name="T29"/></text:p>
        <text:p text:style-name="P27" loext:marker-style-name="T29"><text:span text:style-name="T29"><text:tab/>Disables autowrite for specified PtrTbl and EndTag</text:span><text:span text:style-name="T29"/></text:p>
        <text:p text:style-name="P47" loext:marker-style-name="T29"/>
        <text:p text:style-name="P46" loext:marker-style-name="T29"/>
        <text:p text:style-name="P27" loext:marker-style-name="T29"><text:span text:style-name="T29">DISABLE(pointerlist PtrList, string EndTag)</text:span><text:span text:style-name="T29"/></text:p>
        <text:p text:style-name="P27" loext:marker-style-name="T29"><text:span text:style-name="T29"><text:tab/>Disables autowrite for specified PtrList and EndTag</text:span><text:span text:style-name="T29"/></text:p>
        <text:p text:style-name="P45" loext:marker-style-name="T29"/>
        <text:h text:style-name="P17" text:outline-level="2" loext:marker-style-name="T20"><text:bookmark-start text:name="_Toc348795711"/><text:span text:style-name="T20">Low Level Pointer Commands</text:span><text:bookmark-end text:name="_Toc348795711"/><text:span text:style-name="T20"/></text:h>
        <text:p text:style-name="P33" loext:marker-style-name="T11"/>
        <text:p text:style-name="P27" loext:marker-style-name="T29"><text:span text:style-name="T29">SMA(string AddressType)</text:span><text:span text:style-name="T29"/></text:p>
        <text:p text:style-name="P27" loext:marker-style-name="T29"><text:span text:style-name="T29"><text:tab/>Changes the pointer machine addressing type for low level pointers.</text:span><text:span text:style-name="T29"/></text:p>
        <text:p text:style-name="P27" loext:marker-style-name="T29"><text:span text:style-name="T29"><text:tab/><text:tab/>Values: "LINEAR", "LOROM00", "LOROM80", "HIROM", "GB"</text:span><text:span text:style-name="T29"/></text:p>
        <text:p text:style-name="P47" loext:marker-style-name="T29"/>
        <text:p text:style-name="P46" loext:marker-style-name="T29"/>
        <text:p text:style-name="P27" loext:marker-style-name="T29"><text:span text:style-name="T29">W32(optional custompointer Ptr, number Address)</text:span><text:span text:style-name="T29"/></text:p>
        <text:p text:style-name="P30" loext:marker-style-name="T29"><text:span text:style-name="T29"><text:tab/>Writes a 32bit pointer to Address. <text:s/>If a custompointer is provided, it will be used for calculation.</text:span><text:span text:style-name="T29"/></text:p>
        <text:p text:style-name="P47" loext:marker-style-name="T29"/>
        <text:p text:style-name="P46" loext:marker-style-name="T29"/>
        <text:p text:style-name="P27" loext:marker-style-name="T29"><text:span text:style-name="T29">W24(optional custompointer Ptr, number Address)</text:span><text:span text:style-name="T29"/></text:p>
        <text:p text:style-name="P27" loext:marker-style-name="T29"><text:span text:style-name="T29"><text:tab/>Writes a 24bit pointer to Address. <text:s/>If a custompointer is provided, it will be used for calculation.</text:span><text:span text:style-name="T29"/></text:p>
        <text:p text:style-name="P47" loext:marker-style-name="T29"/>
        <text:p text:style-name="P46" loext:marker-style-name="T29"/>
        <text:p text:style-name="P27" loext:marker-style-name="T29"><text:span text:style-name="T29">W16(optional custompointer Ptr, number Address)</text:span><text:span text:style-name="T29"/></text:p>
        <text:p text:style-name="P27" loext:marker-style-name="T29"><text:span text:style-name="T29"><text:tab/>Writes a 16bit pointer to Address. <text:s/>If a custompointer is provided, it will be used for calculation.</text:span><text:span text:style-name="T29"/></text:p>
        <text:p text:style-name="P47" loext:marker-style-name="T29"/>
        <text:p text:style-name="P46" loext:marker-style-name="T29"/>
        <text:p text:style-name="P27" loext:marker-style-name="T29"><text:span text:style-name="T29">WLB(optional custompointer Ptr, number Address)</text:span><text:span text:style-name="T29"/></text:p>
        <text:p text:style-name="P27" loext:marker-style-name="T29"><text:span text:style-name="T29"><text:tab/>Writes the lowest pointer byte to Address. <text:s/>If a custompointer is provided, it will be used for calculation. (ie, the 33 in value 00112233)</text:span><text:span text:style-name="T29"/></text:p>
        <text:p text:style-name="P47" loext:marker-style-name="T29"/>
        <text:p text:style-name="P46" loext:marker-style-name="T29"/>
        <text:p text:style-name="P27" loext:marker-style-name="T29"><text:span text:style-name="T29">WHB(optional custompointer Ptr, number Address)</text:span><text:span text:style-name="T29"/></text:p>
        <text:p text:style-name="P27" loext:marker-style-name="T29"><text:span text:style-name="T29"><text:tab/>Writes the high pointer byte to Address. <text:s/>If a custompointer is provided, it will be used for calculation. (ie, the 22 in value 00112233)</text:span><text:span text:style-name="T29"/></text:p>
        <text:p text:style-name="P47" loext:marker-style-name="T29"/>
        <text:p text:style-name="P46" loext:marker-style-name="T29"/>
        <text:p text:style-name="P27" loext:marker-style-name="T29"><text:span text:style-name="T29">WBB(optional custompointer Ptr, number Address)</text:span><text:span text:style-name="T29"/></text:p>
        <text:p text:style-name="P27" loext:marker-style-name="T29"><text:span text:style-name="T29"><text:tab/>Writes the bank pointer byte to Address. <text:s/>If a custompointer is provided, it will be used for calculation. (ie, the 11 in value 00112233)</text:span><text:span text:style-name="T29"/></text:p>
        <text:p text:style-name="P47" loext:marker-style-name="T29"/>
        <text:p text:style-name="P46" loext:marker-style-name="T29"/>
        <text:p text:style-name="P27" loext:marker-style-name="T29"><text:span text:style-name="T29">WUB(optional custompointer Ptr, number Address)</text:span><text:span text:style-name="T29"/></text:p>
        <text:p text:style-name="P27" loext:marker-style-name="T29"><text:span text:style-name="T29"><text:tab/>Writes the upper pointer byte to Address. <text:s/>If a custompointer is provided, it will be used for calculation. (ie, the 00 in value 00112233)</text:span><text:span text:style-name="T29"/></text:p>
        <text:p text:style-name="P47" loext:marker-style-name="T29"/>
        <text:p text:style-name="P46" loext:marker-style-name="T29"/>
        <text:p text:style-name="P27" loext:marker-style-name="T29"><text:span text:style-name="T29">WHW(optional custompointer Ptr, number Address)</text:span><text:span text:style-name="T29"/></text:p>
        <text:p text:style-name="P27" loext:marker-style-name="T29"><text:span text:style-name="T29"><text:tab/>Writes the high pointer word to Address. <text:s/>If a custompointer is provided, it will be used for calculation. (ie, the 0011 in value 00112233)</text:span><text:span text:style-name="T29"/></text:p>
        <text:p text:style-name="P45" loext:marker-style-name="T29"><text:bookmark-start text:name="_Toc348795712"/></text:p>
        <text:h text:style-name="P17" text:outline-level="2" loext:marker-style-name="T20"><text:span text:style-name="T20">Embedded Pointer Commands</text:span><text:bookmark-end text:name="_Toc348795712"/><text:span text:style-name="T20"/></text:h>
        <text:p text:style-name="P33" loext:marker-style-name="T11"/>
        <text:p text:style-name="P27" loext:marker-style-name="T29"><text:span text:style-name="T29">EMBTYPE(string AddressType, number Size, number Offsetting)</text:span><text:span text:style-name="T29"/></text:p>
        <text:p text:style-name="P27" loext:marker-style-name="T29"><text:span text:style-name="T29"><text:tab/>Sets addressing type, pointer size, and offsetting for all future embedded pointers.</text:span><text:span text:style-name="T29"/></text:p>
        <text:p text:style-name="P46" loext:marker-style-name="T29"/>
        <text:p text:style-name="P27" loext:marker-style-name="T29"><text:span text:style-name="T29"><text:tab/>AddressType – "LINEAR", "LOROM00", "LOROM80", "HIROM", "GB"</text:span><text:span text:style-name="T29"/></text:p>
        <text:p text:style-name="P27" loext:marker-style-name="T29"><text:span text:style-name="T29"><text:tab/>Size – Pointer size, in bits. <text:s/>Values: 8, 16, 24, or 32</text:span><text:span text:style-name="T29"/></text:p>
        <text:p text:style-name="P27" loext:marker-style-name="T29"><text:span text:style-name="T29"><text:tab/>Offsetting – Offsets the pointer by this value. <text:s/>Positive values subtract, negatives add.</text:span><text:span text:style-name="T29"/></text:p>
        <text:p text:style-name="P47" loext:marker-style-name="T29"/>
        <text:p text:style-name="P46" loext:marker-style-name="T29"/>
        <text:p text:style-name="P27" loext:marker-style-name="T29"><text:span text:style-name="T29">EMBSET(number PointerNum)</text:span><text:span text:style-name="T29"/></text:p>
        <text:p text:style-name="P27" loext:marker-style-name="T29"><text:span text:style-name="T29"><text:tab/>Allocates the current text position as an embedded pointer as PointerNum.</text:span><text:span text:style-name="T29"/></text:p>
        <text:p text:style-name="P46" loext:marker-style-name="T29"/>
        <text:p text:style-name="P27" loext:marker-style-name="T29"><text:span text:style-name="T29"><text:tab/>PointerNum – Number representing the embedded pointer.</text:span><text:span text:style-name="T29"/></text:p>
        <text:p text:style-name="P47" loext:marker-style-name="T29"/>
        <text:p text:style-name="P46" loext:marker-style-name="T29"/>
        <text:p text:style-name="P27" loext:marker-style-name="T29"><text:span text:style-name="T29">EMBWRITE(number PointerNum)</text:span><text:span text:style-name="T29"/></text:p>
        <text:p text:style-name="P27" loext:marker-style-name="T29"><text:span text:style-name="T29"><text:tab/>Writes the current pointer to the embedded position. <text:s/>If not allocated already via EMBSET, it will write it upon using EMBSET for the same PointerNum.</text:span><text:span text:style-name="T29"/></text:p>
        <text:p text:style-name="P32" loext:marker-style-name="T11"/>
        <text:p text:style-name="Standard" loext:marker-style-name="T29"><text:span text:style-name="T11"><text:tab/></text:span><text:span text:style-name="T29">PointerNum – Number representing the embedded pointer.</text:span></text:p>
        <text:p text:style-name="P48" loext:marker-style-name="T29"/>
        <text:p text:style-name="P45" loext:marker-style-name="T29"/>
        <text:p text:style-name="P27" loext:marker-style-name="T29"><text:span text:style-name="T29">EMBPTRTBL(embpointertable PtrTbl, number PtrCount, custompointer Ptr)</text:span><text:span text:style-name="T29"/></text:p>
        <text:p text:style-name="P27" loext:marker-style-name="T29"><text:span text:style-name="T29"><text:tab/>Creates an embedded pointer table at the current text position. <text:s/>The size allocated is PtrCount pointers using the size in bits from Ptr.</text:span><text:span text:style-name="T29"/></text:p>
        <text:p text:style-name="P46" loext:marker-style-name="T29"/>
        <text:p text:style-name="P27" loext:marker-style-name="T29"><text:span text:style-name="T29"><text:tab/>PtrTbl – Name for the embedded pointer table to be created</text:span><text:span text:style-name="T29"/></text:p>
        <text:p text:style-name="P27" loext:marker-style-name="T29"><text:span text:style-name="T29"><text:tab/>PtrCount – Number of pointers to allocate in the table.</text:span><text:span text:style-name="T29"/></text:p>
        <text:p text:style-name="P27" loext:marker-style-name="T29"><text:span text:style-name="T29"><text:tab/>Ptr – Custom pointer to calculate pointers</text:span><text:span text:style-name="T29"/></text:p>
        <text:p text:style-name="P47" loext:marker-style-name="T29"/>
        <text:p text:style-name="P46" loext:marker-style-name="T29"/>
        <text:p text:style-name="P27" loext:marker-style-name="T29"><text:span text:style-name="T29">WRITE(embpointertable PtrTbl, optional PtrNum)</text:span><text:span text:style-name="T29"/></text:p>
        <text:p text:style-name="P27" loext:marker-style-name="T29"><text:span text:style-name="T29"><text:tab/>Writes the current pointer to PtrTbl. <text:s/>If PtrNum is specified, it will write the pointer to that particular pointer in the table (the first pointer is 0, second is 1, and so on). <text:s/>If PtrNum is not specified, it will write the pointer to the next pointer address (starting with number 0).</text:span><text:span text:style-name="T29"/></text:p>
        <text:p text:style-name="P46" loext:marker-style-name="T29"/>
        <text:p text:style-name="P27" loext:marker-style-name="T29"><text:span text:style-name="T29"><text:tab/>PtrTbl – Name of the embedded pointer table</text:span><text:span text:style-name="T29"/></text:p>
        <text:p text:style-name="P27" loext:marker-style-name="T29"><text:span text:style-name="T29"><text:tab/>PtrNum – 0-based pointer index</text:span><text:span text:style-name="T29"/></text:p>
        <text:p text:style-name="P43" loext:marker-style-name="T27"/>
        <text:h text:style-name="P17" text:outline-level="2" loext:marker-style-name="T20"><text:bookmark-start text:name="_Toc348795713"/><text:span text:style-name="T20">File Commands</text:span><text:bookmark-end text:name="_Toc348795713"/><text:span text:style-name="T20"/></text:h>
        <text:p text:style-name="P33" loext:marker-style-name="T11"/>
        <text:p text:style-name="P27" loext:marker-style-name="T29"><text:span text:style-name="T29">SETTARGETFILE(string Filename)</text:span><text:span text:style-name="T29"/></text:p>
        <text:p text:style-name="P27" loext:marker-style-name="T29"><text:span text:style-name="T29"><text:tab/>Sets the text insertion file to Filename. <text:s/>By default, this is the file loaded via command line.</text:span><text:span text:style-name="T29"/></text:p>
        <text:p text:style-name="P47" loext:marker-style-name="T29"/>
        <text:p text:style-name="P46" loext:marker-style-name="T29"/>
        <text:p text:style-name="P27" loext:marker-style-name="T29"><text:span text:style-name="T29">SETPTRFILE(string Filename)</text:span><text:span text:style-name="T29"/></text:p>
        <text:p text:style-name="P30" loext:marker-style-name="T29"><text:span text:style-name="T29"><text:tab/>Sets the pointer insertion file to Filename. <text:s/>All pointers except embedded pointers will be written to this file. <text:s/>By default, this is the file loaded via command line. </text:span><text:span text:style-name="T29"/></text:p>
        <text:p text:style-name="P47" loext:marker-style-name="T29"/>
        <text:p text:style-name="P46" loext:marker-style-name="T29"/>
        <text:p text:style-name="P27" loext:marker-style-name="T29"><text:span text:style-name="T29">INSERTBINARY(string Filename, number StartOffset, number BytesToCopy)</text:span><text:span text:style-name="T29"/></text:p>
        <text:p text:style-name="P27" loext:marker-style-name="T29"><text:span text:style-name="T29"><text:tab/>Opens the file and directly inserts data into the current script output location. StartOffset is a 0-based file offset. If BytesToCopy is 0, the command inserts the entire file starting at StartOffset. Use StartOffset = 0, BytesToCopy = 0 to insert an entire binary file.</text:span><text:span text:style-name="T29"/></text:p>
        <text:p text:style-name="P47" loext:marker-style-name="T29"/>
        <text:p text:style-name="P46" loext:marker-style-name="T29"/>
        <text:p text:style-name="P27" loext:marker-style-name="T29"><text:span text:style-name="T29">FILL(number FileByte)</text:span><text:span text:style-name="T29"/></text:p>
        <text:p text:style-name="P30" loext:marker-style-name="T29"><text:span text:style-name="T29"><text:tab/>Once enabled, this command fills the remainder of every text block using FillByte. FillByte must be between 0 and 255. The current text block is automatically filled after a new JMP or the end of file.</text:span><text:span text:style-name="T29"/></text:p>
        <text:p text:style-name="P47" loext:marker-style-name="T29"/>
        <text:p text:style-name="P46" loext:marker-style-name="T29"/>
        <text:p text:style-name="P45" loext:marker-style-name="T29"/>
        <text:h text:style-name="P17" text:outline-level="2" loext:marker-style-name="T31"><text:bookmark-start text:name="_Toc348795714"/><text:span text:style-name="T20">Extension Commands</text:span><text:bookmark-end text:name="_Toc348795714"/><text:span text:style-name="T31"/></text:h>
        <text:p text:style-name="P33" loext:marker-style-name="T11"/>
        <text:p text:style-name="P27" loext:marker-style-name="T29"><text:span text:style-name="T29">EXTLOAD(extension Ext, string Filename)</text:span><text:span text:style-name="T29"/></text:p>
        <text:p text:style-name="P27" loext:marker-style-name="T29"><text:span text:style-name="T29"><text:tab/>Loads an extension by filename. <text:s/>Only DLLs are supported.</text:span><text:span text:style-name="T29"/></text:p>
        <text:p text:style-name="P47" loext:marker-style-name="T29"/>
        <text:p text:style-name="P46" loext:marker-style-name="T29"/>
        <text:p text:style-name="P27" loext:marker-style-name="T29"><text:span text:style-name="T29">EXTEXEC(extension Ext, string Function)</text:span><text:span text:style-name="T29"/></text:p>
        <text:p text:style-name="P27" loext:marker-style-name="T29"><text:span text:style-name="T29"><text:tab/>Executes a DLL function from Ext</text:span><text:span text:style-name="T29"/></text:p>
        <text:p text:style-name="P46" loext:marker-style-name="T29"/>
        <text:p text:style-name="P27" loext:marker-style-name="T29"><text:span text:style-name="T29"><text:tab/>Ext – The loaded extension</text:span><text:span text:style-name="T29"/></text:p>
        <text:p text:style-name="P27" loext:marker-style-name="T29"><text:span text:style-name="T29"><text:tab/>Function – The DLL exported name of the function to execute</text:span><text:span text:style-name="T29"/></text:p>
        <text:p text:style-name="P47" loext:marker-style-name="T29"/>
        <text:p text:style-name="P46" loext:marker-style-name="T29"/>
        <text:p text:style-name="P27" loext:marker-style-name="T29"><text:span text:style-name="T29">AUTOEXEC(extension Ext, string Function, string EndTag)</text:span><text:span text:style-name="T29"/></text:p>
        <text:p text:style-name="P27" loext:marker-style-name="T29"><text:span text:style-name="T29"><text:tab/>Executes Function for every time EndTag is encountered. <text:s/>EndTag must be defined in the table as a string end tag for this to work. <text:s/>Only one function per EndTag supported.</text:span><text:span text:style-name="T29"/></text:p>
        <text:p text:style-name="P46" loext:marker-style-name="T29"/>
        <text:p text:style-name="P27" loext:marker-style-name="T29"><text:span text:style-name="T29"><text:tab/>Ext – The loaded extension</text:span><text:span text:style-name="T29"/></text:p>
        <text:p text:style-name="P27" loext:marker-style-name="T29"><text:span text:style-name="T29"><text:tab/>Function – The DLL exported name of the function to execute</text:span><text:span text:style-name="T29"/></text:p>
        <text:p text:style-name="P27" loext:marker-style-name="T29"><text:span text:style-name="T29"><text:tab/>EndTag – Name of the end token in the table</text:span><text:span text:style-name="T29"/></text:p>
        <text:p text:style-name="P47" loext:marker-style-name="T29"/>
        <text:p text:style-name="P46" loext:marker-style-name="T29"/>
        <text:p text:style-name="P27" loext:marker-style-name="T29"><text:span text:style-name="T29">DISABLE(string Function, string EndTag)</text:span><text:span text:style-name="T29"/></text:p>
        <text:p text:style-name="P27" loext:marker-style-name="T29"><text:span text:style-name="T29"><text:tab/>Disables AUTOEXEC for Function and EndTag.</text:span><text:span text:style-name="T29"/></text:p>
        <text:p text:style-name="P33" loext:marker-style-name="T11"/>
        <text:h text:style-name="P11" text:outline-level="1" loext:marker-style-name="T10"><text:bookmark-start text:name="_Toc348795715"/><text:span text:style-name="T10">Extension Reference</text:span><text:bookmark-end text:name="_Toc348795715"/><text:span text:style-name="T10"/></text:h>
        <text:p text:style-name="No_20_Spacing"/>
        <text:p text:style-name="P27" loext:marker-style-name="T11"><text:span text:style-name="T21">Caution</text:span><text:span text:style-name="T11"> </text:span></text:p>
        <text:p text:style-name="P44" loext:marker-style-name="T11"><text:span text:style-name="T11">Extensions in their current form are quite primitive. <text:s/>I provide the documentation here for the curious, but I recommend not using them. <text:s/>It would be easier to download the free version of MSVC++, make the code changes to the source, and recompile.</text:span><text:span text:style-name="T11"/></text:p>
        <text:p text:style-name="P37" loext:marker-style-name="T13"/>
        <text:p text:style-name="P27" loext:marker-style-name="T11"><text:span text:style-name="T21">What Are Extensions Good For?</text:span><text:span text:style-name="T11"> </text:span></text:p>
        <text:p text:style-name="P44" loext:marker-style-name="T11"><text:span text:style-name="T11">The best advantage offered by Extensions is to provide a way to execute code on end tags. <text:s/>Possible uses include writing unsupported pointers, table switching inside the middle of text, and access to the internal script buffer. <text:s/>I highly recommend not attempting an Extension for compression (especially block-type) due to how Atlas flushes script to file before every Atlas command. <text:s/>You would need to reprogram the Atlas execution engine to make compression work smoothly: keep a text buffer in memory until JMP is reached (or flushed manually) and keep track internally of where the text position would be if it were written to file to keep Atlas pointer commands from breaking.</text:span><text:span text:style-name="T11"/></text:p>
        <text:p text:style-name="P44" loext:marker-style-name="T11"><text:span text:style-name="T11">One extra use I have for extensions is for scripts with fixed-sized blocks that you can resize if need be. <text:s/>Make an extension and run it before the script is inserted to resize a segment to allow for more script space. <text:s/>This could be useful for games that use file systems like PSX.</text:span><text:span text:style-name="T11"/></text:p>
        <text:p text:style-name="P37" loext:marker-style-name="T13"/>
        <text:p text:style-name="P27" loext:marker-style-name="T11"><text:span text:style-name="T21">How to Create an Extension?</text:span><text:span text:style-name="T11"> </text:span></text:p>
        <text:p text:style-name="P44" loext:marker-style-name="T11"><text:span text:style-name="T11">First, create a blank DLL project with your compiler. <text:s/>Then #include "Atlas.h" and use the function declaration below:</text:span><text:span text:style-name="T11"/></text:p>
        <text:p text:style-name="P44" loext:marker-style-name="T11"><text:span text:style-name="T11">__declspec(dllexport) unsigned int MyFunction(AtlasContext** Context)</text:span><text:span text:style-name="T11"/></text:p>
        <text:p text:style-name="P35" loext:marker-style-name="T11"/>
        <text:p text:style-name="P44" loext:marker-style-name="T11"><text:span text:style-name="T11">Return codes:</text:span><text:span text:style-name="T11"/></text:p>
        <text:p text:style-name="P44" loext:marker-style-name="T11"><text:span text:style-name="T11">NO_ACTION: Does nothing as you’d expect.</text:span><text:span text:style-name="T11"/></text:p>
        <text:p text:style-name="P44" loext:marker-style-name="T11"><text:span text:style-name="T11">REPLACE_TEXT: Replaces Atlas’s internal script buffer with .StringTable</text:span><text:span text:style-name="T11"/></text:p>
        <text:p text:style-name="P44" loext:marker-style-name="T11"><text:span text:style-name="T11">WRITEPOINTER: Writes a pointer of .PointerSize bytes at location .PointerPosition with .PointerValue</text:span><text:span text:style-name="T11"/></text:p>
        <text:p text:style-name="P35" loext:marker-style-name="T11"/>
        <text:p text:style-name="P27" loext:marker-style-name="T11"><text:span text:style-name="T21">How to Use Your Extension?</text:span><text:span text:style-name="T11"> </text:span></text:p>
        <text:p text:style-name="P27" loext:marker-style-name="T11"><text:span text:style-name="T11"><text:tab/>Load the extension dll using EXTLOAD from an Atlas script. <text:s/>Then use EXTEXEC with the exported DLL function name to execute. <text:s/>You are currently unable to pass arguments to your extension. <text:s/>If you wish for automatic triggering of your extension via tags, then setup AUTOEXEC. <text:s/>Put your string value into the table as an end token like the following: "/&lt;extexecute&gt;". <text:s/>This will setup an end token without inserting anything into the script.</text:span><text:span text:style-name="T11"/></text:p>
        <text:p text:style-name="P36" loext:marker-style-name="T13"/>
        <text:h text:style-name="P11" text:outline-level="1" loext:marker-style-name="T10"><text:bookmark-start text:name="_Toc348795716"/><text:span text:style-name="T10">Modification Reference</text:span><text:bookmark-end text:name="_Toc348795716"/><text:span text:style-name="T10"/></text:h>
        <text:p text:style-name="No_20_Spacing"/>
        <text:p text:style-name="P27" loext:marker-style-name="T11"><text:span text:style-name="T21">Environment</text:span><text:span text:style-name="T11"> </text:span></text:p>
        <text:p text:style-name="P44" loext:marker-style-name="T11"><text:span text:style-name="T11">Atlas </text:span><text:span text:style-name="T12">is</text:span><text:span text:style-name="T11"> </text:span><text:span text:style-name="T12">currently built in</text:span><text:span text:style-name="T11"> MSVC++ 20</text:span><text:span text:style-name="T12">22</text:span><text:span text:style-name="T11"> and includes the project file. The core program has remained </text:span><text:span text:style-name="T12">largely</text:span><text:span text:style-name="T11"> the same since the initial release of VS.net, so it should compile under earlier and future versions with only minor modifications. Support is not offered to compile under other compilers.</text:span></text:p>
        <text:p text:style-name="P37" loext:marker-style-name="T13"/>
        <text:p text:style-name="P27" loext:marker-style-name="T11"><text:span text:style-name="T21">Creation of New Atlas Commands</text:span><text:span text:style-name="T11"/></text:p>
        <text:p text:style-name="P44" loext:marker-style-name="T11"><text:span text:style-name="T11">Addition of a new Atlas command involves the following steps: Adding the command and type information to the parser, adding the command to the execution core, and implementing the function’s code.</text:span><text:span text:style-name="T11"/></text:p>
        <text:p text:style-name="P44" loext:marker-style-name="T11"><text:span text:style-name="T11">AtlasTypes.h contains the information for the parser. Add a new define for the CMD, increase CommandCount, add the string (what Atlas recognizes the command by) to CommandStrings, add the type info for each parameter to Types, add the number of parameters for the command to ParamCount. If your function takes no arguments, set ParamCount to 1. You’ll be passed a P_VOID parameter. Check #BREAK() for an example of this. That’s it for the parser.</text:span></text:p>
        <text:p text:style-name="P44" loext:marker-style-name="T11"><text:span text:style-name="T11">AtlasCore.cpp contains the execution engine in the form of AtlasCore::ExecuteCommand. You’ll receive each parameter parsed (no whitespace) as a std::string. Add a case statement for the CMD you defined in AtlasTypes.h.</text:span></text:p>
        <text:p text:style-name="P44" loext:marker-style-name="T11"><text:span text:style-name="T11">Implementation of the function is up to you! <text:s/>Good luck!</text:span><text:span text:style-name="T11"/></text:p>
        <text:p text:style-name="P35" loext:marker-style-name="T11"/>
        <text:p text:style-name="P39" loext:marker-style-name="T1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scadia Code" svg:font-family="'Cascadia Code'" style:font-family-generic="modern" style:font-pitch="fixed"/>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wiss"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F" style:font-size-asian="11pt" style:language-asian="en" style:country-asian="US" style:font-name-complex="F"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F" style:font-size-asian="11pt" style:language-asian="en" style:country-asian="US" style:font-name-complex="F" style:font-size-complex="11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text-indent="0.25in" style:auto-text-indent="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165in" fo:margin-bottom="0.0555in" style:contextual-spacing="false" fo:text-indent="0in" style:auto-text-indent="false" fo:padding-left="0in" fo:padding-right="0in" fo:padding-top="0in" fo:padding-bottom="0.0138in" fo:border-left="none" fo:border-right="none" fo:border-top="none" fo:border-bottom="1.5pt solid #365f91"/>
      <style:text-properties fo:color="#365f91" loext:opacity="100%" style:font-name="Cambria" fo:font-family="Cambria"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0555in" style:contextual-spacing="false" fo:text-indent="0in" style:auto-text-indent="false" fo:padding-left="0in" fo:padding-right="0in" fo:padding-top="0in" fo:padding-bottom="0.0138in" fo:border-left="none" fo:border-right="none" fo:border-top="none" fo:border-bottom="0.99pt solid #4f81bd"/>
      <style:text-properties fo:color="#365f91" loext:opacity="10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0555in" style:contextual-spacing="false" fo:text-indent="0in" style:auto-text-indent="false"/>
      <style:text-properties fo:color="#4f81bd" loext:opacity="10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0555in" style:contextual-spacing="false" fo:text-indent="0in" style:auto-text-indent="false" fo:padding-left="0in" fo:padding-right="0in" fo:padding-top="0in" fo:padding-bottom="0.028in" fo:border-left="none" fo:border-right="none" fo:border-top="none" fo:border-bottom="0.51pt solid #b8cce4"/>
      <style:text-properties fo:color="#4f81bd" loext:opacity="100%" style:font-name="Cambria" fo:font-family="Cambria"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0555in" style:contextual-spacing="false" fo:text-indent="0in" style:auto-text-indent="false"/>
      <style:text-properties fo:color="#4f81bd"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945in" fo:margin-bottom="0.0693in" style:contextual-spacing="false" fo:text-indent="0in" style:auto-text-indent="false"/>
      <style:text-properties fo:color="#4f81bd"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222in" fo:margin-bottom="0.0693in" style:contextual-spacing="false" fo:text-indent="0in" style:auto-text-indent="false"/>
      <style:text-properties fo:color="#9bbb59" loext:opacity="100%" style:font-name="Cambria" fo:font-family="Cambria" style:font-family-generic="roman" style:font-pitch="variable" fo:font-size="10pt" fo:font-weight="bold" style:font-name-asian="F" style:font-family-generic-asian="system" style:font-pitch-asian="variable" style:font-size-asian="10pt" style:font-weight-asian="bold" style:font-name-complex="F" style:font-family-generic-complex="system" style:font-pitch-complex="variable" style:font-size-complex="10pt" style:font-weight-complex="bold">
        <loext:char-complex-color loext:theme-type="accent3" loext:color-type="theme"/>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222in" fo:margin-bottom="0.0693in" style:contextual-spacing="false" fo:text-indent="0in" style:auto-text-indent="false"/>
      <style:text-properties fo:color="#9bbb59" loext:opacity="100%" style:font-name="Cambria" fo:font-family="Cambria"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loext:char-complex-color loext:theme-type="accent3"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222in" fo:margin-bottom="0.0693in" style:contextual-spacing="false" fo:text-indent="0in" style:auto-text-indent="false"/>
      <style:text-properties fo:color="#9bbb59"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accent3" loext:color-type="theme"/>
      </style:text-properties>
    </style:style>
    <style:style style:name="No_20_Spacing" style:display-name="No Spacing" style:family="paragraph" style:parent-style-name="Standard" loext:linked-style-name="No_20_Spacing_20_Char">
      <style:paragraph-properties fo:text-indent="0in" style:auto-text-indent="false"/>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List_20_Paragraph" style:display-name="List Paragraph" style:family="paragraph" style:parent-style-name="Standard">
      <style:paragraph-properties fo:margin-left="0.5in" fo:margin-top="0in" fo:margin-bottom="0in"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caption" style:family="paragraph" style:parent-style-name="Standard" style:next-style-name="Standard">
      <style:text-properties fo:font-size="9pt" fo:font-weight="bold" style:font-size-asian="9pt" style:font-weight-asian="bold" style:font-size-complex="9pt" style:font-weight-complex="bold"/>
    </style:style>
    <style:style style:name="Title" style:family="paragraph" style:parent-style-name="Standard" style:next-style-name="Standard" loext:linked-style-name="Title_20_Char" style:class="chapter">
      <style:paragraph-properties fo:text-align="center" style:justify-single-word="false" fo:text-indent="0in" style:auto-text-indent="false" fo:padding-left="0in" fo:padding-right="0in" fo:padding-top="0.139in" fo:padding-bottom="0.2083in" fo:border="none"/>
      <style:text-properties fo:color="#243f60" loext:opacity="100%" style:font-name="Cambria" fo:font-family="Cambria" style:font-family-generic="roman" style:font-pitch="variable" fo:font-size="30pt" fo:font-style="italic" style:font-name-asian="F" style:font-family-generic-asian="system" style:font-pitch-asian="variable" style:font-size-asian="30pt" style:font-style-asian="italic" style:font-name-complex="F" style:font-family-generic-complex="system" style:font-pitch-complex="variable" style:font-size-complex="30pt" style:font-style-complex="italic">
        <loext:char-complex-color loext:theme-type="accent1" loext:color-type="theme">
          <loext:transformation loext:type="shade" loext:value="5019"/>
        </loext:char-complex-color>
      </style:text-properties>
    </style:style>
    <style:style style:name="Subtitle" style:family="paragraph" style:parent-style-name="Standard" style:next-style-name="Standard" loext:linked-style-name="Subtitle_20_Char" style:class="chapter">
      <style:paragraph-properties fo:margin-top="0.139in" fo:margin-bottom="0.6252in" style:contextual-spacing="false" fo:text-align="end" style:justify-single-word="false" fo:text-indent="0in" style:auto-text-indent="false"/>
      <style:text-properties fo:font-size="12pt" fo:font-style="italic" style:font-size-asian="12pt" style:font-style-asian="italic" style:font-size-complex="12pt" style:font-style-complex="italic"/>
    </style:style>
    <style:style style:name="Quote" style:family="paragraph" style:parent-style-name="Standard" style:next-style-name="Standard" loext:linked-style-name="Quote_20_Char">
      <style:text-properties fo:color="#5a5a5a"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loext:graphic-properties draw:fill="solid" draw:fill-color="#4f81bd"/>
      <style:paragraph-properties fo:margin-left="1in" fo:margin-right="1in" fo:margin-top="0.222in" fo:margin-bottom="0.222in" style:contextual-spacing="false" fo:line-height="125%" fo:background-color="#4f81bd" fo:padding-left="0.0555in" fo:padding-right="0.0555in" fo:padding-top="0.139in" fo:padding-bottom="0.139in" fo:border-left="4.51pt solid #4f81bd" fo:border-right="4.51pt solid #4f81bd" fo:border-top="1.5pt solid #b8cce4" fo:border-bottom="3pt solid #9bbb59" style:shadow="none"/>
      <style:text-properties fo:color="#ffffff" loext:opacity="100%" style:font-name="Cambria" fo:font-family="Cambria"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light1" loext:color-type="theme"/>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Document_20_Map_20__28_WW_29_" style:display-name="Document Map (WW)" style:family="paragraph" style:parent-style-name="Standard" loext:linked-style-name="Document_20_Map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next-style-name="Standard"/>
    <style:style style:name="Block_20_Text" style:display-name="Block Text" style:family="paragraph" style:parent-style-name="Standard">
      <style:paragraph-properties fo:margin-left="0.8in" fo:margin-right="0.8in" fo:padding="0.139in" fo:border="0.26pt solid #4f81bd" style:shadow="#000000 0.0035in 0.0035in"/>
      <style:text-properties fo:color="#4f81bd" loext:opacity="100%" fo:font-style="italic" style:font-style-asian="italic" style:font-style-complex="italic">
        <loext:char-complex-color loext:theme-type="accent1" loext:color-type="theme"/>
      </style:text-properties>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First_20_line_20_indent" style:display-name="First line indent" style:family="paragraph" style:parent-style-name="Text_20_body" loext:linked-style-name="Body_20_Text_20_First_20_Indent_20_Char" style:class="text">
      <style:paragraph-properties fo:margin-top="0in" fo:margin-bottom="0in" style:contextual-spacing="false"/>
    </style:style>
    <style:style style:name="Text_20_body_20_indent" style:display-name="Text body indent" style:family="paragraph" style:parent-style-name="Standard" loext:linked-style-name="Body_20_Text_20_Indent_20_Char" style:class="text">
      <style:paragraph-properties fo:margin-left="0.25in" fo:margin-top="0in" fo:margin-bottom="0.0835in" style:contextual-spacing="false"/>
    </style:style>
    <style:style style:name="Body_20_Text_20_First_20_Indent_20_2" style:display-name="Body Text First Indent 2" style:family="paragraph" style:parent-style-name="Text_20_body_20_indent" loext:linked-style-name="Body_20_Text_20_First_20_Indent_20_2_20_Char">
      <style:paragraph-properties fo:margin-top="0in" fo:margin-bottom="0in" style:contextual-spacing="false"/>
    </style:style>
    <style:style style:name="Body_20_Text_20_Indent_20_2" style:display-name="Body Text Indent 2" style:family="paragraph" style:parent-style-name="Standard" loext:linked-style-name="Body_20_Text_20_Indent_20_2_20_Char">
      <style:paragraph-properties fo:margin-left="0.25in" fo:margin-top="0in" fo:margin-bottom="0.0835in" style:contextual-spacing="false" fo:line-height="200%"/>
    </style:style>
    <style:style style:name="Body_20_Text_20_Indent_20_3" style:display-name="Body Text Indent 3" style:family="paragraph" style:parent-style-name="Standard" loext:linked-style-name="Body_20_Text_20_Indent_20_3_20_Char">
      <style:paragraph-properties fo:margin-left="0.25in" fo:margin-top="0in" fo:margin-bottom="0.0835in" style:contextual-spacing="false"/>
      <style:text-properties fo:font-size="8pt" style:font-size-asian="8pt" style:font-size-complex="8pt"/>
    </style:style>
    <style:style style:name="Appendix" style:family="paragraph" style:parent-style-name="Standard" loext:linked-style-name="Closing_20_Char" style:class="chapter">
      <style:paragraph-properties fo:margin-left="3in"/>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ate" style:family="paragraph" style:parent-style-name="Standard" style:next-style-name="Standard" loext:linked-style-name="Date_20_Char"/>
    <style:style style:name="E-mail_20_Signature" style:display-name="E-mail Signature" style:family="paragraph" style:parent-style-name="Standard" loext:linked-style-name="E-mail_20_Signature_20_Char"/>
    <style:style style:name="Endnote" style:family="paragraph" style:parent-style-name="Standard" loext:linked-style-name="Endnote_20_Text_20_Char" style:class="extra">
      <style:text-properties fo:font-size="10pt" style:font-size-asian="10pt" style:font-size-complex="10pt"/>
    </style:style>
    <style:style style:name="envelope_20_address" style:display-name="envelope address" style:family="paragraph" style:parent-style-name="Standard">
      <style:paragraph-properties fo:margin-left="2in"/>
      <style:text-properties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nvelope_20_return" style:display-name="envelope return" style:family="paragraph" style:parent-style-name="Standard">
      <style:text-properties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Footnote" style:family="paragraph" style:parent-style-name="Standard" loext:linked-style-name="Footnote_20_Text_20_Char" style:class="extra">
      <style:text-properties fo:font-size="10pt" style:font-size-asian="10pt" style:font-size-complex="10pt"/>
    </style:style>
    <style:style style:name="HTML_20_Address" style:display-name="HTML Address" style:family="paragraph" style:parent-style-name="Standard" loext:linked-style-name="HTML_20_Address_20_Char">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text-properties style:font-name="Consolas" fo:font-family="Consolas" style:font-family-generic="roman" style:font-pitch="variable" fo:font-size="10pt" style:font-size-asian="10pt" style:font-size-complex="10pt"/>
    </style:style>
    <style:style style:name="index_20_1" style:display-name="index 1" style:family="paragraph" style:parent-style-name="Standard" style:next-style-name="Standard" style:auto-update="true">
      <style:paragraph-properties fo:margin-left="0.1528in" fo:text-indent="-0.1528in" style:auto-text-indent="false"/>
    </style:style>
    <style:style style:name="index_20_2" style:display-name="index 2" style:family="paragraph" style:parent-style-name="Standard" style:next-style-name="Standard" style:auto-update="true">
      <style:paragraph-properties fo:margin-left="0.3055in" fo:text-indent="-0.1528in" style:auto-text-indent="false"/>
    </style:style>
    <style:style style:name="index_20_3" style:display-name="index 3" style:family="paragraph" style:parent-style-name="Standard" style:next-style-name="Standard" style:auto-update="true">
      <style:paragraph-properties fo:margin-left="0.4583in" fo:text-indent="-0.1528in" style:auto-text-indent="false"/>
    </style:style>
    <style:style style:name="index_20_4" style:display-name="index 4" style:family="paragraph" style:parent-style-name="Standard" style:next-style-name="Standard" style:auto-update="true">
      <style:paragraph-properties fo:margin-left="0.611in" fo:text-indent="-0.1528in" style:auto-text-indent="false"/>
    </style:style>
    <style:style style:name="index_20_5" style:display-name="index 5" style:family="paragraph" style:parent-style-name="Standard" style:next-style-name="Standard" style:auto-update="true">
      <style:paragraph-properties fo:margin-left="0.7638in" fo:text-indent="-0.1528in" style:auto-text-indent="false"/>
    </style:style>
    <style:style style:name="index_20_6" style:display-name="index 6" style:family="paragraph" style:parent-style-name="Standard" style:next-style-name="Standard" style:auto-update="true">
      <style:paragraph-properties fo:margin-left="0.9165in" fo:text-indent="-0.1528in" style:auto-text-indent="false"/>
    </style:style>
    <style:style style:name="index_20_7" style:display-name="index 7" style:family="paragraph" style:parent-style-name="Standard" style:next-style-name="Standard" style:auto-update="true">
      <style:paragraph-properties fo:margin-left="1.0693in" fo:text-indent="-0.1528in" style:auto-text-indent="false"/>
    </style:style>
    <style:style style:name="index_20_8" style:display-name="index 8" style:family="paragraph" style:parent-style-name="Standard" style:next-style-name="Standard" style:auto-update="true">
      <style:paragraph-properties fo:margin-left="1.222in" fo:text-indent="-0.1528in" style:auto-text-indent="false"/>
    </style:style>
    <style:style style:name="index_20_9" style:display-name="index 9" style:family="paragraph" style:parent-style-name="Standard" style:next-style-name="Standard" style:auto-update="true">
      <style:paragraph-properties fo:margin-left="1.3752in" fo:text-indent="-0.1528in" style:auto-text-indent="false"/>
    </style:style>
    <style:style style:name="index_20_heading" style:display-name="index heading" style:family="paragraph" style:parent-style-name="Standard" style:next-style-name="index_20_1">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_20_2_20__28_WW_29_" style:display-name="List 2 (WW)" style:family="paragraph" style:parent-style-name="Standard">
      <style:paragraph-properties fo:margin-left="0.5in" fo:margin-top="0in" fo:margin-bottom="0in" style:contextual-spacing="true" fo:text-indent="-0.25in" style:auto-text-indent="false"/>
    </style:style>
    <style:style style:name="List_20_3_20__28_WW_29_" style:display-name="List 3 (WW)" style:family="paragraph" style:parent-style-name="Standard">
      <style:paragraph-properties fo:margin-left="0.75in" fo:margin-top="0in" fo:margin-bottom="0in" style:contextual-spacing="true" fo:text-indent="-0.25in" style:auto-text-indent="false"/>
    </style:style>
    <style:style style:name="List_20_4_20__28_WW_29_" style:display-name="List 4 (WW)" style:family="paragraph" style:parent-style-name="Standard">
      <style:paragraph-properties fo:margin-left="1in" fo:margin-top="0in" fo:margin-bottom="0in" style:contextual-spacing="true" fo:text-indent="-0.25in" style:auto-text-indent="false"/>
    </style:style>
    <style:style style:name="List_20_5_20__28_WW_29_" style:display-name="List 5 (WW)" style:family="paragraph" style:parent-style-name="Standard">
      <style:paragraph-properties fo:margin-left="1.25in" fo:margin-top="0in" fo:margin-bottom="0in" style:contextual-spacing="true" fo:text-indent="-0.25in" style:auto-text-indent="false"/>
    </style:style>
    <style:style style:name="List_20_1" style:display-name="List 1" style:family="paragraph" style:parent-style-name="Standard" style:list-style-name="WWNum4" style:class="list">
      <style:paragraph-properties fo:margin-top="0in" fo:margin-bottom="0in" style:contextual-spacing="true"/>
    </style:style>
    <style:style style:name="List_20_2" style:display-name="List 2" style:family="paragraph" style:parent-style-name="Standard" style:list-style-name="WWNum5" style:class="list">
      <style:paragraph-properties fo:margin-top="0in" fo:margin-bottom="0in" style:contextual-spacing="true"/>
    </style:style>
    <style:style style:name="List_20_3" style:display-name="List 3" style:family="paragraph" style:parent-style-name="Standard" style:list-style-name="WWNum6" style:class="list">
      <style:paragraph-properties fo:margin-top="0in" fo:margin-bottom="0in" style:contextual-spacing="true"/>
    </style:style>
    <style:style style:name="List_20_4" style:display-name="List 4" style:family="paragraph" style:parent-style-name="Standard" style:list-style-name="WWNum7" style:class="list">
      <style:paragraph-properties fo:margin-top="0in" fo:margin-bottom="0in" style:contextual-spacing="true"/>
    </style:style>
    <style:style style:name="List_20_5" style:display-name="List 5" style:family="paragraph" style:parent-style-name="Standard" style:list-style-name="WWNum8" style:class="list">
      <style:paragraph-properties fo:margin-top="0in" fo:margin-bottom="0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List_20_4_20_Cont." style:display-name="List 4 Cont." style:family="paragraph" style:parent-style-name="Standard" style:class="list">
      <style:paragraph-properties fo:margin-left="1in" fo:margin-top="0in" fo:margin-bottom="0.0835in" style:contextual-spacing="true"/>
    </style:style>
    <style:style style:name="List_20_5_20_Cont." style:display-name="List 5 Cont." style:family="paragraph" style:parent-style-name="Standard" style:class="list">
      <style:paragraph-properties fo:margin-left="1.25in" fo:margin-top="0in" fo:margin-bottom="0.0835in" style:contextual-spacing="true"/>
    </style:style>
    <style:style style:name="Numbering_20_1" style:display-name="Numbering 1" style:family="paragraph" style:parent-style-name="Standard" style:list-style-name="WWNum9" style:class="list">
      <style:paragraph-properties fo:margin-top="0in" fo:margin-bottom="0in" style:contextual-spacing="true"/>
    </style:style>
    <style:style style:name="Numbering_20_2" style:display-name="Numbering 2" style:family="paragraph" style:parent-style-name="Standard" style:list-style-name="WWNum10" style:class="list">
      <style:paragraph-properties fo:margin-top="0in" fo:margin-bottom="0in" style:contextual-spacing="true"/>
    </style:style>
    <style:style style:name="Numbering_20_3" style:display-name="Numbering 3" style:family="paragraph" style:parent-style-name="Standard" style:list-style-name="WWNum11" style:class="list">
      <style:paragraph-properties fo:margin-top="0in" fo:margin-bottom="0in" style:contextual-spacing="true"/>
    </style:style>
    <style:style style:name="Numbering_20_4" style:display-name="Numbering 4" style:family="paragraph" style:parent-style-name="Standard" style:list-style-name="WWNum12" style:class="list">
      <style:paragraph-properties fo:margin-top="0in" fo:margin-bottom="0in" style:contextual-spacing="true"/>
    </style:style>
    <style:style style:name="Numbering_20_5" style:display-name="Numbering 5" style:family="paragraph" style:parent-style-name="Standard" style:list-style-name="WWNum13" style:class="list">
      <style:paragraph-properties fo:margin-top="0in" fo:margin-bottom="0in" style:contextual-spacing="true"/>
    </style:style>
    <style:style style:name="macro" style:family="paragraph" loext:linked-style-name="Macro_20_Text_20_Char">
      <style:paragraph-properties fo:margin-top="0in" fo:margin-bottom="0in" style:contextual-spacing="false" fo:text-align="start" style:justify-single-word="false" fo:orphans="2" fo:widows="2" fo:text-indent="0.25in" style:auto-text-indent="fals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font-size-asian="10pt" style:font-size-complex="10pt"/>
    </style:style>
    <style:style style:name="Message_20_Header" style:display-name="Message Header" style:family="paragraph" style:parent-style-name="Standard" loext:linked-style-name="Message_20_Header_20_Char">
      <loext:graphic-properties draw:fill="solid" draw:fill-color="#cccccc"/>
      <style:paragraph-properties fo:margin-left="0.75in" fo:text-indent="-0.75in" style:auto-text-indent="false" fo:background-color="#cccccc" fo:padding="0.0138in" fo:border="0.74pt solid #000000" style:shadow="none"/>
      <style:text-properties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paragraph-properties fo:margin-left="0.5in"/>
    </style:style>
    <style:style style:name="Note_20_Heading" style:display-name="Note Heading" style:family="paragraph" style:parent-style-name="Standard" style:next-style-name="Standard" loext:linked-style-name="Note_20_Heading_20_Char"/>
    <style:style style:name="Plain_20_Text" style:display-name="Plain Text" style:family="paragraph" style:parent-style-name="Standard" loext:linked-style-name="Plain_20_Text_20_Char">
      <style:text-properties style:font-name="Consolas" fo:font-family="Consolas" style:font-family-generic="roman" style:font-pitch="variable" fo:font-size="10.5pt" style:font-size-asian="10.5pt" style:font-size-complex="10.5pt"/>
    </style:style>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3in"/>
    </style:style>
    <style:style style:name="table_20_of_20_authorities" style:display-name="table of authorities" style:family="paragraph" style:parent-style-name="Standard" style:next-style-name="Standard">
      <style:paragraph-properties fo:margin-left="0.1528in" fo:text-indent="-0.1528in" style:auto-text-indent="false"/>
    </style:style>
    <style:style style:name="Figure_20_Index_20_1" style:display-name="Figure Index 1" style:family="paragraph" style:parent-style-name="Standard" style:next-style-name="Standard" style:class="index"/>
    <style:style style:name="toa_20_heading" style:display-name="toa heading" style:family="paragraph" style:parent-style-name="Standard" style:next-style-name="Standard">
      <style:paragraph-properties fo:margin-top="0.0835in" fo:margin-bottom="0in" style:contextual-spacing="false"/>
      <style:text-properties style:font-name="Cambria" fo:font-family="Cambria"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055in" fo:margin-top="0in" fo:margin-bottom="0.0693in" style:contextual-spacing="false"/>
    </style:style>
    <style:style style:name="Contents_20_4" style:display-name="Contents 4" style:family="paragraph" style:parent-style-name="Standard" style:next-style-name="Standard" style:auto-update="true" style:class="index">
      <style:paragraph-properties fo:margin-left="0.4583in" fo:margin-top="0in" fo:margin-bottom="0.0693in" style:contextual-spacing="false"/>
    </style:style>
    <style:style style:name="Contents_20_5" style:display-name="Contents 5" style:family="paragraph" style:parent-style-name="Standard" style:next-style-name="Standard" style:auto-update="true" style:class="index">
      <style:paragraph-properties fo:margin-left="0.611in" fo:margin-top="0in" fo:margin-bottom="0.0693in" style:contextual-spacing="false"/>
    </style:style>
    <style:style style:name="Contents_20_6" style:display-name="Contents 6" style:family="paragraph" style:parent-style-name="Standard" style:next-style-name="Standard" style:auto-update="true" style:class="index">
      <style:paragraph-properties fo:margin-left="0.7638in" fo:margin-top="0in" fo:margin-bottom="0.0693in" style:contextual-spacing="false"/>
    </style:style>
    <style:style style:name="Contents_20_7" style:display-name="Contents 7" style:family="paragraph" style:parent-style-name="Standard" style:next-style-name="Standard" style:auto-update="true" style:class="index">
      <style:paragraph-properties fo:margin-left="0.9165in" fo:margin-top="0in" fo:margin-bottom="0.0693in" style:contextual-spacing="false"/>
    </style:style>
    <style:style style:name="Contents_20_8" style:display-name="Contents 8" style:family="paragraph" style:parent-style-name="Standard" style:next-style-name="Standard" style:auto-update="true" style:class="index">
      <style:paragraph-properties fo:margin-left="1.0693in" fo:margin-top="0in" fo:margin-bottom="0.0693in" style:contextual-spacing="false"/>
    </style:style>
    <style:style style:name="Contents_20_9" style:display-name="Contents 9" style:family="paragraph" style:parent-style-name="Standard" style:next-style-name="Standard" style:auto-update="true" style:class="index">
      <style:paragraph-properties fo:margin-left="1.222in" fo:margin-top="0in" fo:margin-bottom="0.0693in" style:contextual-spacing="false"/>
    </style:style>
    <style:style style:name="Default_20_Paragraph_20_Font_20__28_WW_29_" style:display-name="Default Paragraph Font (WW)" style:family="text"/>
    <style:style style:name="No_20_Spacing_20_Char" style:display-name="No Spacing Char" style:family="text" style:parent-style-name="Default_20_Paragraph_20_Font_20__28_WW_29_" loext:linked-style-name="No_20_Spacing"/>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_20__28_WW_29_" loext:linked-style-name="Heading_20_1">
      <style:text-properties fo:color="#365f91" loext:opacity="100%" style:font-name="Cambria" fo:font-family="Cambria"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Heading_20_2_20_Char" style:display-name="Heading 2 Char" style:family="text" style:parent-style-name="Default_20_Paragraph_20_Font_20__28_WW_29_" loext:linked-style-name="Heading_20_2">
      <style:text-properties fo:color="#365f91" loext:opacity="10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mbria" fo:font-family="Cambria"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4f81bd"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Heading_20_6_20_Char" style:display-name="Heading 6 Char" style:family="text" style:parent-style-name="Default_20_Paragraph_20_Font_20__28_WW_29_" loext:linked-style-name="Heading_20_6">
      <style:text-properties fo:color="#4f81bd"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style:text-properties>
    </style:style>
    <style:style style:name="Heading_20_7_20_Char" style:display-name="Heading 7 Char" style:family="text" style:parent-style-name="Default_20_Paragraph_20_Font_20__28_WW_29_" loext:linked-style-name="Heading_20_7">
      <style:text-properties fo:color="#9bbb59" loext:opacity="100%" style:font-name="Cambria" fo:font-family="Cambria" style:font-family-generic="roman" style:font-pitch="variable" fo:font-size="10pt" fo:font-weight="bold" style:font-name-asian="F" style:font-family-generic-asian="system" style:font-pitch-asian="variable" style:font-size-asian="10pt" style:font-weight-asian="bold" style:font-name-complex="F" style:font-family-generic-complex="system" style:font-pitch-complex="variable" style:font-size-complex="10pt" style:font-weight-complex="bold">
        <loext:char-complex-color loext:theme-type="accent3" loext:color-type="theme"/>
      </style:text-properties>
    </style:style>
    <style:style style:name="Heading_20_8_20_Char" style:display-name="Heading 8 Char" style:family="text" style:parent-style-name="Default_20_Paragraph_20_Font_20__28_WW_29_" loext:linked-style-name="Heading_20_8">
      <style:text-properties fo:color="#9bbb59" loext:opacity="100%" style:font-name="Cambria" fo:font-family="Cambria"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loext:char-complex-color loext:theme-type="accent3" loext:color-type="theme"/>
      </style:text-properties>
    </style:style>
    <style:style style:name="Heading_20_9_20_Char" style:display-name="Heading 9 Char" style:family="text" style:parent-style-name="Default_20_Paragraph_20_Font_20__28_WW_29_" loext:linked-style-name="Heading_20_9">
      <style:text-properties fo:color="#9bbb59"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accent3" loext:color-type="theme"/>
      </style:text-properties>
    </style:style>
    <style:style style:name="Title_20_Char" style:display-name="Title Char" style:family="text" style:parent-style-name="Default_20_Paragraph_20_Font_20__28_WW_29_" loext:linked-style-name="Title">
      <style:text-properties fo:color="#243f60" loext:opacity="100%" style:font-name="Cambria" fo:font-family="Cambria" style:font-family-generic="roman" style:font-pitch="variable" fo:font-size="30pt" fo:font-style="italic" style:font-name-asian="F" style:font-family-generic-asian="system" style:font-pitch-asian="variable" style:font-size-asian="30pt" style:font-style-asian="italic" style:font-name-complex="F" style:font-family-generic-complex="system" style:font-pitch-complex="variable" style:font-size-complex="30pt" style:font-style-complex="italic">
        <loext:char-complex-color loext:theme-type="accent1" loext:color-type="theme">
          <loext:transformation loext:type="shade" loext:value="5019"/>
        </loext:char-complex-color>
      </style:text-properties>
    </style:style>
    <style:style style:name="Subtitle_20_Char" style:display-name="Subtitle Char" style:family="text" style:parent-style-name="Default_20_Paragraph_20_Font_20__28_WW_29_" loext:linked-style-name="Subtitle">
      <style:text-properties style:font-name="Calibri" fo:font-family="Calibri" style:font-family-generic="roman" style:font-pitch="variable" fo:font-size="12pt" fo:font-style="italic" style:font-size-asian="12pt" style:font-style-asian="italic" style:font-size-complex="12pt" style:font-style-complex="italic"/>
    </style:style>
    <style:style style:name="Strong_20_Emphasis" style:display-name="Strong Emphasis" style:family="text" style:parent-style-name="Default_20_Paragraph_20_Font_20__28_WW_29_">
      <style:text-properties fo:letter-spacing="normal" fo:font-weight="bold" style:font-weight-asian="bold" style:font-weight-complex="bold"/>
    </style:style>
    <style:style style:name="Emphasis" style:family="text">
      <style:text-properties fo:color="#5a5a5a" loext:opacity="100%" fo:font-style="italic" fo:font-weight="bold" style:font-style-asian="italic" style:font-weight-asian="bold" style:font-style-complex="italic" style:font-weight-complex="bold">
        <loext:char-complex-color loext:theme-type="dark1" loext:color-type="theme">
          <loext:transformation loext:type="tint" loext:value="3529"/>
        </loext:char-complex-color>
      </style:text-properties>
    </style:style>
    <style:style style:name="Quote_20_Char" style:display-name="Quote Char" style:family="text" style:parent-style-name="Default_20_Paragraph_20_Font_20__28_WW_29_" loext:linked-style-name="Quote">
      <style:text-properties fo:color="#5a5a5a"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_20__28_WW_29_" loext:linked-style-name="Intense_20_Quote">
      <style:text-properties fo:color="#ffffff" loext:opacity="100%" style:font-name="Cambria" fo:font-family="Cambria" style:font-family-generic="roman" style:font-pitch="variable" fo:font-size="12pt" fo:font-style="italic" fo:background-color="#4f81bd"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light1" loext:color-type="theme"/>
      </style:text-properties>
    </style:style>
    <style:style style:name="Subtle_20_Emphasis" style:display-name="Subtle Emphasis" style:family="text">
      <style:text-properties fo:color="#5a5a5a" loext:opacity="100%" fo:font-style="italic" style:font-style-asian="italic" style:font-style-complex="italic">
        <loext:char-complex-color loext:theme-type="dark1" loext:color-type="theme">
          <loext:transformation loext:type="tint" loext:value="3529"/>
        </loext:char-complex-color>
      </style:text-properties>
    </style:style>
    <style:style style:name="Intense_20_Emphasis" style:display-name="Intense Emphasis" style:family="text">
      <style:text-properties fo:color="#4f81bd" loext:opacity="100%" fo:font-size="11pt" fo:font-style="italic" fo:font-weight="bold" style:font-size-asian="11pt" style:font-style-asian="italic" style:font-weight-asian="bold" style:font-size-complex="11pt" style:font-style-complex="italic" style:font-weight-complex="bold">
        <loext:char-complex-color loext:theme-type="accent1" loext:color-type="theme"/>
      </style:text-properties>
    </style:style>
    <style:style style:name="Subtle_20_Reference" style:display-name="Subtle Reference" style:family="text">
      <style:text-properties style:use-window-font-color="true" loext:opacity="0%" style:text-underline-style="solid" style:text-underline-width="auto" style:text-underline-color="#9bbb59"/>
    </style:style>
    <style:style style:name="Intense_20_Reference" style:display-name="Intense Reference" style:family="text" style:parent-style-name="Default_20_Paragraph_20_Font_20__28_WW_29_">
      <style:text-properties fo:color="#76923c" loext:opacity="100%" style:text-underline-style="solid" style:text-underline-width="auto" style:text-underline-color="#9bbb59" fo:font-weight="bold" style:font-weight-asian="bold" style:font-weight-complex="bold">
        <loext:char-complex-color loext:theme-type="accent3" loext:color-type="theme">
          <loext:transformation loext:type="shade" loext:value="2509"/>
        </loext:char-complex-color>
      </style:text-properties>
    </style:style>
    <style:style style:name="Book_20_Title" style:display-name="Book Title" style:family="text" style:parent-style-name="Default_20_Paragraph_20_Font_20__28_WW_29_">
      <style:text-properties style:use-window-font-color="true" loext:opacity="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_20__28_WW_29_"/>
    <style:style style:name="Body_20_Text_20_First_20_Indent_20_2_20_Char" style:display-name="Body Text First Indent 2 Char" style:family="text" style:parent-style-name="Body_20_Text_20_Indent_20_Char" loext:linked-style-name="Body_20_Text_20_First_20_Indent_20_2"/>
    <style:style style:name="Body_20_Text_20_Indent_20_2_20_Char" style:display-name="Body Text Indent 2 Char" style:family="text" style:parent-style-name="Default_20_Paragraph_20_Font_20__28_WW_29_" loext:linked-style-name="Body_20_Text_20_Indent_20_2"/>
    <style:style style:name="Body_20_Text_20_Indent_20_3_20_Char" style:display-name="Body Text Indent 3 Char" style:family="text" style:parent-style-name="Default_20_Paragraph_20_Font_20__28_WW_29_" loext:linked-style-name="Body_20_Text_20_Indent_20_3">
      <style:text-properties fo:font-size="8pt" style:font-size-asian="8pt" style:font-size-complex="8pt"/>
    </style:style>
    <style:style style:name="Closing_20_Char" style:display-name="Closing Char" style:family="text" style:parent-style-name="Default_20_Paragraph_20_Font_20__28_WW_29_" loext:linked-style-name="Appendix"/>
    <style:style style:name="Comment_20_Text_20_Char" style:display-name="Comment Text Char" style:family="text" style:parent-style-name="Default_20_Paragraph_20_Font_20__28_WW_29_"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Date_20_Char" style:display-name="Date Char" style:family="text" style:parent-style-name="Default_20_Paragraph_20_Font_20__28_WW_29_" loext:linked-style-name="Date"/>
    <style:style style:name="E-mail_20_Signature_20_Char" style:display-name="E-mail Signature Char" style:family="text" style:parent-style-name="Default_20_Paragraph_20_Font_20__28_WW_29_" loext:linked-style-name="E-mail_20_Signature"/>
    <style:style style:name="Endnote_20_Text_20_Char" style:display-name="Endnote Text Char" style:family="text" style:parent-style-name="Default_20_Paragraph_20_Font_20__28_WW_29_" loext:linked-style-name="Endnote">
      <style:text-properties fo:font-size="10pt" style:font-size-asian="10pt" style:font-size-complex="10pt"/>
    </style:style>
    <style:style style:name="Footnote_20_Text_20_Char" style:display-name="Footnote Text Char" style:family="text" style:parent-style-name="Default_20_Paragraph_20_Font_20__28_WW_29_" loext:linked-style-name="Footnote">
      <style:text-properties fo:font-size="10pt" style:font-size-asian="10pt" style:font-size-complex="10pt"/>
    </style:style>
    <style:style style:name="HTML_20_Address_20_Char" style:display-name="HTML Address Char" style:family="text" style:parent-style-name="Default_20_Paragraph_20_Font_20__28_WW_29_" loext:linked-style-name="HTML_20_Address">
      <style:text-properties fo:font-style="italic" style:font-style-asian="italic" style:font-style-complex="italic"/>
    </style:style>
    <style:style style:name="HTML_20_Preformatted_20_Char" style:display-name="HTML Preformatted Char" style:family="text" style:parent-style-name="Default_20_Paragraph_20_Font_20__28_WW_29_" loext:linked-style-name="HTML_20_Preformatted">
      <style:text-properties style:font-name="Consolas" fo:font-family="Consolas" style:font-family-generic="roman" style:font-pitch="variable" fo:font-size="10pt" style:font-size-asian="10pt" style:font-size-complex="10pt"/>
    </style:style>
    <style:style style:name="Macro_20_Text_20_Char" style:display-name="Macro Text Char" style:family="text" style:parent-style-name="Default_20_Paragraph_20_Font_20__28_WW_29_" loext:linked-style-name="macro">
      <style:text-properties style:font-name="Consolas" fo:font-family="Consolas" style:font-family-generic="roman" style:font-pitch="variable" fo:font-size="10pt" style:font-size-asian="10pt" style:font-size-complex="10pt"/>
    </style:style>
    <style:style style:name="Message_20_Header_20_Char" style:display-name="Message Header Char" style:family="text" style:parent-style-name="Default_20_Paragraph_20_Font_20__28_WW_29_" loext:linked-style-name="Message_20_Header">
      <style:text-properties style:font-name="Cambria" fo:font-family="Cambria" style:font-family-generic="roman" style:font-pitch="variable" fo:font-size="12pt" fo:background-color="#cccccc" style:font-name-asian="F" style:font-family-generic-asian="system" style:font-pitch-asian="variable" style:font-size-asian="12pt" style:font-name-complex="F" style:font-family-generic-complex="system" style:font-pitch-complex="variable" style:font-size-complex="12pt"/>
    </style:style>
    <style:style style:name="Note_20_Heading_20_Char" style:display-name="Note Heading Char" style:family="text" style:parent-style-name="Default_20_Paragraph_20_Font_20__28_WW_29_" loext:linked-style-name="Note_20_Heading"/>
    <style:style style:name="Plain_20_Text_20_Char" style:display-name="Plain Text Char" style:family="text" style:parent-style-name="Default_20_Paragraph_20_Font_20__28_WW_29_" loext:linked-style-name="Plain_20_Text">
      <style:text-properties style:font-name="Consolas" fo:font-family="Consolas" style:font-family-generic="roman" style:font-pitch="variable" fo:font-size="10.5pt" style:font-size-asian="10.5pt" style:font-size-complex="10.5pt"/>
    </style:style>
    <style:style style:name="Salutation_20_Char" style:display-name="Salutation Char" style:family="text" style:parent-style-name="Default_20_Paragraph_20_Font_20__28_WW_29_"/>
    <style:style style:name="Signature_20_Char" style:display-name="Signature Char" style:family="text" style:parent-style-name="Default_20_Paragraph_20_Font_20__28_WW_29_" loext:linked-style-name="Signatur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style style:name="ListLabel_20_44" style:display-name="ListLabel 44" style:family="text"/>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2.7728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3.2728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3.77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4.27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4.7728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5.27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5.77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6.2728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6.77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3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5"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36"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7"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month/>
      <number:text>/</number:text>
      <number:day/>
      <number:text>/</number:text>
      <number:year number:style="long"/>
    </number:date-style>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fo:padding-left="0in" fo:padding-right="0in" fo:padding-top="0in" fo:padding-bottom="0.0138in" fo:border-left="none" fo:border-right="none" fo:border-top="none" fo:border-bottom="0.51pt solid #d9d9d9"/>
    </style:style>
    <style:style style:name="MP2" style:family="paragraph" style:parent-style-name="Header">
      <style:paragraph-properties fo:text-align="end" style:justify-single-word="false" fo:padding-left="0in" fo:padding-right="0in" fo:padding-top="0in" fo:padding-bottom="0.0138in" fo:border-left="none" fo:border-right="none" fo:border-top="none" fo:border-bottom="0.51pt solid #d9d9d9"/>
      <style:text-properties fo:font-weight="bold" style:font-weight-asian="bold"/>
    </style:style>
    <style:style style:name="MT1" style:family="text">
      <style:text-properties fo:font-weight="bold" style:font-weight-asian="bold"/>
    </style:style>
    <style:style style:name="MT2" style:family="text">
      <style:text-properties fo:color="#7f7f7f" loext:opacity="100%" fo:letter-spacing="0.0417in">
        <loext:char-complex-color loext:theme-type="light1" loext:color-type="theme">
          <loext:transformation loext:type="shade" loext:value="5019"/>
        </loext:char-complex-color>
      </style:text-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Page</text:span> | <text:span text:style-name="MT1"><text:page-number text:select-page="current">4</text:page-number></text:span></text:p>
      </style:header>
      <style:header-first>
        <text:p text:style-name="Header"/>
      </style:header-first>
    </style:master-page>
    <style:master-page style:name="Converted1" style:page-layout-name="Mpm2" draw:style-name="Mdp1">
      <style:header>
        <text:p text:style-name="MP2" loext:marker-style-name="MT1"/>
      </style:header>
    </style:master-page>
    <style:master-page style:name="Converted2" style:page-layout-name="Mpm2" draw:style-name="Mdp1">
      <style:header>
        <text:p text:style-name="MP1" loext:marker-style-name="MT1"><text:span text:style-name="MT2">Page</text:span> | <text:span text:style-name="MT1"><text:page-number text:select-page="current">6</text:page-number></text:span></text:p>
      </style:header>
    </style:master-page>
    <style:master-page style:name="Converted3" style:page-layout-name="Mpm2" draw:style-name="Mdp1">
      <style:header>
        <text:p text:style-name="MP1" loext:marker-style-name="MT1"><text:span text:style-name="MT2">Page</text:span> | <text:span text:style-name="MT1"><text:page-number text:select-page="current">0</text:page-number></text:span></text:p>
      </style:header>
      <style:header-first>
        <text:p text:style-name="MP1" loext:marker-style-name="MT1"><text:span text:style-name="MT2">Page</text:span> | <text:span text:style-name="MT1"><text:page-number text:select-page="current">0</text:page-number></text:span></text:p>
        <text:p text:style-name="Header"/>
      </style:header-first>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Atlas Reference Guide</dc:title>
    <meta:initial-creator>Steve Monaco</meta:initial-creator>
    <meta:editing-cycles>97</meta:editing-cycles>
    <meta:print-date>2024-05-24T02:15:26.467000000</meta:print-date>
    <meta:creation-date>2009-12-06T08:54:00</meta:creation-date>
    <dc:date>2024-05-24T02:18:55.366000000</dc:date>
    <meta:editing-duration>P20DT18H4M9S</meta:editing-duration>
    <meta:generator>LibreOffice/24.2.3.2$Windows_X86_64 LibreOffice_project/433d9c2ded56988e8a90e6b2e771ee4e6a5ab2ba</meta:generator>
    <meta:printed-by>PDF files</meta:printed-by>
    <meta:document-statistic meta:table-count="0" meta:image-count="0" meta:object-count="0" meta:page-count="22" meta:paragraph-count="503" meta:word-count="4186" meta:character-count="27307" meta:non-whitespace-character-count="23384"/>
    <meta:user-defined meta:name="AppVersion">14.0000</meta:user-defined>
    <meta:user-defined meta:name="Company">Office07</meta:user-defined>
    <meta:template xlink:type="simple" xlink:actuate="onRequest" xlink:title="Normal.dotm" xlink:href=""/>
  </office:meta>
</office:document-meta>
</file>